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style>
    <style:style style:name="P59" style:family="paragraph" style:parent-style-name="Standard" style:list-style-name="L3">
      <style:paragraph-properties fo:text-align="start" style:justify-single-word="false"/>
    </style:style>
    <style:style style:name="P60" style:family="paragraph" style:parent-style-name="Standard" style:list-style-name="L5">
      <style:paragraph-properties fo:text-align="start" style:justify-single-word="false"/>
    </style:style>
    <style:style style:name="P61" style:family="paragraph" style:parent-style-name="Standard" style:list-style-name="L8">
      <style:paragraph-properties fo:text-align="start"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paragraph-properties fo:text-align="start" style:justify-single-word="false"/>
    </style:style>
    <style:style style:name="P64" style:family="paragraph" style:parent-style-name="Standard" style:list-style-name="L15">
      <style:paragraph-properties fo:text-align="start" style:justify-single-word="false"/>
    </style:style>
    <style:style style:name="P65" style:family="paragraph" style:parent-style-name="Standard" style:list-style-name="L16">
      <style:paragraph-properties fo:text-align="start" style:justify-single-word="false"/>
    </style:style>
    <style:style style:name="P66" style:family="paragraph" style:parent-style-name="Standard" style:list-style-name="L17">
      <style:paragraph-properties fo:text-align="start" style:justify-single-word="false"/>
    </style:style>
    <style:style style:name="P67" style:family="paragraph" style:parent-style-name="Standard" style:list-style-name="L22">
      <style:paragraph-properties fo:text-align="start" style:justify-single-word="false"/>
    </style:style>
    <style:style style:name="P68" style:family="paragraph" style:parent-style-name="Standard" style:list-style-name="L23">
      <style:paragraph-properties fo:text-align="start" style:justify-single-word="false"/>
    </style:style>
    <style:style style:name="P69" style:family="paragraph" style:parent-style-name="Standard" style:list-style-name="L24">
      <style:paragraph-properties fo:text-align="start" style:justify-single-word="false"/>
    </style:style>
    <style:style style:name="P70" style:family="paragraph" style:parent-style-name="Standard" style:list-style-name="L25">
      <style:paragraph-properties fo:text-align="start" style:justify-single-word="false"/>
    </style:style>
    <style:style style:name="P71" style:family="paragraph" style:parent-style-name="Standard" style:list-style-name="L26">
      <style:paragraph-properties fo:text-align="start" style:justify-single-word="false"/>
    </style:style>
    <style:style style:name="P72" style:family="paragraph" style:parent-style-name="Standard" style:list-style-name="L27">
      <style:paragraph-properties fo:text-align="start" style:justify-single-word="false"/>
    </style:style>
    <style:style style:name="P73" style:family="paragraph" style:parent-style-name="Standard" style:list-style-name="L28">
      <style:paragraph-properties fo:text-align="start" style:justify-single-word="false"/>
    </style:style>
    <style:style style:name="P74" style:family="paragraph" style:parent-style-name="Standard" style:list-style-name="L29">
      <style:paragraph-properties fo:text-align="start" style:justify-single-word="false"/>
    </style:style>
    <style:style style:name="P75" style:family="paragraph" style:parent-style-name="Standard" style:list-style-name="L30">
      <style:paragraph-properties fo:text-align="start" style:justify-single-word="false"/>
    </style:style>
    <style:style style:name="P76" style:family="paragraph" style:parent-style-name="Standard" style:list-style-name="L31">
      <style:paragraph-properties fo:text-align="start" style:justify-single-word="false"/>
    </style:style>
    <style:style style:name="P77" style:family="paragraph" style:parent-style-name="Standard" style:list-style-name="L34">
      <style:paragraph-properties fo:text-align="start" style:justify-single-word="false"/>
    </style:style>
    <style:style style:name="P78" style:family="paragraph" style:parent-style-name="Standard" style:list-style-name="L35">
      <style:paragraph-properties fo:text-align="start" style:justify-single-word="false"/>
    </style:style>
    <style:style style:name="P79" style:family="paragraph" style:parent-style-name="Standard" style:list-style-name="L36">
      <style:paragraph-properties fo:text-align="start" style:justify-single-word="false"/>
    </style:style>
    <style:style style:name="P80" style:family="paragraph" style:parent-style-name="Standard" style:list-style-name="L37">
      <style:paragraph-properties fo:text-align="start" style:justify-single-word="false"/>
    </style:style>
    <style:style style:name="P81" style:family="paragraph" style:parent-style-name="Standard" style:list-style-name="L38">
      <style:paragraph-properties fo:text-align="start" style:justify-single-word="false"/>
    </style:style>
    <style:style style:name="P82" style:family="paragraph" style:parent-style-name="Standard" style:list-style-name="L39">
      <style:paragraph-properties fo:text-align="start" style:justify-single-word="false"/>
    </style:style>
    <style:style style:name="P83" style:family="paragraph" style:parent-style-name="Standard" style:list-style-name="L40">
      <style:paragraph-properties fo:text-align="start" style:justify-single-word="false"/>
    </style:style>
    <style:style style:name="P84" style:family="paragraph" style:parent-style-name="Standard" style:list-style-name="L41">
      <style:paragraph-properties fo:text-align="start" style:justify-single-word="false"/>
    </style:style>
    <style:style style:name="P85" style:family="paragraph" style:parent-style-name="Standard" style:list-style-name="L42">
      <style:paragraph-properties fo:text-align="start" style:justify-single-word="false"/>
    </style:style>
    <style:style style:name="P86" style:family="paragraph" style:parent-style-name="Standard" style:list-style-name="L43">
      <style:paragraph-properties fo:text-align="start" style:justify-single-word="false"/>
    </style:style>
    <style:style style:name="P87" style:family="paragraph" style:parent-style-name="Standard" style:list-style-name="L44">
      <style:paragraph-properties fo:text-align="start" style:justify-single-word="false"/>
    </style:style>
    <style:style style:name="P88" style:family="paragraph" style:parent-style-name="Standard" style:list-style-name="L45">
      <style:paragraph-properties fo:text-align="start" style:justify-single-word="false"/>
    </style:style>
    <style:style style:name="P89" style:family="paragraph" style:parent-style-name="Standard" style:list-style-name="L46">
      <style:paragraph-properties fo:text-align="start" style:justify-single-word="false"/>
    </style:style>
    <style:style style:name="P90" style:family="paragraph" style:parent-style-name="Standard" style:list-style-name="L47">
      <style:paragraph-properties fo:text-align="start" style:justify-single-word="false"/>
    </style:style>
    <style:style style:name="P91" style:family="paragraph" style:parent-style-name="Standard" style:list-style-name="L48">
      <style:paragraph-properties fo:text-align="start" style:justify-single-word="false"/>
    </style:style>
    <style:style style:name="P92" style:family="paragraph" style:parent-style-name="Standard" style:list-style-name="L49">
      <style:paragraph-properties fo:text-align="start" style:justify-single-word="false"/>
    </style:style>
    <style:style style:name="P93" style:family="paragraph" style:parent-style-name="Standard" style:list-style-name="L50">
      <style:paragraph-properties fo:text-align="start" style:justify-single-word="false"/>
    </style:style>
    <style:style style:name="P94" style:family="paragraph" style:parent-style-name="Standard" style:list-style-name="L51">
      <style:paragraph-properties fo:text-align="start" style:justify-single-word="false"/>
    </style:style>
    <style:style style:name="P95" style:family="paragraph" style:parent-style-name="Standard" style:list-style-name="L52">
      <style:paragraph-properties fo:text-align="start" style:justify-single-word="false"/>
    </style:style>
    <style:style style:name="P96" style:family="paragraph" style:parent-style-name="Standard" style:list-style-name="L53">
      <style:paragraph-properties fo:text-align="start" style:justify-single-word="false"/>
    </style:style>
    <style:style style:name="P97" style:family="paragraph" style:parent-style-name="Standard" style:list-style-name="L54">
      <style:paragraph-properties fo:text-align="start" style:justify-single-word="false"/>
    </style:style>
    <style:style style:name="P98" style:family="paragraph" style:parent-style-name="Standard" style:list-style-name="L55">
      <style:paragraph-properties fo:text-align="start" style:justify-single-word="false"/>
    </style:style>
    <style:style style:name="P99" style:family="paragraph" style:parent-style-name="Standard" style:list-style-name="L56">
      <style:paragraph-properties fo:text-align="start" style:justify-single-word="false"/>
    </style:style>
    <style:style style:name="P100" style:family="paragraph" style:parent-style-name="Standard" style:list-style-name="L57">
      <style:paragraph-properties fo:text-align="start" style:justify-single-word="false"/>
    </style:style>
    <style:style style:name="P101" style:family="paragraph" style:parent-style-name="Standard" style:list-style-name="L58">
      <style:paragraph-properties fo:text-align="start" style:justify-single-word="false"/>
    </style:style>
    <style:style style:name="P102" style:family="paragraph" style:parent-style-name="Standard" style:list-style-name="L59">
      <style:paragraph-properties fo:text-align="start" style:justify-single-word="false"/>
    </style:style>
    <style:style style:name="P103" style:family="paragraph" style:parent-style-name="Standard" style:list-style-name="L60">
      <style:paragraph-properties fo:text-align="start" style:justify-single-word="false"/>
    </style:style>
    <style:style style:name="P104" style:family="paragraph" style:parent-style-name="Standard" style:list-style-name="L61">
      <style:paragraph-properties fo:text-align="start" style:justify-single-word="false"/>
    </style:style>
    <style:style style:name="P105" style:family="paragraph" style:parent-style-name="Standard" style:list-style-name="L66">
      <style:paragraph-properties fo:text-align="start" style:justify-single-word="false"/>
    </style:style>
    <style:style style:name="P106" style:family="paragraph" style:parent-style-name="Standard" style:list-style-name="L71">
      <style:paragraph-properties fo:text-align="start" style:justify-single-word="false"/>
    </style:style>
    <style:style style:name="P107" style:family="paragraph" style:parent-style-name="Standard" style:list-style-name="L72">
      <style:paragraph-properties fo:text-align="start" style:justify-single-word="false"/>
    </style:style>
    <style:style style:name="P108" style:family="paragraph" style:parent-style-name="Standard" style:list-style-name="L73">
      <style:paragraph-properties fo:text-align="start" style:justify-single-word="false"/>
    </style:style>
    <style:style style:name="P109" style:family="paragraph" style:parent-style-name="Standard" style:list-style-name="L74">
      <style:paragraph-properties fo:text-align="start" style:justify-single-word="false"/>
    </style:style>
    <style:style style:name="P110" style:family="paragraph" style:parent-style-name="Standard" style:list-style-name="L76">
      <style:paragraph-properties fo:text-align="start" style:justify-single-word="false"/>
    </style:style>
    <style:style style:name="P111" style:family="paragraph" style:parent-style-name="Standard" style:list-style-name="L77">
      <style:paragraph-properties fo:text-align="start" style:justify-single-word="false"/>
    </style:style>
    <style:style style:name="P112" style:family="paragraph" style:parent-style-name="Standard" style:list-style-name="L78">
      <style:paragraph-properties fo:text-align="start" style:justify-single-word="false"/>
    </style:style>
    <style:style style:name="P113" style:family="paragraph" style:parent-style-name="Standard" style:list-style-name="L79">
      <style:paragraph-properties fo:text-align="start" style:justify-single-word="false"/>
    </style:style>
    <style:style style:name="P114" style:family="paragraph" style:parent-style-name="Standard" style:list-style-name="L80">
      <style:paragraph-properties fo:text-align="start" style:justify-single-word="false"/>
    </style:style>
    <style:style style:name="P115" style:family="paragraph" style:parent-style-name="Standard" style:list-style-name="L81">
      <style:paragraph-properties fo:text-align="start" style:justify-single-word="false"/>
    </style:style>
    <style:style style:name="P116" style:family="paragraph" style:parent-style-name="Standard" style:list-style-name="L82">
      <style:paragraph-properties fo:text-align="start" style:justify-single-word="false"/>
    </style:style>
    <style:style style:name="P117" style:family="paragraph" style:parent-style-name="Standard" style:list-style-name="L83">
      <style:paragraph-properties fo:text-align="start" style:justify-single-word="false"/>
    </style:style>
    <style:style style:name="P118" style:family="paragraph" style:parent-style-name="Standard" style:list-style-name="L84">
      <style:paragraph-properties fo:text-align="start" style:justify-single-word="false"/>
    </style:style>
    <style:style style:name="P119" style:family="paragraph" style:parent-style-name="Standard" style:list-style-name="L85">
      <style:paragraph-properties fo:text-align="start" style:justify-single-word="false"/>
    </style:style>
    <style:style style:name="P120" style:family="paragraph" style:parent-style-name="Standard" style:list-style-name="L86">
      <style:paragraph-properties fo:text-align="start" style:justify-single-word="false"/>
    </style:style>
    <style:style style:name="P121" style:family="paragraph" style:parent-style-name="Standard" style:list-style-name="L87">
      <style:paragraph-properties fo:text-align="start" style:justify-single-word="false"/>
    </style:style>
    <style:style style:name="P122" style:family="paragraph" style:parent-style-name="Standard" style:list-style-name="L88">
      <style:paragraph-properties fo:text-align="start" style:justify-single-word="false"/>
    </style:style>
    <style:style style:name="P123" style:family="paragraph" style:parent-style-name="Standard" style:list-style-name="L89">
      <style:paragraph-properties fo:text-align="start" style:justify-single-word="false"/>
    </style:style>
    <style:style style:name="P124" style:family="paragraph" style:parent-style-name="Standard" style:list-style-name="L90">
      <style:paragraph-properties fo:text-align="start" style:justify-single-word="false"/>
    </style:style>
    <style:style style:name="P125" style:family="paragraph" style:parent-style-name="Standard" style:list-style-name="L91">
      <style:paragraph-properties fo:text-align="start" style:justify-single-word="false"/>
    </style:style>
    <style:style style:name="P126" style:family="paragraph" style:parent-style-name="Standard" style:list-style-name="L92">
      <style:paragraph-properties fo:text-align="start" style:justify-single-word="false"/>
    </style:style>
    <style:style style:name="P127" style:family="paragraph" style:parent-style-name="Standard" style:list-style-name="L93">
      <style:paragraph-properties fo:text-align="start" style:justify-single-word="false"/>
    </style:style>
    <style:style style:name="P128" style:family="paragraph" style:parent-style-name="Standard" style:list-style-name="L94">
      <style:paragraph-properties fo:text-align="start" style:justify-single-word="false"/>
    </style:style>
    <style:style style:name="P129" style:family="paragraph" style:parent-style-name="Standard" style:list-style-name="L95">
      <style:paragraph-properties fo:text-align="start" style:justify-single-word="false"/>
    </style:style>
    <style:style style:name="P130"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31"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32"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3" style:family="paragraph" style:parent-style-name="Standard" style:list-style-name="L72">
      <style:paragraph-properties fo:text-align="start" style:justify-single-word="false"/>
      <style:text-properties style:font-name="Liberation Serif1"/>
    </style:style>
    <style:style style:name="P134"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5" style:family="paragraph" style:parent-style-name="Standard" style:list-style-name="L93">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6"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7"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8" style:family="paragraph" style:parent-style-name="Standard" style:list-style-name="L76">
      <style:paragraph-properties fo:line-height="100%" fo:text-align="start" style:justify-single-word="false">
        <style:tab-stops>
          <style:tab-stop style:position="0.5in"/>
        </style:tab-stops>
      </style:paragraph-properties>
    </style:style>
    <style:style style:name="P139" style:family="paragraph" style:parent-style-name="Standard" style:list-style-name="L94"/>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4" style:family="section">
      <style:section-properties text:dont-balance-text-columns="false" style:editable="false">
        <style:columns fo:column-count="2" fo:column-gap="0in">
          <style:column style:rel-width="4986*" fo:start-indent="0in" fo:end-indent="0in"/>
          <style:column style:rel-width="4986*"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7"/>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315620667"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1060297094"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2098426640"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59"><text:span text:style-name="T1">13</text:span><text:span text:style-name="T1"><draw:frame draw:style-name="fr4"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59"><text:span text:style-name="T1">80</text:span><text:span text:style-name="T1"><draw:frame draw:style-name="fr4"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560855812"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940866835"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60"><text:span text:style-name="T1">37.4</text:span><text:span text:style-name="T3">°</text:span><text:span text:style-name="T1"> C</text:span></text:p>
          </text:list-item>
        </text:list>
      </text:section>
      <text:p text:style-name="P4"/>
      <text:section text:style-name="Sect2" text:name="Section7">
        <text:p text:style-name="P4">Worksheet 1-6</text:p>
        <text:list xml:id="list1365581557"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724575483"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1980134964"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61"><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928363935"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729675815"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2121517718"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104"><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105"><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106"><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107"><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108"><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109"><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110"><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111"><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112"><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113"><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114"><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98895879" text:style-name="L12">
          <text:list-item>
            <text:p text:style-name="P41"><draw:frame draw:style-name="fr4" draw:name="Object82" text:anchor-type="as-char" svg:width="0.1992in" svg:height="0.3929in" draw:z-index="115"><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116"><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117"><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118"><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119"><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120"><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121"><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122"><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123"><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124"><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125"><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126"><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127"><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128"><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129"><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130"><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131"><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132"><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133"><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134"><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135"><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136"><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506419512" text:style-name="L13">
          <text:list-item>
            <text:p text:style-name="P62">1</text:p>
          </text:list-item>
          <text:list-item>
            <text:p text:style-name="P62"><draw:frame draw:style-name="fr4" draw:name="Object104" text:anchor-type="as-char" svg:width="0.198in" svg:height="0.3929in" draw:z-index="137"><draw:object xlink:href="./Object 104" xlink:type="simple" xlink:show="embed" xlink:actuate="onLoad"/><draw:image xlink:href="./ObjectReplacements/Object 104" xlink:type="simple" xlink:show="embed" xlink:actuate="onLoad"/></draw:frame></text:p>
          </text:list-item>
          <text:list-item>
            <text:p text:style-name="P62"><draw:frame draw:style-name="fr4" draw:name="Object105" text:anchor-type="as-char" svg:width="0.202in" svg:height="0.3929in" draw:z-index="138"><draw:object xlink:href="./Object 105" xlink:type="simple" xlink:show="embed" xlink:actuate="onLoad"/><draw:image xlink:href="./ObjectReplacements/Object 105" xlink:type="simple" xlink:show="embed" xlink:actuate="onLoad"/></draw:frame></text:p>
          </text:list-item>
          <text:list-item>
            <text:p text:style-name="P62"><draw:frame draw:style-name="fr4" draw:name="Object106" text:anchor-type="as-char" svg:width="0.2047in" svg:height="0.3929in" draw:z-index="139"><draw:object xlink:href="./Object 106" xlink:type="simple" xlink:show="embed" xlink:actuate="onLoad"/><draw:image xlink:href="./ObjectReplacements/Object 106" xlink:type="simple" xlink:show="embed" xlink:actuate="onLoad"/></draw:frame></text:p>
          </text:list-item>
          <text:list-item>
            <text:p text:style-name="P62"><draw:frame draw:style-name="fr4" draw:name="Object107" text:anchor-type="as-char" svg:width="0.298in" svg:height="0.3929in" draw:z-index="140"><draw:object xlink:href="./Object 107" xlink:type="simple" xlink:show="embed" xlink:actuate="onLoad"/><draw:image xlink:href="./ObjectReplacements/Object 107" xlink:type="simple" xlink:show="embed" xlink:actuate="onLoad"/></draw:frame></text:p>
          </text:list-item>
          <text:list-item>
            <text:p text:style-name="P62"><draw:frame draw:style-name="fr4" draw:name="Object108" text:anchor-type="as-char" svg:width="0.202in" svg:height="0.3929in" draw:z-index="141"><draw:object xlink:href="./Object 108" xlink:type="simple" xlink:show="embed" xlink:actuate="onLoad"/><draw:image xlink:href="./ObjectReplacements/Object 108" xlink:type="simple" xlink:show="embed" xlink:actuate="onLoad"/></draw:frame></text:p>
          </text:list-item>
          <text:list-item>
            <text:p text:style-name="P62"><draw:frame draw:style-name="fr4" draw:name="Object109" text:anchor-type="as-char" svg:width="0.2791in" svg:height="0.3929in" draw:z-index="142"><draw:object xlink:href="./Object 109" xlink:type="simple" xlink:show="embed" xlink:actuate="onLoad"/><draw:image xlink:href="./ObjectReplacements/Object 109" xlink:type="simple" xlink:show="embed" xlink:actuate="onLoad"/></draw:frame></text:p>
          </text:list-item>
          <text:list-item>
            <text:p text:style-name="P62">1</text:p>
          </text:list-item>
          <text:list-item>
            <text:p text:style-name="P62"><draw:frame draw:style-name="fr4" draw:name="Object110" text:anchor-type="as-char" svg:width="0.3866in" svg:height="0.3929in" draw:z-index="143"><draw:object xlink:href="./Object 110" xlink:type="simple" xlink:show="embed" xlink:actuate="onLoad"/><draw:image xlink:href="./ObjectReplacements/Object 110" xlink:type="simple" xlink:show="embed" xlink:actuate="onLoad"/></draw:frame></text:p>
          </text:list-item>
          <text:list-item>
            <text:p text:style-name="P62">32</text:p>
          </text:list-item>
          <text:list-item>
            <text:p text:style-name="P62"><draw:frame draw:style-name="fr4" draw:name="Object111" text:anchor-type="as-char" svg:width="0.389in" svg:height="0.3929in" draw:z-index="144"><draw:object xlink:href="./Object 111" xlink:type="simple" xlink:show="embed" xlink:actuate="onLoad"/><draw:image xlink:href="./ObjectReplacements/Object 111" xlink:type="simple" xlink:show="embed" xlink:actuate="onLoad"/></draw:frame></text:p>
          </text:list-item>
          <text:list-item>
            <text:p text:style-name="P62"><draw:frame draw:style-name="fr4" draw:name="Object112" text:anchor-type="as-char" svg:width="0.2047in" svg:height="0.3929in" draw:z-index="145"><draw:object xlink:href="./Object 112" xlink:type="simple" xlink:show="embed" xlink:actuate="onLoad"/><draw:image xlink:href="./ObjectReplacements/Object 112" xlink:type="simple" xlink:show="embed" xlink:actuate="onLoad"/></draw:frame></text:p>
          </text:list-item>
          <text:list-item>
            <text:p text:style-name="P62"><draw:frame draw:style-name="fr4" draw:name="Object113" text:anchor-type="as-char" svg:width="0.3835in" svg:height="0.3929in" draw:z-index="146"><draw:object xlink:href="./Object 113" xlink:type="simple" xlink:show="embed" xlink:actuate="onLoad"/><draw:image xlink:href="./ObjectReplacements/Object 113" xlink:type="simple" xlink:show="embed" xlink:actuate="onLoad"/></draw:frame></text:p>
          </text:list-item>
          <text:list-item>
            <text:p text:style-name="P62"><draw:frame draw:style-name="fr4" draw:name="Object114" text:anchor-type="as-char" svg:width="0.3874in" svg:height="0.3929in" draw:z-index="147"><draw:object xlink:href="./Object 114" xlink:type="simple" xlink:show="embed" xlink:actuate="onLoad"/><draw:image xlink:href="./ObjectReplacements/Object 114" xlink:type="simple" xlink:show="embed" xlink:actuate="onLoad"/></draw:frame></text:p>
          </text:list-item>
          <text:list-item>
            <text:p text:style-name="P62">80 capsules</text:p>
          </text:list-item>
          <text:list-item>
            <text:p text:style-name="P62">25 syringes</text:p>
          </text:list-item>
        </text:list>
      </text:section>
      <text:p text:style-name="P4"/>
      <text:section text:style-name="Sect2" text:name="Section15">
        <text:p text:style-name="P4">Worksheet 2-6</text:p>
        <text:list xml:id="list592402696" text:style-name="L14">
          <text:list-item>
            <text:p text:style-name="P63">0.467</text:p>
          </text:list-item>
          <text:list-item>
            <text:p text:style-name="P63">0.325</text:p>
          </text:list-item>
          <text:list-item>
            <text:p text:style-name="P63">0.625</text:p>
          </text:list-item>
          <text:list-item>
            <text:p text:style-name="P63">0.867</text:p>
          </text:list-item>
          <text:list-item>
            <text:p text:style-name="P63">0.567</text:p>
          </text:list-item>
          <text:list-item>
            <text:p text:style-name="P63">0.875</text:p>
          </text:list-item>
          <text:list-item>
            <text:p text:style-name="P63">0.333</text:p>
          </text:list-item>
          <text:list-item>
            <text:p text:style-name="P63">0.68</text:p>
          </text:list-item>
          <text:list-item>
            <text:p text:style-name="P63">0.351</text:p>
          </text:list-item>
          <text:list-item>
            <text:p text:style-name="P63"><draw:frame draw:style-name="fr4" draw:name="Object123" text:anchor-type="as-char" svg:width="0.2047in" svg:height="0.3929in" draw:z-index="148"><draw:object xlink:href="./Object 123" xlink:type="simple" xlink:show="embed" xlink:actuate="onLoad"/><draw:image xlink:href="./ObjectReplacements/Object 123" xlink:type="simple" xlink:show="embed" xlink:actuate="onLoad"/></draw:frame></text:p>
          </text:list-item>
          <text:list-item>
            <text:p text:style-name="P63"><draw:frame draw:style-name="fr4" draw:name="Object124" text:anchor-type="as-char" svg:width="0.1965in" svg:height="0.3929in" draw:z-index="149"><draw:object xlink:href="./Object 124" xlink:type="simple" xlink:show="embed" xlink:actuate="onLoad"/><draw:image xlink:href="./ObjectReplacements/Object 124" xlink:type="simple" xlink:show="embed" xlink:actuate="onLoad"/></draw:frame></text:p>
          </text:list-item>
          <text:list-item>
            <text:p text:style-name="P63"><draw:frame draw:style-name="fr4" draw:name="Object125" text:anchor-type="as-char" svg:width="0.2866in" svg:height="0.3929in" draw:z-index="150"><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51"><draw:object xlink:href="./Object 126" xlink:type="simple" xlink:show="embed" xlink:actuate="onLoad"/><draw:image xlink:href="./ObjectReplacements/Object 126" xlink:type="simple" xlink:show="embed" xlink:actuate="onLoad"/></draw:frame></text:p>
          </text:list-item>
          <text:list-item>
            <text:p text:style-name="P63"><draw:frame draw:style-name="fr4" draw:name="Object127" text:anchor-type="as-char" svg:width="0.202in" svg:height="0.3929in" draw:z-index="152"><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53"><draw:object xlink:href="./Object 128" xlink:type="simple" xlink:show="embed" xlink:actuate="onLoad"/><draw:image xlink:href="./ObjectReplacements/Object 128" xlink:type="simple" xlink:show="embed" xlink:actuate="onLoad"/></draw:frame></text:p>
          </text:list-item>
          <text:list-item>
            <text:p text:style-name="P63"><draw:frame draw:style-name="fr4" draw:name="Object129" text:anchor-type="as-char" svg:width="0.3634in" svg:height="0.3929in" draw:z-index="154"><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55"><draw:object xlink:href="./Object 130" xlink:type="simple" xlink:show="embed" xlink:actuate="onLoad"/><draw:image xlink:href="./ObjectReplacements/Object 130" xlink:type="simple" xlink:show="embed" xlink:actuate="onLoad"/></draw:frame></text:p>
          </text:list-item>
          <text:list-item>
            <text:p text:style-name="P63"><draw:frame draw:style-name="fr4" draw:name="Object131" text:anchor-type="as-char" svg:width="0.1957in" svg:height="0.3929in" draw:z-index="156"><draw:object xlink:href="./Object 131" xlink:type="simple" xlink:show="embed" xlink:actuate="onLoad"/><draw:image xlink:href="./ObjectReplacements/Object 131" xlink:type="simple" xlink:show="embed" xlink:actuate="onLoad"/></draw:frame></text:p>
          </text:list-item>
          <text:list-item>
            <text:p text:style-name="P63"><draw:frame draw:style-name="fr4" draw:name="Object132" text:anchor-type="as-char" svg:width="0.2047in" svg:height="0.3929in" draw:z-index="157"><draw:object xlink:href="./Object 132" xlink:type="simple" xlink:show="embed" xlink:actuate="onLoad"/><draw:image xlink:href="./ObjectReplacements/Object 132" xlink:type="simple" xlink:show="embed" xlink:actuate="onLoad"/></draw:frame></text:p>
          </text:list-item>
          <text:list-item>
            <text:p text:style-name="P63"><draw:frame draw:style-name="fr4" draw:name="Object133" text:anchor-type="as-char" svg:width="0.2047in" svg:height="0.3929in" draw:z-index="158"><draw:object xlink:href="./Object 133" xlink:type="simple" xlink:show="embed" xlink:actuate="onLoad"/><draw:image xlink:href="./ObjectReplacements/Object 133" xlink:type="simple" xlink:show="embed" xlink:actuate="onLoad"/></draw:frame></text:p>
          </text:list-item>
          <text:list-item>
            <text:p text:style-name="P63"><draw:frame draw:style-name="fr4" draw:name="Object134" text:anchor-type="as-char" svg:width="0.1965in" svg:height="0.3929in" draw:z-index="159"><draw:object xlink:href="./Object 134" xlink:type="simple" xlink:show="embed" xlink:actuate="onLoad"/><draw:image xlink:href="./ObjectReplacements/Object 134" xlink:type="simple" xlink:show="embed" xlink:actuate="onLoad"/></draw:frame></text:p>
          </text:list-item>
          <text:list-item>
            <text:p text:style-name="P63"><draw:frame draw:style-name="fr4" draw:name="Object135" text:anchor-type="as-char" svg:width="0.2047in" svg:height="0.3929in" draw:z-index="160"><draw:object xlink:href="./Object 135" xlink:type="simple" xlink:show="embed" xlink:actuate="onLoad"/><draw:image xlink:href="./ObjectReplacements/Object 135" xlink:type="simple" xlink:show="embed" xlink:actuate="onLoad"/></draw:frame></text:p>
          </text:list-item>
          <text:list-item>
            <text:p text:style-name="P63"><draw:frame draw:style-name="fr4" draw:name="Object115" text:anchor-type="as-char" svg:width="0.198in" svg:height="0.3929in" draw:z-index="161"><draw:object xlink:href="./Object 115" xlink:type="simple" xlink:show="embed" xlink:actuate="onLoad"/><draw:image xlink:href="./ObjectReplacements/Object 115" xlink:type="simple" xlink:show="embed" xlink:actuate="onLoad"/></draw:frame></text:p>
          </text:list-item>
          <text:list-item>
            <text:p text:style-name="P63"><draw:frame draw:style-name="fr4" draw:name="Object116" text:anchor-type="as-char" svg:width="0.2047in" svg:height="0.3929in" draw:z-index="162"><draw:object xlink:href="./Object 116" xlink:type="simple" xlink:show="embed" xlink:actuate="onLoad"/><draw:image xlink:href="./ObjectReplacements/Object 116" xlink:type="simple" xlink:show="embed" xlink:actuate="onLoad"/></draw:frame></text:p>
          </text:list-item>
          <text:list-item>
            <text:p text:style-name="P63"><draw:frame draw:style-name="fr4" draw:name="Object136" text:anchor-type="as-char" svg:width="0.198in" svg:height="0.3929in" draw:z-index="163"><draw:object xlink:href="./Object 136" xlink:type="simple" xlink:show="embed" xlink:actuate="onLoad"/><draw:image xlink:href="./ObjectReplacements/Object 136" xlink:type="simple" xlink:show="embed" xlink:actuate="onLoad"/></draw:frame></text:p>
          </text:list-item>
          <text:list-item>
            <text:p text:style-name="P63"><draw:frame draw:style-name="fr4" draw:name="Object137" text:anchor-type="as-char" svg:width="0.2807in" svg:height="0.3929in" draw:z-index="164"><draw:object xlink:href="./Object 137" xlink:type="simple" xlink:show="embed" xlink:actuate="onLoad"/><draw:image xlink:href="./ObjectReplacements/Object 137" xlink:type="simple" xlink:show="embed" xlink:actuate="onLoad"/></draw:frame></text:p>
          </text:list-item>
          <text:list-item>
            <text:p text:style-name="P63"><draw:frame draw:style-name="fr4" draw:name="Object138" text:anchor-type="as-char" svg:width="0.2819in" svg:height="0.3929in" draw:z-index="165"><draw:object xlink:href="./Object 138" xlink:type="simple" xlink:show="embed" xlink:actuate="onLoad"/><draw:image xlink:href="./ObjectReplacements/Object 138" xlink:type="simple" xlink:show="embed" xlink:actuate="onLoad"/></draw:frame></text:p>
          </text:list-item>
          <text:list-item>
            <text:p text:style-name="P63"><draw:frame draw:style-name="fr4" draw:name="Object117" text:anchor-type="as-char" svg:width="0.202in" svg:height="0.3929in" draw:z-index="166"><draw:object xlink:href="./Object 117" xlink:type="simple" xlink:show="embed" xlink:actuate="onLoad"/><draw:image xlink:href="./ObjectReplacements/Object 117" xlink:type="simple" xlink:show="embed" xlink:actuate="onLoad"/></draw:frame></text:p>
          </text:list-item>
          <text:list-item>
            <text:p text:style-name="P63"><draw:frame draw:style-name="fr4" draw:name="Object139" text:anchor-type="as-char" svg:width="0.2791in" svg:height="0.3929in" draw:z-index="167"><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68"><draw:object xlink:href="./Object 140" xlink:type="simple" xlink:show="embed" xlink:actuate="onLoad"/><draw:image xlink:href="./ObjectReplacements/Object 140" xlink:type="simple" xlink:show="embed" xlink:actuate="onLoad"/></draw:frame></text:p>
          </text:list-item>
          <text:list-item>
            <text:p text:style-name="P63"><draw:frame draw:style-name="fr4" draw:name="Object141" text:anchor-type="as-char" svg:width="0.2866in" svg:height="0.3929in" draw:z-index="169"><draw:object xlink:href="./Object 141" xlink:type="simple" xlink:show="embed" xlink:actuate="onLoad"/><draw:image xlink:href="./ObjectReplacements/Object 141" xlink:type="simple" xlink:show="embed" xlink:actuate="onLoad"/></draw:frame></text:p>
          </text:list-item>
          <text:list-item>
            <text:p text:style-name="P63"><draw:frame draw:style-name="fr4" draw:name="Object142" text:anchor-type="as-char" svg:width="0.1992in" svg:height="0.3929in" draw:z-index="170"><draw:object xlink:href="./Object 142" xlink:type="simple" xlink:show="embed" xlink:actuate="onLoad"/><draw:image xlink:href="./ObjectReplacements/Object 142" xlink:type="simple" xlink:show="embed" xlink:actuate="onLoad"/></draw:frame></text:p>
          </text:list-item>
          <text:list-item>
            <text:p text:style-name="P63"><draw:frame draw:style-name="fr4" draw:name="Object143" text:anchor-type="as-char" svg:width="0.2866in" svg:height="0.3929in" draw:z-index="171"><draw:object xlink:href="./Object 143" xlink:type="simple" xlink:show="embed" xlink:actuate="onLoad"/><draw:image xlink:href="./ObjectReplacements/Object 143" xlink:type="simple" xlink:show="embed" xlink:actuate="onLoad"/></draw:frame></text:p>
          </text:list-item>
          <text:list-item>
            <text:p text:style-name="P63"><draw:frame draw:style-name="fr4" draw:name="Object144" text:anchor-type="as-char" svg:width="0.2811in" svg:height="0.3929in" draw:z-index="172"><draw:object xlink:href="./Object 144" xlink:type="simple" xlink:show="embed" xlink:actuate="onLoad"/><draw:image xlink:href="./ObjectReplacements/Object 144" xlink:type="simple" xlink:show="embed" xlink:actuate="onLoad"/></draw:frame></text:p>
          </text:list-item>
          <text:list-item>
            <text:p text:style-name="P63"><draw:frame draw:style-name="fr4" draw:name="Object145" text:anchor-type="as-char" svg:width="0.2866in" svg:height="0.3929in" draw:z-index="173"><draw:object xlink:href="./Object 145" xlink:type="simple" xlink:show="embed" xlink:actuate="onLoad"/><draw:image xlink:href="./ObjectReplacements/Object 145" xlink:type="simple" xlink:show="embed" xlink:actuate="onLoad"/></draw:frame></text:p>
          </text:list-item>
          <text:list-item>
            <text:p text:style-name="P63"><draw:frame draw:style-name="fr4" draw:name="Object146" text:anchor-type="as-char" svg:width="0.2839in" svg:height="0.3929in" draw:z-index="174"><draw:object xlink:href="./Object 146" xlink:type="simple" xlink:show="embed" xlink:actuate="onLoad"/><draw:image xlink:href="./ObjectReplacements/Object 146" xlink:type="simple" xlink:show="embed" xlink:actuate="onLoad"/></draw:frame></text:p>
          </text:list-item>
          <text:list-item>
            <text:p text:style-name="P63"><draw:frame draw:style-name="fr4" draw:name="Object147" text:anchor-type="as-char" svg:width="0.2839in" svg:height="0.3929in" draw:z-index="175"><draw:object xlink:href="./Object 147" xlink:type="simple" xlink:show="embed" xlink:actuate="onLoad"/><draw:image xlink:href="./ObjectReplacements/Object 147" xlink:type="simple" xlink:show="embed" xlink:actuate="onLoad"/></draw:frame></text:p>
          </text:list-item>
          <text:list-item>
            <text:p text:style-name="P63"><draw:frame draw:style-name="fr4" draw:name="Object118" text:anchor-type="as-char" svg:width="0.3043in" svg:height="0.3929in" draw:z-index="176"><draw:object xlink:href="./Object 118" xlink:type="simple" xlink:show="embed" xlink:actuate="onLoad"/><draw:image xlink:href="./ObjectReplacements/Object 118" xlink:type="simple" xlink:show="embed" xlink:actuate="onLoad"/></draw:frame></text:p>
          </text:list-item>
          <text:list-item>
            <text:p text:style-name="P63"><draw:frame draw:style-name="fr4" draw:name="Object119" text:anchor-type="as-char" svg:width="0.311in" svg:height="0.3929in" draw:z-index="177"><draw:object xlink:href="./Object 119" xlink:type="simple" xlink:show="embed" xlink:actuate="onLoad"/><draw:image xlink:href="./ObjectReplacements/Object 119" xlink:type="simple" xlink:show="embed" xlink:actuate="onLoad"/></draw:frame></text:p>
          </text:list-item>
          <text:list-item>
            <text:p text:style-name="P63"><draw:frame draw:style-name="fr4" draw:name="Object148" text:anchor-type="as-char" svg:width="0.2811in" svg:height="0.3929in" draw:z-index="178"><draw:object xlink:href="./Object 148" xlink:type="simple" xlink:show="embed" xlink:actuate="onLoad"/><draw:image xlink:href="./ObjectReplacements/Object 148" xlink:type="simple" xlink:show="embed" xlink:actuate="onLoad"/></draw:frame></text:p>
          </text:list-item>
          <text:list-item>
            <text:p text:style-name="P63">20</text:p>
          </text:list-item>
          <text:list-item>
            <text:p text:style-name="P63"><draw:frame draw:style-name="fr4" draw:name="Object149" text:anchor-type="as-char" svg:width="0.3835in" svg:height="0.3929in" draw:z-index="179"><draw:object xlink:href="./Object 149" xlink:type="simple" xlink:show="embed" xlink:actuate="onLoad"/><draw:image xlink:href="./ObjectReplacements/Object 149" xlink:type="simple" xlink:show="embed" xlink:actuate="onLoad"/></draw:frame></text:p>
          </text:list-item>
          <text:list-item>
            <text:p text:style-name="P63"><draw:frame draw:style-name="fr4" draw:name="Object120" text:anchor-type="as-char" svg:width="0.2047in" svg:height="0.3929in" draw:z-index="180"><draw:object xlink:href="./Object 120" xlink:type="simple" xlink:show="embed" xlink:actuate="onLoad"/><draw:image xlink:href="./ObjectReplacements/Object 120" xlink:type="simple" xlink:show="embed" xlink:actuate="onLoad"/></draw:frame></text:p>
          </text:list-item>
          <text:list-item>
            <text:p text:style-name="P63"><draw:frame draw:style-name="fr4" draw:name="Object121" text:anchor-type="as-char" svg:width="0.3047in" svg:height="0.3929in" draw:z-index="181"><draw:object xlink:href="./Object 121" xlink:type="simple" xlink:show="embed" xlink:actuate="onLoad"/><draw:image xlink:href="./ObjectReplacements/Object 121" xlink:type="simple" xlink:show="embed" xlink:actuate="onLoad"/></draw:frame></text:p>
          </text:list-item>
          <text:list-item>
            <text:p text:style-name="P63"><draw:frame draw:style-name="fr4" draw:name="Object122" text:anchor-type="as-char" svg:width="0.3043in" svg:height="0.3929in" draw:z-index="182"><draw:object xlink:href="./Object 122" xlink:type="simple" xlink:show="embed" xlink:actuate="onLoad"/><draw:image xlink:href="./ObjectReplacements/Object 122" xlink:type="simple" xlink:show="embed" xlink:actuate="onLoad"/></draw:frame> mL</text:p>
          </text:list-item>
          <text:list-item>
            <text:p text:style-name="P63"><draw:frame draw:style-name="fr4" draw:name="Object150" text:anchor-type="as-char" svg:width="0.1992in" svg:height="0.3929in" draw:z-index="183"><draw:object xlink:href="./Object 150" xlink:type="simple" xlink:show="embed" xlink:actuate="onLoad"/><draw:image xlink:href="./ObjectReplacements/Object 150" xlink:type="simple" xlink:show="embed" xlink:actuate="onLoad"/></draw:frame> L</text:p>
          </text:list-item>
          <text:list-item>
            <text:p text:style-name="P63">5 mg</text:p>
          </text:list-item>
          <text:list-item>
            <text:p text:style-name="P63">40 doses</text:p>
          </text:list-item>
          <text:list-item>
            <text:p text:style-name="P63"><draw:frame draw:style-name="fr4" draw:name="Object151" text:anchor-type="as-char" svg:width="0.2811in" svg:height="0.3929in" draw:z-index="184"><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1646278862" text:style-name="L15">
          <text:list-item>
            <text:p text:style-name="P64">24.44%</text:p>
          </text:list-item>
          <text:list-item>
            <text:p text:style-name="P64">30%</text:p>
          </text:list-item>
          <text:list-item>
            <text:p text:style-name="P64">50%</text:p>
          </text:list-item>
          <text:list-item>
            <text:p text:style-name="P64">12.5%</text:p>
          </text:list-item>
          <text:list-item>
            <text:p text:style-name="P64">75%</text:p>
          </text:list-item>
          <text:list-item>
            <text:p text:style-name="P64">2%</text:p>
          </text:list-item>
          <text:list-item>
            <text:p text:style-name="P64">9%</text:p>
          </text:list-item>
          <text:list-item>
            <text:p text:style-name="P64">10%</text:p>
          </text:list-item>
          <text:list-item>
            <text:p text:style-name="P64">80%</text:p>
          </text:list-item>
          <text:list-item>
            <text:p text:style-name="P64">36%</text:p>
          </text:list-item>
          <text:list-item>
            <text:p text:style-name="P64">52%</text:p>
          </text:list-item>
          <text:list-item>
            <text:p text:style-name="P64">40%</text:p>
          </text:list-item>
          <text:list-item>
            <text:p text:style-name="P64">65%</text:p>
          </text:list-item>
          <text:list-item>
            <text:p text:style-name="P64">2.5%</text:p>
          </text:list-item>
          <text:list-item>
            <text:p text:style-name="P64"><text:soft-page-break/>3.5%</text:p>
          </text:list-item>
          <text:list-item>
            <text:p text:style-name="P64">5.5%</text:p>
          </text:list-item>
          <text:list-item>
            <text:p text:style-name="P64">0.4%</text:p>
          </text:list-item>
          <text:list-item>
            <text:p text:style-name="P64">110%</text:p>
          </text:list-item>
          <text:list-item>
            <text:p text:style-name="P64">175%</text:p>
          </text:list-item>
          <text:list-item>
            <text:p text:style-name="P64">200%</text:p>
          </text:list-item>
          <text:list-item>
            <text:p text:style-name="P64">0.33</text:p>
          </text:list-item>
          <text:list-item>
            <text:p text:style-name="P64">0.24</text:p>
          </text:list-item>
          <text:list-item>
            <text:p text:style-name="P64">0.333</text:p>
          </text:list-item>
          <text:list-item>
            <text:p text:style-name="P64">0.505</text:p>
          </text:list-item>
          <text:list-item>
            <text:p text:style-name="P64">0.2</text:p>
          </text:list-item>
          <text:list-item>
            <text:p text:style-name="P64">0.47</text:p>
          </text:list-item>
          <text:list-item>
            <text:p text:style-name="P64">0.93</text:p>
          </text:list-item>
          <text:list-item>
            <text:p text:style-name="P64">0.325</text:p>
          </text:list-item>
          <text:list-item>
            <text:p text:style-name="P64">0.75</text:p>
          </text:list-item>
          <text:list-item>
            <text:p text:style-name="P64">0.8332</text:p>
          </text:list-item>
          <text:list-item>
            <text:p text:style-name="P64">0.6666667</text:p>
          </text:list-item>
          <text:list-item>
            <text:p text:style-name="P64">0.185</text:p>
          </text:list-item>
          <text:list-item>
            <text:p text:style-name="P64">0.013</text:p>
          </text:list-item>
          <text:list-item>
            <text:p text:style-name="P64">0.0025</text:p>
          </text:list-item>
          <text:list-item>
            <text:p text:style-name="P64">0.00125</text:p>
          </text:list-item>
          <text:list-item>
            <text:p text:style-name="P64">80%</text:p>
          </text:list-item>
          <text:list-item>
            <text:p text:style-name="P64">20%</text:p>
          </text:list-item>
          <text:list-item>
            <text:p text:style-name="P64">87.5%</text:p>
          </text:list-item>
          <text:list-item>
            <text:p text:style-name="P64">75%</text:p>
          </text:list-item>
          <text:list-item>
            <text:p text:style-name="P64">85.7% (rounded)</text:p>
          </text:list-item>
          <text:list-item>
            <text:p text:style-name="P64">85%</text:p>
          </text:list-item>
          <text:list-item>
            <text:p text:style-name="P64">62.5%</text:p>
          </text:list-item>
          <text:list-item>
            <text:p text:style-name="P64">42.9% (rounded)</text:p>
          </text:list-item>
          <text:list-item>
            <text:p text:style-name="P64">30%</text:p>
          </text:list-item>
          <text:list-item>
            <text:p text:style-name="P64">60%</text:p>
          </text:list-item>
          <text:list-item>
            <text:p text:style-name="P64">87.5%</text:p>
          </text:list-item>
          <text:list-item>
            <text:p text:style-name="P64">80%</text:p>
          </text:list-item>
          <text:list-item>
            <text:p text:style-name="P64">55%</text:p>
          </text:list-item>
          <text:list-item>
            <text:p text:style-name="P64">88.9% (rounded)</text:p>
          </text:list-item>
          <text:list-item>
            <text:p text:style-name="P64">50%</text:p>
          </text:list-item>
        </text:list>
      </text:section>
      <text:p text:style-name="P4"/>
      <text:section text:style-name="Sect2" text:name="Section17">
        <text:p text:style-name="P4">Worksheet 3-2</text:p>
        <text:list xml:id="list1753787196" text:style-name="L16">
          <text:list-item>
            <text:p text:style-name="P65"><draw:frame draw:style-name="fr4" draw:name="Object152" text:anchor-type="as-char" svg:width="0.202in" svg:height="0.3929in" draw:z-index="185"><draw:object xlink:href="./Object 152" xlink:type="simple" xlink:show="embed" xlink:actuate="onLoad"/><draw:image xlink:href="./ObjectReplacements/Object 152" xlink:type="simple" xlink:show="embed" xlink:actuate="onLoad"/></draw:frame></text:p>
          </text:list-item>
          <text:list-item>
            <text:p text:style-name="P65"><draw:frame draw:style-name="fr4" draw:name="Object153" text:anchor-type="as-char" svg:width="0.2047in" svg:height="0.3929in" draw:z-index="186"><draw:object xlink:href="./Object 153" xlink:type="simple" xlink:show="embed" xlink:actuate="onLoad"/><draw:image xlink:href="./ObjectReplacements/Object 153" xlink:type="simple" xlink:show="embed" xlink:actuate="onLoad"/></draw:frame></text:p>
          </text:list-item>
          <text:list-item>
            <text:p text:style-name="P65"><draw:frame draw:style-name="fr4" draw:name="Object154" text:anchor-type="as-char" svg:width="0.198in" svg:height="0.3929in" draw:z-index="187"><draw:object xlink:href="./Object 154" xlink:type="simple" xlink:show="embed" xlink:actuate="onLoad"/><draw:image xlink:href="./ObjectReplacements/Object 154" xlink:type="simple" xlink:show="embed" xlink:actuate="onLoad"/></draw:frame></text:p>
          </text:list-item>
          <text:list-item>
            <text:p text:style-name="P65"><draw:frame draw:style-name="fr4" draw:name="Object155" text:anchor-type="as-char" svg:width="0.2866in" svg:height="0.3929in" draw:z-index="188"><draw:object xlink:href="./Object 155" xlink:type="simple" xlink:show="embed" xlink:actuate="onLoad"/><draw:image xlink:href="./ObjectReplacements/Object 155" xlink:type="simple" xlink:show="embed" xlink:actuate="onLoad"/></draw:frame></text:p>
          </text:list-item>
          <text:list-item>
            <text:p text:style-name="P65"><draw:frame draw:style-name="fr4" draw:name="Object156" text:anchor-type="as-char" svg:width="0.2819in" svg:height="0.3929in" draw:z-index="189"><draw:object xlink:href="./Object 156" xlink:type="simple" xlink:show="embed" xlink:actuate="onLoad"/><draw:image xlink:href="./ObjectReplacements/Object 156" xlink:type="simple" xlink:show="embed" xlink:actuate="onLoad"/></draw:frame></text:p>
          </text:list-item>
          <text:list-item>
            <text:p text:style-name="P65">1</text:p>
          </text:list-item>
          <text:list-item>
            <text:p text:style-name="P65"><draw:frame draw:style-name="fr4" draw:name="Object157" text:anchor-type="as-char" svg:width="0.2839in" svg:height="0.3929in" draw:z-index="190"><draw:object xlink:href="./Object 157" xlink:type="simple" xlink:show="embed" xlink:actuate="onLoad"/><draw:image xlink:href="./ObjectReplacements/Object 157" xlink:type="simple" xlink:show="embed" xlink:actuate="onLoad"/></draw:frame></text:p>
          </text:list-item>
          <text:list-item>
            <text:p text:style-name="P65"><draw:frame draw:style-name="fr4" draw:name="Object158" text:anchor-type="as-char" svg:width="0.3654in" svg:height="0.3929in" draw:z-index="191"><draw:object xlink:href="./Object 158" xlink:type="simple" xlink:show="embed" xlink:actuate="onLoad"/><draw:image xlink:href="./ObjectReplacements/Object 158" xlink:type="simple" xlink:show="embed" xlink:actuate="onLoad"/></draw:frame></text:p>
          </text:list-item>
          <text:list-item>
            <text:p text:style-name="P65"><draw:frame draw:style-name="fr4" draw:name="Object159" text:anchor-type="as-char" svg:width="0.3654in" svg:height="0.3929in" draw:z-index="192"><draw:object xlink:href="./Object 159" xlink:type="simple" xlink:show="embed" xlink:actuate="onLoad"/><draw:image xlink:href="./ObjectReplacements/Object 159" xlink:type="simple" xlink:show="embed" xlink:actuate="onLoad"/></draw:frame></text:p>
          </text:list-item>
          <text:list-item>
            <text:p text:style-name="P65"><draw:frame draw:style-name="fr4" draw:name="Object160" text:anchor-type="as-char" svg:width="0.3701in" svg:height="0.3929in" draw:z-index="193"><draw:object xlink:href="./Object 160" xlink:type="simple" xlink:show="embed" xlink:actuate="onLoad"/><draw:image xlink:href="./ObjectReplacements/Object 160" xlink:type="simple" xlink:show="embed" xlink:actuate="onLoad"/></draw:frame></text:p>
          </text:list-item>
          <text:list-item>
            <text:p text:style-name="P65"><draw:frame draw:style-name="fr4" draw:name="Object161" text:anchor-type="as-char" svg:width="0.1957in" svg:height="0.3929in" draw:z-index="194"><draw:object xlink:href="./Object 161" xlink:type="simple" xlink:show="embed" xlink:actuate="onLoad"/><draw:image xlink:href="./ObjectReplacements/Object 161" xlink:type="simple" xlink:show="embed" xlink:actuate="onLoad"/></draw:frame></text:p>
          </text:list-item>
          <text:list-item>
            <text:p text:style-name="P65"><draw:frame draw:style-name="fr4" draw:name="Object162" text:anchor-type="as-char" svg:width="0.3654in" svg:height="0.3929in" draw:z-index="195"><draw:object xlink:href="./Object 162" xlink:type="simple" xlink:show="embed" xlink:actuate="onLoad"/><draw:image xlink:href="./ObjectReplacements/Object 162" xlink:type="simple" xlink:show="embed" xlink:actuate="onLoad"/></draw:frame></text:p>
          </text:list-item>
          <text:list-item>
            <text:p text:style-name="P65"><draw:frame draw:style-name="fr4" draw:name="Object163" text:anchor-type="as-char" svg:width="0.3661in" svg:height="0.3929in" draw:z-index="196"><draw:object xlink:href="./Object 163" xlink:type="simple" xlink:show="embed" xlink:actuate="onLoad"/><draw:image xlink:href="./ObjectReplacements/Object 163" xlink:type="simple" xlink:show="embed" xlink:actuate="onLoad"/></draw:frame></text:p>
          </text:list-item>
          <text:list-item>
            <text:p text:style-name="P65"><draw:frame draw:style-name="fr4" draw:name="Object164" text:anchor-type="as-char" svg:width="0.2839in" svg:height="0.3929in" draw:z-index="197"><draw:object xlink:href="./Object 164" xlink:type="simple" xlink:show="embed" xlink:actuate="onLoad"/><draw:image xlink:href="./ObjectReplacements/Object 164" xlink:type="simple" xlink:show="embed" xlink:actuate="onLoad"/></draw:frame></text:p>
          </text:list-item>
          <text:list-item>
            <text:p text:style-name="P65"><draw:frame draw:style-name="fr4" draw:name="Object165" text:anchor-type="as-char" svg:width="0.2819in" svg:height="0.3929in" draw:z-index="198"><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199"><draw:object xlink:href="./Object 166" xlink:type="simple" xlink:show="embed" xlink:actuate="onLoad"/><draw:image xlink:href="./ObjectReplacements/Object 166" xlink:type="simple" xlink:show="embed" xlink:actuate="onLoad"/></draw:frame></text:p>
          </text:list-item>
          <text:list-item>
            <text:p text:style-name="P65">150</text:p>
          </text:list-item>
          <text:list-item>
            <text:p text:style-name="P65">6</text:p>
          </text:list-item>
          <text:list-item>
            <text:p text:style-name="P65">3</text:p>
          </text:list-item>
          <text:list-item>
            <text:p text:style-name="P65">37.5</text:p>
          </text:list-item>
          <text:list-item>
            <text:p text:style-name="P65">3</text:p>
          </text:list-item>
          <text:list-item>
            <text:p text:style-name="P65">32</text:p>
          </text:list-item>
          <text:list-item>
            <text:p text:style-name="P65">90</text:p>
          </text:list-item>
          <text:list-item>
            <text:p text:style-name="P65">1.7</text:p>
          </text:list-item>
          <text:list-item>
            <text:p text:style-name="P65">5.5</text:p>
          </text:list-item>
          <text:list-item>
            <text:p text:style-name="P65">29.7</text:p>
          </text:list-item>
          <text:list-item>
            <text:p text:style-name="P65">2.5</text:p>
          </text:list-item>
          <text:list-item>
            <text:p text:style-name="P65">36</text:p>
          </text:list-item>
          <text:list-item>
            <text:p text:style-name="P65">20</text:p>
          </text:list-item>
          <text:list-item>
            <text:p text:style-name="P65">90</text:p>
          </text:list-item>
          <text:list-item>
            <text:p text:style-name="P65">280</text:p>
          </text:list-item>
          <text:list-item>
            <text:p text:style-name="P65">10</text:p>
          </text:list-item>
          <text:list-item>
            <text:p text:style-name="P65">8.4</text:p>
          </text:list-item>
          <text:list-item>
            <text:p text:style-name="P65">4.8</text:p>
          </text:list-item>
          <text:list-item>
            <text:p text:style-name="P65">7.5</text:p>
          </text:list-item>
          <text:list-item>
            <text:p text:style-name="P65">12</text:p>
          </text:list-item>
          <text:list-item>
            <text:p text:style-name="P65">12</text:p>
          </text:list-item>
          <text:list-item>
            <text:p text:style-name="P65">50</text:p>
          </text:list-item>
          <text:list-item>
            <text:p text:style-name="P65">12.5</text:p>
          </text:list-item>
          <text:list-item>
            <text:p text:style-name="P65">27</text:p>
          </text:list-item>
          <text:list-item>
            <text:p text:style-name="P65">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568726561" text:style-name="L17">
          <text:list-item>
            <text:p text:style-name="P66">2</text:p>
          </text:list-item>
          <text:list-item>
            <text:p text:style-name="P66">16%</text:p>
          </text:list-item>
          <text:list-item>
            <text:p text:style-name="P66">175</text:p>
          </text:list-item>
          <text:list-item>
            <text:p text:style-name="P66">198</text:p>
          </text:list-item>
          <text:list-item>
            <text:p text:style-name="P66">28%</text:p>
          </text:list-item>
          <text:list-item>
            <text:p text:style-name="P66">2500</text:p>
          </text:list-item>
          <text:list-item>
            <text:p text:style-name="P66">325</text:p>
          </text:list-item>
          <text:list-item>
            <text:p text:style-name="P66">25%</text:p>
          </text:list-item>
          <text:list-item>
            <text:p text:style-name="P66">15</text:p>
          </text:list-item>
          <text:list-item>
            <text:p text:style-name="P66">100.8</text:p>
          </text:list-item>
          <text:list-item>
            <text:p text:style-name="P66">20%</text:p>
          </text:list-item>
          <text:list-item>
            <text:p text:style-name="P66">20</text:p>
          </text:list-item>
          <text:list-item>
            <text:p text:style-name="P66">18</text:p>
          </text:list-item>
          <text:list-item>
            <text:p text:style-name="P66">90%</text:p>
          </text:list-item>
          <text:list-item>
            <text:p text:style-name="P66">32</text:p>
          </text:list-item>
          <text:list-item>
            <text:p text:style-name="P66">62</text:p>
          </text:list-item>
          <text:list-item>
            <text:p text:style-name="P66">92%</text:p>
          </text:list-item>
          <text:list-item>
            <text:p text:style-name="P66">500</text:p>
          </text:list-item>
          <text:list-item>
            <text:p text:style-name="P66">42</text:p>
          </text:list-item>
          <text:list-item>
            <text:p text:style-name="P66">81.25%</text:p>
          </text:list-item>
          <text:list-item>
            <text:p text:style-name="P66">92% correct</text:p>
          </text:list-item>
          <text:list-item>
            <text:p text:style-name="P66">23 students</text:p>
          </text:list-item>
          <text:list-item>
            <text:p text:style-name="P66">3,077 people</text:p>
          </text:list-item>
          <text:list-item>
            <text:p text:style-name="P66">64% of his savings</text:p>
          </text:list-item>
          <text:list-item>
            <text:p text:style-name="P66">2,800 hairs</text:p>
          </text:list-item>
          <text:list-item>
            <text:p text:style-name="P66">68% of patients</text:p>
          </text:list-item>
        </text:list>
      </text:section>
      <text:p text:style-name="P4"/>
      <text:section text:style-name="Sect2" text:name="Section19">
        <text:p text:style-name="P4">Worksheet 3-4</text:p>
        <text:list xml:id="list1357758278" text:style-name="L18">
          <text:list-item>
            <text:p text:style-name="P42"><draw:frame draw:style-name="fr4" draw:name="Object167" text:anchor-type="as-char" svg:width="0.2839in" svg:height="0.3929in" draw:z-index="200"><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201"><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202"><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1617594789"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203"><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204"><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205"><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206"><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207"><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208"><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209"><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210"><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211"><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212"><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473243897"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213"><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214"><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215"><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216"><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217"><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218"><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219"><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220"><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221"><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222"><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223"><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224"><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1088182865"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225"><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226"><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73121112" text:style-name="L22">
          <text:list-item>
            <text:p text:style-name="P67">1:5</text:p>
          </text:list-item>
          <text:list-item>
            <text:p text:style-name="P67">2:11</text:p>
          </text:list-item>
          <text:list-item>
            <text:p text:style-name="P67">2:9</text:p>
          </text:list-item>
          <text:list-item>
            <text:p text:style-name="P67">15:23</text:p>
          </text:list-item>
          <text:list-item>
            <text:p text:style-name="P67">1:9</text:p>
          </text:list-item>
          <text:list-item>
            <text:p text:style-name="P67">5:1</text:p>
          </text:list-item>
          <text:list-item>
            <text:p text:style-name="P67">6:1</text:p>
          </text:list-item>
          <text:list-item>
            <text:p text:style-name="P67">8:3</text:p>
          </text:list-item>
          <text:list-item>
            <text:p text:style-name="P67">1:3</text:p>
          </text:list-item>
          <text:list-item>
            <text:p text:style-name="P67">1:10</text:p>
          </text:list-item>
          <text:list-item>
            <text:p text:style-name="P67">900 oz of sol; 3:900 or 1:300</text:p>
          </text:list-item>
          <text:list-item>
            <text:p text:style-name="P67">30:90 or 1:3</text:p>
          </text:list-item>
          <text:list-item>
            <text:p text:style-name="P67">60 oz of sol; 20:60 or 1:3</text:p>
          </text:list-item>
          <text:list-item>
            <text:p text:style-name="P67">50 g of sol; 10:50 or 1:5</text:p>
          </text:list-item>
          <text:list-item>
            <text:p text:style-name="P67">3:90 or 1:30</text:p>
          </text:list-item>
          <text:list-item>
            <text:p text:style-name="P67">2:40 or 1:20</text:p>
          </text:list-item>
          <text:list-item>
            <text:p text:style-name="P67">100 oz of sol; 5:100 or 1:20</text:p>
          </text:list-item>
        </text:list>
      </text:section>
      <text:p text:style-name="P4"/>
      <text:section text:style-name="Sect2" text:name="Section26">
        <text:p text:style-name="P4">Worksheet 5-2</text:p>
        <text:list xml:id="list2141394824" text:style-name="L23">
          <text:list-item>
            <text:p text:style-name="P68">1:4</text:p>
          </text:list-item>
          <text:list-item>
            <text:p text:style-name="P68">3:17</text:p>
          </text:list-item>
          <text:list-item>
            <text:p text:style-name="P68">1:5</text:p>
          </text:list-item>
          <text:list-item>
            <text:p text:style-name="P68">2:7</text:p>
          </text:list-item>
          <text:list-item>
            <text:p text:style-name="P68">5:19</text:p>
          </text:list-item>
          <text:list-item>
            <text:p text:style-name="P68">23:25</text:p>
          </text:list-item>
          <text:list-item>
            <text:p text:style-name="P68">1:6</text:p>
          </text:list-item>
          <text:list-item>
            <text:p text:style-name="P68">5:1</text:p>
          </text:list-item>
          <text:list-item>
            <text:p text:style-name="P68">100:1</text:p>
          </text:list-item>
          <text:list-item>
            <text:p text:style-name="P68">1:4</text:p>
          </text:list-item>
          <text:list-item>
            <text:p text:style-name="P68">400 oz of sol; 5:400 or <text:soft-page-break/>1:80</text:p>
          </text:list-item>
          <text:list-item>
            <text:p text:style-name="P68">10 oz of sol; 2:10 or 1:5</text:p>
          </text:list-item>
          <text:list-item>
            <text:p text:style-name="P68">68:110 or 34:55</text:p>
          </text:list-item>
          <text:list-item>
            <text:p text:style-name="P68">744 oz of sol; 3:744 or 1:248</text:p>
          </text:list-item>
          <text:list-item>
            <text:p text:style-name="P68">1:10:20</text:p>
          </text:list-item>
        </text:list>
      </text:section>
      <text:p text:style-name="P4"/>
      <text:section text:style-name="Sect2" text:name="Section27">
        <text:p text:style-name="P4">Worksheet 5-3</text:p>
        <text:list xml:id="list1183193630" text:style-name="L24">
          <text:list-item>
            <text:p text:style-name="P69"><text:s/></text:p>
            <text:list>
              <text:list-item>
                <text:p text:style-name="P69">The extremes are 5 and 40.</text:p>
              </text:list-item>
              <text:list-item>
                <text:p text:style-name="P69">The means are 8 and 25.</text:p>
              </text:list-item>
            </text:list>
          </text:list-item>
          <text:list-item>
            <text:p text:style-name="P69">6</text:p>
          </text:list-item>
          <text:list-item>
            <text:p text:style-name="P69">21</text:p>
          </text:list-item>
          <text:list-item>
            <text:p text:style-name="P69">2</text:p>
          </text:list-item>
          <text:list-item>
            <text:p text:style-name="P69">14</text:p>
          </text:list-item>
          <text:list-item>
            <text:p text:style-name="P69">12</text:p>
          </text:list-item>
          <text:list-item>
            <text:p text:style-name="P69">2</text:p>
          </text:list-item>
          <text:list-item>
            <text:p text:style-name="P69">1</text:p>
          </text:list-item>
          <text:list-item>
            <text:p text:style-name="P69">10</text:p>
          </text:list-item>
          <text:list-item>
            <text:p text:style-name="P69">3</text:p>
          </text:list-item>
          <text:list-item>
            <text:p text:style-name="P69">2</text:p>
          </text:list-item>
          <text:list-item>
            <text:p text:style-name="P69">5</text:p>
          </text:list-item>
          <text:list-item>
            <text:p text:style-name="P69">1</text:p>
          </text:list-item>
          <text:list-item>
            <text:p text:style-name="P69">6</text:p>
          </text:list-item>
          <text:list-item>
            <text:p text:style-name="P69">2</text:p>
          </text:list-item>
          <text:list-item>
            <text:p text:style-name="P69">60</text:p>
          </text:list-item>
          <text:list-item>
            <text:p text:style-name="P69">1</text:p>
          </text:list-item>
          <text:list-item>
            <text:p text:style-name="P69">1,000</text:p>
          </text:list-item>
          <text:list-item>
            <text:p text:style-name="P69">8</text:p>
          </text:list-item>
        </text:list>
      </text:section>
      <text:p text:style-name="P4"/>
      <text:section text:style-name="Sect2" text:name="Section28">
        <text:p text:style-name="P4">Worksheet 5-4</text:p>
        <text:list xml:id="list107841495" text:style-name="L25">
          <text:list-item>
            <text:p text:style-name="P70"><draw:frame draw:style-name="fr4" draw:name="Object194" text:anchor-type="as-char" svg:width="0.4689in" svg:height="0.3929in" draw:z-index="227"><draw:object xlink:href="./Object 194" xlink:type="simple" xlink:show="embed" xlink:actuate="onLoad"/><draw:image xlink:href="./ObjectReplacements/Object 194" xlink:type="simple" xlink:show="embed" xlink:actuate="onLoad"/></draw:frame></text:p>
          </text:list-item>
          <text:list-item>
            <text:p text:style-name="P70"><draw:frame draw:style-name="fr4" draw:name="Object195" text:anchor-type="as-char" svg:width="0.5398in" svg:height="0.3929in" draw:z-index="228"><draw:object xlink:href="./Object 195" xlink:type="simple" xlink:show="embed" xlink:actuate="onLoad"/><draw:image xlink:href="./ObjectReplacements/Object 195" xlink:type="simple" xlink:show="embed" xlink:actuate="onLoad"/></draw:frame></text:p>
          </text:list-item>
          <text:list-item>
            <text:p text:style-name="P70"><draw:frame draw:style-name="fr4" draw:name="Object196" text:anchor-type="as-char" svg:width="0.5909in" svg:height="0.3929in" draw:z-index="229"><draw:object xlink:href="./Object 196" xlink:type="simple" xlink:show="embed" xlink:actuate="onLoad"/><draw:image xlink:href="./ObjectReplacements/Object 196" xlink:type="simple" xlink:show="embed" xlink:actuate="onLoad"/></draw:frame></text:p>
          </text:list-item>
          <text:list-item>
            <text:p text:style-name="P70"><draw:frame draw:style-name="fr4" draw:name="Object197" text:anchor-type="as-char" svg:width="0.5425in" svg:height="0.3929in" draw:z-index="230"><draw:object xlink:href="./Object 197" xlink:type="simple" xlink:show="embed" xlink:actuate="onLoad"/><draw:image xlink:href="./ObjectReplacements/Object 197" xlink:type="simple" xlink:show="embed" xlink:actuate="onLoad"/></draw:frame></text:p>
          </text:list-item>
          <text:list-item>
            <text:p text:style-name="P70"><draw:frame draw:style-name="fr4" draw:name="Object198" text:anchor-type="as-char" svg:width="0.472in" svg:height="0.3929in" draw:z-index="231"><draw:object xlink:href="./Object 198" xlink:type="simple" xlink:show="embed" xlink:actuate="onLoad"/><draw:image xlink:href="./ObjectReplacements/Object 198" xlink:type="simple" xlink:show="embed" xlink:actuate="onLoad"/></draw:frame></text:p>
          </text:list-item>
          <text:list-item>
            <text:p text:style-name="P70"><draw:frame draw:style-name="fr4" draw:name="Object199" text:anchor-type="as-char" svg:width="0.5953in" svg:height="0.3929in" draw:z-index="232"><draw:object xlink:href="./Object 199" xlink:type="simple" xlink:show="embed" xlink:actuate="onLoad"/><draw:image xlink:href="./ObjectReplacements/Object 199" xlink:type="simple" xlink:show="embed" xlink:actuate="onLoad"/></draw:frame></text:p>
          </text:list-item>
          <text:list-item>
            <text:p text:style-name="P70">3</text:p>
          </text:list-item>
          <text:list-item>
            <text:p text:style-name="P70">5</text:p>
          </text:list-item>
          <text:list-item>
            <text:p text:style-name="P70">9</text:p>
          </text:list-item>
          <text:list-item>
            <text:p text:style-name="P70">15</text:p>
          </text:list-item>
          <text:list-item>
            <text:p text:style-name="P70">3</text:p>
          </text:list-item>
          <text:list-item>
            <text:p text:style-name="P70">16</text:p>
          </text:list-item>
          <text:list-item>
            <text:p text:style-name="P70">1.25</text:p>
          </text:list-item>
          <text:list-item>
            <text:p text:style-name="P70">200</text:p>
          </text:list-item>
          <text:list-item>
            <text:p text:style-name="P70">100</text:p>
          </text:list-item>
          <text:list-item>
            <text:p text:style-name="P70">3.22 g</text:p>
          </text:list-item>
          <text:list-item>
            <text:p text:style-name="P70">0.175 oz of boric acid</text:p>
          </text:list-item>
          <text:list-item>
            <text:p text:style-name="P70">6 oz of magnesium sulfate</text:p>
          </text:list-item>
          <text:list-item>
            <text:p text:style-name="P70">45 g of salt</text:p>
          </text:list-item>
          <text:list-item>
            <text:p text:style-name="P70">0.16 oz of boric acid</text:p>
          </text:list-item>
        </text:list>
      </text:section>
      <text:p text:style-name="P4"/>
      <text:section text:style-name="Sect2" text:name="Section29">
        <text:p text:style-name="P4">Worksheet 5-5</text:p>
        <text:list xml:id="list1345424258" text:style-name="L26">
          <text:list-item>
            <text:p text:style-name="P71"><draw:frame draw:style-name="fr4" draw:name="Object210" text:anchor-type="as-char" svg:width="0.5071in" svg:height="0.3929in" draw:z-index="233"><draw:object xlink:href="./Object 210" xlink:type="simple" xlink:show="embed" xlink:actuate="onLoad"/><draw:image xlink:href="./ObjectReplacements/Object 210" xlink:type="simple" xlink:show="embed" xlink:actuate="onLoad"/></draw:frame></text:p>
          </text:list-item>
          <text:list-item>
            <text:p text:style-name="P71"><draw:frame draw:style-name="fr4" draw:name="Object211" text:anchor-type="as-char" svg:width="0.5083in" svg:height="0.3929in" draw:z-index="234"><draw:object xlink:href="./Object 211" xlink:type="simple" xlink:show="embed" xlink:actuate="onLoad"/><draw:image xlink:href="./ObjectReplacements/Object 211" xlink:type="simple" xlink:show="embed" xlink:actuate="onLoad"/></draw:frame></text:p>
          </text:list-item>
          <text:list-item>
            <text:p text:style-name="P71"><draw:frame draw:style-name="fr4" draw:name="Object212" text:anchor-type="as-char" svg:width="0.7516in" svg:height="0.3929in" draw:z-index="235"><draw:object xlink:href="./Object 212" xlink:type="simple" xlink:show="embed" xlink:actuate="onLoad"/><draw:image xlink:href="./ObjectReplacements/Object 212" xlink:type="simple" xlink:show="embed" xlink:actuate="onLoad"/></draw:frame></text:p>
          </text:list-item>
          <text:list-item>
            <text:p text:style-name="P71"><draw:frame draw:style-name="fr4" draw:name="Object213" text:anchor-type="as-char" svg:width="0.8772in" svg:height="0.3929in" draw:z-index="236"><draw:object xlink:href="./Object 213" xlink:type="simple" xlink:show="embed" xlink:actuate="onLoad"/><draw:image xlink:href="./ObjectReplacements/Object 213" xlink:type="simple" xlink:show="embed" xlink:actuate="onLoad"/></draw:frame></text:p>
          </text:list-item>
          <text:list-item>
            <text:p text:style-name="P71"><draw:frame draw:style-name="fr4" draw:name="Object214" text:anchor-type="as-char" svg:width="0.7154in" svg:height="0.3929in" draw:z-index="237"><draw:object xlink:href="./Object 214" xlink:type="simple" xlink:show="embed" xlink:actuate="onLoad"/><draw:image xlink:href="./ObjectReplacements/Object 214" xlink:type="simple" xlink:show="embed" xlink:actuate="onLoad"/></draw:frame></text:p>
          </text:list-item>
          <text:list-item>
            <text:p text:style-name="P71"><draw:frame draw:style-name="fr4" draw:name="Object215" text:anchor-type="as-char" svg:width="0.7063in" svg:height="0.3929in" draw:z-index="238"><draw:object xlink:href="./Object 215" xlink:type="simple" xlink:show="embed" xlink:actuate="onLoad"/><draw:image xlink:href="./ObjectReplacements/Object 215" xlink:type="simple" xlink:show="embed" xlink:actuate="onLoad"/></draw:frame></text:p>
          </text:list-item>
          <text:list-item>
            <text:p text:style-name="P71">10</text:p>
          </text:list-item>
          <text:list-item>
            <text:p text:style-name="P71">10</text:p>
          </text:list-item>
          <text:list-item>
            <text:p text:style-name="P71">8.5</text:p>
          </text:list-item>
          <text:list-item>
            <text:p text:style-name="P71">5.<text:span text:style-name="T14">5</text:span></text:p>
          </text:list-item>
          <text:list-item>
            <text:p text:style-name="P71">50</text:p>
          </text:list-item>
          <text:list-item>
            <text:p text:style-name="P71">0.6</text:p>
          </text:list-item>
          <text:list-item>
            <text:p text:style-name="P71">3.74</text:p>
          </text:list-item>
          <text:list-item>
            <text:p text:style-name="P71">60 mL</text:p>
          </text:list-item>
          <text:list-item>
            <text:p text:style-name="P71">3.15 L</text:p>
          </text:list-item>
          <text:list-item>
            <text:p text:style-name="P71">1.65</text:p>
          </text:list-item>
          <text:list-item>
            <text:p text:style-name="P71">$49.84</text:p>
          </text:list-item>
          <text:list-item>
            <text:p text:style-name="P71">33.11 mL of colloids</text:p>
          </text:list-item>
        </text:list>
      </text:section>
      <text:p text:style-name="P4"/>
      <text:section text:style-name="Sect3" text:name="Section30">
        <text:p text:style-name="P4">Worksheet 5-6</text:p>
        <text:list xml:id="list1055004858" text:style-name="L27">
          <text:list-item>
            <text:p text:style-name="P72"><draw:frame draw:style-name="fr4" draw:name="Object200" text:anchor-type="as-char" svg:width="2.3516in" svg:height="0.3929in" draw:z-index="239"><draw:object xlink:href="./Object 200" xlink:type="simple" xlink:show="embed" xlink:actuate="onLoad"/><draw:image xlink:href="./ObjectReplacements/Object 200" xlink:type="simple" xlink:show="embed" xlink:actuate="onLoad"/></draw:frame></text:p>
          </text:list-item>
          <text:list-item>
            <text:p text:style-name="P72"><draw:frame draw:style-name="fr4" draw:name="Object201" text:anchor-type="as-char" svg:width="2.5898in" svg:height="0.3929in" draw:z-index="240"><draw:object xlink:href="./Object 201" xlink:type="simple" xlink:show="embed" xlink:actuate="onLoad"/><draw:image xlink:href="./ObjectReplacements/Object 201" xlink:type="simple" xlink:show="embed" xlink:actuate="onLoad"/></draw:frame></text:p>
          </text:list-item>
          <text:list-item>
            <text:p text:style-name="P72"><draw:frame draw:style-name="fr4" draw:name="Object202" text:anchor-type="as-char" svg:width="2.4429in" svg:height="0.3929in" draw:z-index="241"><draw:object xlink:href="./Object 202" xlink:type="simple" xlink:show="embed" xlink:actuate="onLoad"/><draw:image xlink:href="./ObjectReplacements/Object 202" xlink:type="simple" xlink:show="embed" xlink:actuate="onLoad"/></draw:frame></text:p>
          </text:list-item>
          <text:list-item>
            <text:p text:style-name="P72"><draw:frame draw:style-name="fr4" draw:name="Object203" text:anchor-type="as-char" svg:width="2.5118in" svg:height="0.3929in" draw:z-index="242"><draw:object xlink:href="./Object 203" xlink:type="simple" xlink:show="embed" xlink:actuate="onLoad"/><draw:image xlink:href="./ObjectReplacements/Object 203" xlink:type="simple" xlink:show="embed" xlink:actuate="onLoad"/></draw:frame></text:p>
          </text:list-item>
          <text:list-item>
            <text:p text:style-name="P72"><draw:frame draw:style-name="fr4" draw:name="Object204" text:anchor-type="as-char" svg:width="2.5209in" svg:height="0.3929in" draw:z-index="243"><draw:object xlink:href="./Object 204" xlink:type="simple" xlink:show="embed" xlink:actuate="onLoad"/><draw:image xlink:href="./ObjectReplacements/Object 204" xlink:type="simple" xlink:show="embed" xlink:actuate="onLoad"/></draw:frame></text:p>
          </text:list-item>
          <text:list-item>
            <text:p text:style-name="P72"><draw:frame draw:style-name="fr4" draw:name="Object205" text:anchor-type="as-char" svg:width="2.3516in" svg:height="0.3929in" draw:z-index="244"><draw:object xlink:href="./Object 205" xlink:type="simple" xlink:show="embed" xlink:actuate="onLoad"/><draw:image xlink:href="./ObjectReplacements/Object 205" xlink:type="simple" xlink:show="embed" xlink:actuate="onLoad"/></draw:frame></text:p>
          </text:list-item>
          <text:list-item>
            <text:p text:style-name="P72"><draw:frame draw:style-name="fr4" draw:name="Object206" text:anchor-type="as-char" svg:width="2.5189in" svg:height="0.3929in" draw:z-index="245"><draw:object xlink:href="./Object 206" xlink:type="simple" xlink:show="embed" xlink:actuate="onLoad"/><draw:image xlink:href="./ObjectReplacements/Object 206" xlink:type="simple" xlink:show="embed" xlink:actuate="onLoad"/></draw:frame></text:p>
          </text:list-item>
          <text:list-item>
            <text:p text:style-name="P72"><draw:frame draw:style-name="fr4" draw:name="Object207" text:anchor-type="as-char" svg:width="2.2429in" svg:height="0.3929in" draw:z-index="246"><draw:object xlink:href="./Object 207" xlink:type="simple" xlink:show="embed" xlink:actuate="onLoad"/><draw:image xlink:href="./ObjectReplacements/Object 207" xlink:type="simple" xlink:show="embed" xlink:actuate="onLoad"/></draw:frame></text:p>
          </text:list-item>
          <text:list-item>
            <text:p text:style-name="P72"><draw:frame draw:style-name="fr4" draw:name="Object208" text:anchor-type="as-char" svg:width="2.5138in" svg:height="0.3929in" draw:z-index="247"><draw:object xlink:href="./Object 208" xlink:type="simple" xlink:show="embed" xlink:actuate="onLoad"/><draw:image xlink:href="./ObjectReplacements/Object 208" xlink:type="simple" xlink:show="embed" xlink:actuate="onLoad"/></draw:frame></text:p>
          </text:list-item>
          <text:list-item>
            <text:p text:style-name="P72"><draw:frame draw:style-name="fr4" draw:name="Object209" text:anchor-type="as-char" svg:width="2.8898in" svg:height="0.3929in" draw:z-index="248"><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880341861" text:style-name="L28">
          <text:list-item>
            <text:p text:style-name="P73"><draw:frame draw:style-name="fr4" draw:name="Object217" text:anchor-type="as-char" svg:width="2.4362in" svg:height="0.3929in" draw:z-index="249"><draw:object xlink:href="./Object 217" xlink:type="simple" xlink:show="embed" xlink:actuate="onLoad"/><draw:image xlink:href="./ObjectReplacements/Object 217" xlink:type="simple" xlink:show="embed" xlink:actuate="onLoad"/></draw:frame></text:p>
          </text:list-item>
          <text:list-item>
            <text:p text:style-name="P73"><text:soft-page-break/><draw:frame draw:style-name="fr4" draw:name="Object218" text:anchor-type="as-char" svg:width="2.4327in" svg:height="0.3929in" draw:z-index="250"><draw:object xlink:href="./Object 218" xlink:type="simple" xlink:show="embed" xlink:actuate="onLoad"/><draw:image xlink:href="./ObjectReplacements/Object 218" xlink:type="simple" xlink:show="embed" xlink:actuate="onLoad"/></draw:frame></text:p>
          </text:list-item>
          <text:list-item>
            <text:p text:style-name="P73"><draw:frame draw:style-name="fr4" draw:name="Object219" text:anchor-type="as-char" svg:width="2.6075in" svg:height="0.3929in" draw:z-index="251"><draw:object xlink:href="./Object 219" xlink:type="simple" xlink:show="embed" xlink:actuate="onLoad"/><draw:image xlink:href="./ObjectReplacements/Object 219" xlink:type="simple" xlink:show="embed" xlink:actuate="onLoad"/></draw:frame></text:p>
          </text:list-item>
          <text:list-item>
            <text:p text:style-name="P73"><draw:frame draw:style-name="fr4" draw:name="Object220" text:anchor-type="as-char" svg:width="2.7543in" svg:height="0.3929in" draw:z-index="252"><draw:object xlink:href="./Object 220" xlink:type="simple" xlink:show="embed" xlink:actuate="onLoad"/><draw:image xlink:href="./ObjectReplacements/Object 220" xlink:type="simple" xlink:show="embed" xlink:actuate="onLoad"/></draw:frame></text:p>
          </text:list-item>
          <text:list-item>
            <text:p text:style-name="P73"><draw:frame draw:style-name="fr4" draw:name="Object221" text:anchor-type="as-char" svg:width="2.2937in" svg:height="0.3929in" draw:z-index="253"><draw:object xlink:href="./Object 221" xlink:type="simple" xlink:show="embed" xlink:actuate="onLoad"/><draw:image xlink:href="./ObjectReplacements/Object 221" xlink:type="simple" xlink:show="embed" xlink:actuate="onLoad"/></draw:frame></text:p>
          </text:list-item>
          <text:list-item>
            <text:p text:style-name="P73"><draw:frame draw:style-name="fr4" draw:name="Object222" text:anchor-type="as-char" svg:width="2.5165in" svg:height="0.3929in" draw:z-index="254"><draw:object xlink:href="./Object 222" xlink:type="simple" xlink:show="embed" xlink:actuate="onLoad"/><draw:image xlink:href="./ObjectReplacements/Object 222" xlink:type="simple" xlink:show="embed" xlink:actuate="onLoad"/></draw:frame></text:p>
          </text:list-item>
          <text:list-item>
            <text:p text:style-name="P73"><draw:frame draw:style-name="fr4" draw:name="Object223" text:anchor-type="as-char" svg:width="2.8193in" svg:height="0.3929in" draw:z-index="255"><draw:object xlink:href="./Object 223" xlink:type="simple" xlink:show="embed" xlink:actuate="onLoad"/><draw:image xlink:href="./ObjectReplacements/Object 223" xlink:type="simple" xlink:show="embed" xlink:actuate="onLoad"/></draw:frame></text:p>
          </text:list-item>
          <text:list-item>
            <text:p text:style-name="P73"><draw:frame draw:style-name="fr5" draw:name="Object216" text:anchor-type="as-char" svg:y="-0.2402in" svg:width="2.7075in" svg:height="1.389in" draw:z-index="256"><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303718957" text:style-name="L29">
          <text:list-item>
            <text:p text:style-name="P74"><draw:frame draw:style-name="fr4" draw:name="Object225" text:anchor-type="as-char" svg:width="3.111in" svg:height="0.3929in" draw:z-index="257"><draw:object xlink:href="./Object 225" xlink:type="simple" xlink:show="embed" xlink:actuate="onLoad"/><draw:image xlink:href="./ObjectReplacements/Object 225" xlink:type="simple" xlink:show="embed" xlink:actuate="onLoad"/></draw:frame></text:p>
          </text:list-item>
          <text:list-item>
            <text:p text:style-name="P74"><draw:frame draw:style-name="fr4" draw:name="Object226" text:anchor-type="as-char" svg:width="2.6008in" svg:height="0.3929in" draw:z-index="258"><draw:object xlink:href="./Object 226" xlink:type="simple" xlink:show="embed" xlink:actuate="onLoad"/><draw:image xlink:href="./ObjectReplacements/Object 226" xlink:type="simple" xlink:show="embed" xlink:actuate="onLoad"/></draw:frame></text:p>
          </text:list-item>
          <text:list-item>
            <text:p text:style-name="P74"><draw:frame draw:style-name="fr4" draw:name="Object227" text:anchor-type="as-char" svg:width="2.4354in" svg:height="0.3929in" draw:z-index="259"><draw:object xlink:href="./Object 227" xlink:type="simple" xlink:show="embed" xlink:actuate="onLoad"/><draw:image xlink:href="./ObjectReplacements/Object 227" xlink:type="simple" xlink:show="embed" xlink:actuate="onLoad"/></draw:frame></text:p>
          </text:list-item>
          <text:list-item>
            <text:p text:style-name="P74"><draw:frame draw:style-name="fr4" draw:name="Object228" text:anchor-type="as-char" svg:width="2.2827in" svg:height="0.3929in" draw:z-index="260"><draw:object xlink:href="./Object 228" xlink:type="simple" xlink:show="embed" xlink:actuate="onLoad"/><draw:image xlink:href="./ObjectReplacements/Object 228" xlink:type="simple" xlink:show="embed" xlink:actuate="onLoad"/></draw:frame></text:p>
          </text:list-item>
          <text:list-item>
            <text:p text:style-name="P74"><draw:frame draw:style-name="fr4" draw:name="Object229" text:anchor-type="as-char" svg:width="2.8193in" svg:height="0.3929in" draw:z-index="261"><draw:object xlink:href="./Object 229" xlink:type="simple" xlink:show="embed" xlink:actuate="onLoad"/><draw:image xlink:href="./ObjectReplacements/Object 229" xlink:type="simple" xlink:show="embed" xlink:actuate="onLoad"/></draw:frame></text:p>
          </text:list-item>
          <text:list-item>
            <text:p text:style-name="P74"><draw:frame draw:style-name="fr4" draw:name="Object230" text:anchor-type="as-char" svg:width="2.6701in" svg:height="0.3929in" draw:z-index="262"><draw:object xlink:href="./Object 230" xlink:type="simple" xlink:show="embed" xlink:actuate="onLoad"/><draw:image xlink:href="./ObjectReplacements/Object 230" xlink:type="simple" xlink:show="embed" xlink:actuate="onLoad"/></draw:frame></text:p>
          </text:list-item>
          <text:list-item>
            <text:p text:style-name="P74"><draw:frame draw:style-name="fr4" draw:name="Object231" text:anchor-type="as-char" svg:width="2.8189in" svg:height="0.3929in" draw:z-index="263"><draw:object xlink:href="./Object 231" xlink:type="simple" xlink:show="embed" xlink:actuate="onLoad"/><draw:image xlink:href="./ObjectReplacements/Object 231" xlink:type="simple" xlink:show="embed" xlink:actuate="onLoad"/></draw:frame></text:p>
          </text:list-item>
          <text:list-item>
            <text:p text:style-name="P74"><draw:frame draw:style-name="fr4" draw:name="Object232" text:anchor-type="as-char" svg:width="2.5154in" svg:height="0.3929in" draw:z-index="264"><draw:object xlink:href="./Object 232" xlink:type="simple" xlink:show="embed" xlink:actuate="onLoad"/><draw:image xlink:href="./ObjectReplacements/Object 232" xlink:type="simple" xlink:show="embed" xlink:actuate="onLoad"/></draw:frame></text:p>
          </text:list-item>
          <text:list-item>
            <text:p text:style-name="P74"><draw:frame draw:style-name="fr5" draw:name="Object224" text:anchor-type="as-char" svg:y="-0.2402in" svg:width="3.1154in" svg:height="1.389in" draw:z-index="265"><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956358115" text:style-name="L30">
          <text:list-item>
            <text:p text:style-name="P75">1:9</text:p>
          </text:list-item>
          <text:list-item>
            <text:p text:style-name="P75">1:6</text:p>
          </text:list-item>
          <text:list-item>
            <text:p text:style-name="P75">1:6</text:p>
          </text:list-item>
          <text:list-item>
            <text:p text:style-name="P75">20:100 or 1:5</text:p>
          </text:list-item>
          <text:list-item>
            <text:p text:style-name="P75">125 mL of a drug</text:p>
          </text:list-item>
          <text:list-item>
            <text:p text:style-name="P75">2.4 g of hydrocortisone</text:p>
          </text:list-item>
          <text:list-item>
            <text:p text:style-name="P75"><draw:frame draw:style-name="fr4" draw:name="Object243" text:anchor-type="as-char" svg:width="0.5516in" svg:height="0.3929in" draw:z-index="266"><draw:object xlink:href="./Object 243" xlink:type="simple" xlink:show="embed" xlink:actuate="onLoad"/><draw:image xlink:href="./ObjectReplacements/Object 243" xlink:type="simple" xlink:show="embed" xlink:actuate="onLoad"/></draw:frame></text:p>
          </text:list-item>
          <text:list-item>
            <text:p text:style-name="P75"><draw:frame draw:style-name="fr4" draw:name="Object244" text:anchor-type="as-char" svg:width="0.6217in" svg:height="0.3929in" draw:z-index="267"><draw:object xlink:href="./Object 244" xlink:type="simple" xlink:show="embed" xlink:actuate="onLoad"/><draw:image xlink:href="./ObjectReplacements/Object 244" xlink:type="simple" xlink:show="embed" xlink:actuate="onLoad"/></draw:frame></text:p>
          </text:list-item>
          <text:list-item>
            <text:p text:style-name="P75"><draw:frame draw:style-name="fr4" draw:name="Object245" text:anchor-type="as-char" svg:width="0.5374in" svg:height="0.3929in" draw:z-index="268"><draw:object xlink:href="./Object 245" xlink:type="simple" xlink:show="embed" xlink:actuate="onLoad"/><draw:image xlink:href="./ObjectReplacements/Object 245" xlink:type="simple" xlink:show="embed" xlink:actuate="onLoad"/></draw:frame></text:p>
          </text:list-item>
          <text:list-item>
            <text:p text:style-name="P75">6</text:p>
          </text:list-item>
          <text:list-item>
            <text:p text:style-name="P75">8</text:p>
          </text:list-item>
          <text:list-item>
            <text:p text:style-name="P75">6</text:p>
          </text:list-item>
          <text:list-item>
            <text:p text:style-name="P75">40.5 g</text:p>
          </text:list-item>
          <text:list-item>
            <text:p text:style-name="P75">28.4 g</text:p>
          </text:list-item>
          <text:list-item>
            <text:p text:style-name="P75">18.3 g</text:p>
          </text:list-item>
          <text:list-item>
            <text:p text:style-name="P75">1 mL</text:p>
          </text:list-item>
          <text:list-item>
            <text:p text:style-name="P75">3.<text:span text:style-name="T14">3</text:span> in.</text:p>
          </text:list-item>
          <text:list-item>
            <text:p text:style-name="P75">2 g</text:p>
          </text:list-item>
        </text:list>
      </text:section>
      <text:section text:style-name="Sect3" text:name="Section34">
        <text:list xml:id="list766785994" text:continue-numbering="true" text:style-name="L30">
          <text:list-item>
            <text:p text:style-name="P75"><draw:frame draw:style-name="fr4" draw:name="Object235" text:anchor-type="as-char" svg:width="2.4362in" svg:height="0.3929in" draw:z-index="269"><draw:object xlink:href="./Object 235" xlink:type="simple" xlink:show="embed" xlink:actuate="onLoad"/><draw:image xlink:href="./ObjectReplacements/Object 235" xlink:type="simple" xlink:show="embed" xlink:actuate="onLoad"/></draw:frame></text:p>
          </text:list-item>
          <text:list-item>
            <text:p text:style-name="P75"><draw:frame draw:style-name="fr4" draw:name="Object236" text:anchor-type="as-char" svg:width="2.4327in" svg:height="0.3929in" draw:z-index="270"><draw:object xlink:href="./Object 236" xlink:type="simple" xlink:show="embed" xlink:actuate="onLoad"/><draw:image xlink:href="./ObjectReplacements/Object 236" xlink:type="simple" xlink:show="embed" xlink:actuate="onLoad"/></draw:frame></text:p>
          </text:list-item>
          <text:list-item>
            <text:p text:style-name="P75"><draw:frame draw:style-name="fr4" draw:name="Object237" text:anchor-type="as-char" svg:width="2.6055in" svg:height="0.3929in" draw:z-index="271"><draw:object xlink:href="./Object 237" xlink:type="simple" xlink:show="embed" xlink:actuate="onLoad"/><draw:image xlink:href="./ObjectReplacements/Object 237" xlink:type="simple" xlink:show="embed" xlink:actuate="onLoad"/></draw:frame></text:p>
          </text:list-item>
          <text:list-item>
            <text:p text:style-name="P75"><draw:frame draw:style-name="fr4" draw:name="Object238" text:anchor-type="as-char" svg:width="2.6701in" svg:height="0.3929in" draw:z-index="272"><draw:object xlink:href="./Object 238" xlink:type="simple" xlink:show="embed" xlink:actuate="onLoad"/><draw:image xlink:href="./ObjectReplacements/Object 238" xlink:type="simple" xlink:show="embed" xlink:actuate="onLoad"/></draw:frame></text:p>
          </text:list-item>
          <text:list-item>
            <text:p text:style-name="P75"><draw:frame draw:style-name="fr4" draw:name="Object239" text:anchor-type="as-char" svg:width="2.6701in" svg:height="0.3929in" draw:z-index="273"><draw:object xlink:href="./Object 239" xlink:type="simple" xlink:show="embed" xlink:actuate="onLoad"/><draw:image xlink:href="./ObjectReplacements/Object 239" xlink:type="simple" xlink:show="embed" xlink:actuate="onLoad"/></draw:frame></text:p>
          </text:list-item>
          <text:list-item>
            <text:p text:style-name="P75"><draw:frame draw:style-name="fr4" draw:name="Object240" text:anchor-type="as-char" svg:width="2.7535in" svg:height="0.3929in" draw:z-index="274"><draw:object xlink:href="./Object 240" xlink:type="simple" xlink:show="embed" xlink:actuate="onLoad"/><draw:image xlink:href="./ObjectReplacements/Object 240" xlink:type="simple" xlink:show="embed" xlink:actuate="onLoad"/></draw:frame></text:p>
          </text:list-item>
          <text:list-item>
            <text:p text:style-name="P75"><draw:frame draw:style-name="fr4" draw:name="Object241" text:anchor-type="as-char" svg:width="2.6465in" svg:height="0.3929in" draw:z-index="275"><draw:object xlink:href="./Object 241" xlink:type="simple" xlink:show="embed" xlink:actuate="onLoad"/><draw:image xlink:href="./ObjectReplacements/Object 241" xlink:type="simple" xlink:show="embed" xlink:actuate="onLoad"/></draw:frame></text:p>
          </text:list-item>
          <text:list-item>
            <text:p text:style-name="P75"><draw:frame draw:style-name="fr4" draw:name="Object242" text:anchor-type="as-char" svg:width="2.3516in" svg:height="0.3929in" draw:z-index="276"><draw:object xlink:href="./Object 242" xlink:type="simple" xlink:show="embed" xlink:actuate="onLoad"/><draw:image xlink:href="./ObjectReplacements/Object 242" xlink:type="simple" xlink:show="embed" xlink:actuate="onLoad"/></draw:frame></text:p>
          </text:list-item>
          <text:list-item>
            <text:p text:style-name="P75"><draw:frame draw:style-name="fr5" draw:name="Object233" text:anchor-type="as-char" svg:y="-0.2402in" svg:width="3.1346in" svg:height="0.7953in" draw:z-index="277"><draw:object xlink:href="./Object 233" xlink:type="simple" xlink:show="embed" xlink:actuate="onLoad"/><draw:image xlink:href="./ObjectReplacements/Object 233" xlink:type="simple" xlink:show="embed" xlink:actuate="onLoad"/></draw:frame></text:p>
          </text:list-item>
          <text:list-item>
            <text:p text:style-name="P75"><draw:frame draw:style-name="fr4" draw:name="Object234" text:anchor-type="as-char" svg:width="2.0362in" svg:height="0.3929in" draw:z-index="278"><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2174548973" text:style-name="L31">
          <text:list-item>
            <text:p text:style-name="P76">122<text:span text:style-name="T2">º</text:span><text:span text:style-name="T15"> F</text:span></text:p>
          </text:list-item>
          <text:list-item>
            <text:p text:style-name="P76">116.6<text:span text:style-name="T2">º</text:span><text:span text:style-name="T15"> F</text:span></text:p>
          </text:list-item>
          <text:list-item>
            <text:p text:style-name="P76">113<text:span text:style-name="T2">º</text:span><text:span text:style-name="T15"> F</text:span></text:p>
          </text:list-item>
          <text:list-item>
            <text:p text:style-name="P76">104<text:span text:style-name="T2">º</text:span><text:span text:style-name="T15"> F</text:span></text:p>
          </text:list-item>
          <text:list-item>
            <text:p text:style-name="P76">98.6<text:span text:style-name="T2">º</text:span><text:span text:style-name="T15"> F</text:span></text:p>
          </text:list-item>
          <text:list-item>
            <text:p text:style-name="P76">89.6<text:span text:style-name="T2">º</text:span><text:span text:style-name="T15"> F</text:span></text:p>
          </text:list-item>
          <text:list-item>
            <text:p text:style-name="P76">86<text:span text:style-name="T2">º</text:span><text:span text:style-name="T15"> F</text:span></text:p>
          </text:list-item>
          <text:list-item>
            <text:p text:style-name="P76">77<text:span text:style-name="T2">º</text:span><text:span text:style-name="T15"> F</text:span></text:p>
          </text:list-item>
          <text:list-item>
            <text:p text:style-name="P76">71.6<text:span text:style-name="T2">º</text:span><text:span text:style-name="T15"> F</text:span></text:p>
          </text:list-item>
          <text:list-item>
            <text:p text:style-name="P76">68<text:span text:style-name="T2">º</text:span><text:span text:style-name="T15"> F</text:span></text:p>
          </text:list-item>
          <text:list-item>
            <text:p text:style-name="P76">64.4<text:span text:style-name="T2">º</text:span><text:span text:style-name="T15"> F</text:span></text:p>
          </text:list-item>
          <text:list-item>
            <text:p text:style-name="P76">59<text:span text:style-name="T2">º</text:span><text:span text:style-name="T15"> F</text:span></text:p>
          </text:list-item>
          <text:list-item>
            <text:p text:style-name="P76">53.6<text:span text:style-name="T2">º</text:span><text:span text:style-name="T15"> F</text:span></text:p>
          </text:list-item>
          <text:list-item>
            <text:p text:style-name="P76">50<text:span text:style-name="T2">º</text:span><text:span text:style-name="T15"> F</text:span></text:p>
          </text:list-item>
          <text:list-item>
            <text:p text:style-name="P76">44.6<text:span text:style-name="T2">º</text:span><text:span text:style-name="T15"> F</text:span></text:p>
          </text:list-item>
          <text:list-item>
            <text:p text:style-name="P76">41<text:span text:style-name="T2">º</text:span><text:span text:style-name="T15"> F</text:span></text:p>
          </text:list-item>
          <text:list-item>
            <text:p text:style-name="P76">35.6<text:span text:style-name="T2">º</text:span><text:span text:style-name="T15"> F</text:span></text:p>
          </text:list-item>
          <text:list-item>
            <text:p text:style-name="P76">32<text:span text:style-name="T2">º</text:span><text:span text:style-name="T15"> F</text:span></text:p>
          </text:list-item>
          <text:list-item>
            <text:p text:style-name="P76">23<text:span text:style-name="T2">º</text:span><text:span text:style-name="T15"> F</text:span></text:p>
          </text:list-item>
          <text:list-item>
            <text:p text:style-name="P76">14<text:span text:style-name="T2">º</text:span><text:span text:style-name="T15"> F</text:span></text:p>
          </text:list-item>
          <text:list-item>
            <text:p text:style-name="P76">-40<text:span text:style-name="T2">º</text:span><text:span text:style-name="T15"> F</text:span></text:p>
          </text:list-item>
          <text:list-item>
            <text:p text:style-name="P76"><text:span text:style-name="T15">37.8</text:span><text:span text:style-name="T2">º</text:span><text:span text:style-name="T15"> C</text:span></text:p>
          </text:list-item>
          <text:list-item>
            <text:p text:style-name="P76"><text:span text:style-name="T15">32.2</text:span><text:span text:style-name="T2">º</text:span><text:span text:style-name="T15"> C</text:span></text:p>
          </text:list-item>
          <text:list-item>
            <text:p text:style-name="P76"><text:span text:style-name="T15">31.7</text:span><text:span text:style-name="T2">º</text:span><text:span text:style-name="T15"> C</text:span></text:p>
          </text:list-item>
          <text:list-item>
            <text:p text:style-name="P76"><text:span text:style-name="T15">27.8</text:span><text:span text:style-name="T2">º</text:span><text:span text:style-name="T15"> C</text:span></text:p>
          </text:list-item>
          <text:list-item>
            <text:p text:style-name="P76"><text:span text:style-name="T15">26.7</text:span><text:span text:style-name="T2">º</text:span><text:span text:style-name="T15"> C</text:span></text:p>
          </text:list-item>
          <text:list-item>
            <text:p text:style-name="P76"><text:span text:style-name="T15">26.1</text:span><text:span text:style-name="T2">º</text:span><text:span text:style-name="T15"> C</text:span></text:p>
          </text:list-item>
          <text:list-item>
            <text:p text:style-name="P76"><text:span text:style-name="T15">23.9</text:span><text:span text:style-name="T2">º</text:span><text:span text:style-name="T15"> C</text:span></text:p>
          </text:list-item>
          <text:list-item>
            <text:p text:style-name="P76"><text:span text:style-name="T15">21.1</text:span><text:span text:style-name="T2">º</text:span><text:span text:style-name="T15"> C</text:span></text:p>
          </text:list-item>
          <text:list-item>
            <text:p text:style-name="P76"><text:span text:style-name="T15">17.2</text:span><text:span text:style-name="T2">º</text:span><text:span text:style-name="T15"> C</text:span></text:p>
          </text:list-item>
          <text:list-item>
            <text:p text:style-name="P76"><text:span text:style-name="T15">15.6</text:span><text:span text:style-name="T2">º</text:span><text:span text:style-name="T15"> C</text:span></text:p>
          </text:list-item>
          <text:list-item>
            <text:p text:style-name="P76"><text:span text:style-name="T15">14.4</text:span><text:span text:style-name="T2">º</text:span><text:span text:style-name="T15"> C</text:span></text:p>
          </text:list-item>
          <text:list-item>
            <text:p text:style-name="P76"><text:span text:style-name="T15">12.8</text:span><text:span text:style-name="T2">º</text:span><text:span text:style-name="T15"> C</text:span></text:p>
          </text:list-item>
          <text:list-item>
            <text:p text:style-name="P76"><text:span text:style-name="T15">7.2</text:span><text:span text:style-name="T2">º</text:span><text:span text:style-name="T15"> C</text:span></text:p>
          </text:list-item>
          <text:list-item>
            <text:p text:style-name="P76"><text:span text:style-name="T15">2.8</text:span><text:span text:style-name="T2">º</text:span><text:span text:style-name="T15"> C</text:span></text:p>
          </text:list-item>
          <text:list-item>
            <text:p text:style-name="P76"><text:span text:style-name="T15">0</text:span><text:span text:style-name="T2">º</text:span><text:span text:style-name="T15"> C</text:span></text:p>
          </text:list-item>
          <text:list-item>
            <text:p text:style-name="P76"><text:span text:style-name="T15">-3.9</text:span><text:span text:style-name="T2">º</text:span><text:span text:style-name="T15"> C</text:span></text:p>
          </text:list-item>
          <text:list-item>
            <text:p text:style-name="P76"><text:span text:style-name="T15">-5.6</text:span><text:span text:style-name="T2">º</text:span><text:span text:style-name="T15"> C</text:span></text:p>
          </text:list-item>
          <text:list-item>
            <text:p text:style-name="P76"><text:span text:style-name="T15">-9.4</text:span><text:span text:style-name="T2">º</text:span><text:span text:style-name="T15"> C</text:span></text:p>
          </text:list-item>
          <text:list-item>
            <text:p text:style-name="P76"><text:span text:style-name="T15">-11.1</text:span><text:span text:style-name="T2">º</text:span><text:span text:style-name="T15"> C</text:span></text:p>
          </text:list-item>
          <text:list-item>
            <text:p text:style-name="P76"><text:span text:style-name="T15">-15</text:span><text:span text:style-name="T2">º</text:span><text:span text:style-name="T15"> C</text:span></text:p>
          </text:list-item>
          <text:list-item>
            <text:p text:style-name="P76"><text:span text:style-name="T15">-17.8</text:span><text:span text:style-name="T2">º</text:span><text:span text:style-name="T15"> C</text:span></text:p>
          </text:list-item>
          <text:list-item>
            <text:p text:style-name="P76"><text:span text:style-name="T15">-20.6</text:span><text:span text:style-name="T2">º</text:span><text:span text:style-name="T15"> C</text:span></text:p>
          </text:list-item>
          <text:list-item>
            <text:p text:style-name="P76"><text:span text:style-name="T15">-25.6</text:span><text:span text:style-name="T2">º</text:span><text:span text:style-name="T15"> C</text:span></text:p>
          </text:list-item>
          <text:list-item>
            <text:p text:style-name="P76"><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580878620"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30">Refrigerator: 36º to 46º F</text:p>
          </text:list-item>
          <text:list-item>
            <text:p text:style-name="P130">Cool: 46º to 59º F</text:p>
          </text:list-item>
          <text:list-item>
            <text:p text:style-name="P130">Room temperature: the temperature prevailing in a working area</text:p>
          </text:list-item>
          <text:list-item>
            <text:p text:style-name="P130">Controlled room temperature: 59º to 86º F</text:p>
          </text:list-item>
          <text:list-item>
            <text:p text:style-name="P130">Warm: 86º to 104º F</text:p>
          </text:list-item>
          <text:list-item>
            <text:p text:style-name="P130">Excessive heat: any temperature above 104º F</text:p>
          </text:list-item>
        </text:list>
        <text:p text:style-name="P22">part II</text:p>
        <text:list xml:id="list1978194205"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31">Refrigerator: 2º to 8º C</text:p>
          </text:list-item>
          <text:list-item>
            <text:p text:style-name="P131">Cool: 8º to 15º C</text:p>
          </text:list-item>
          <text:list-item>
            <text:p text:style-name="P131">Room temperature: the temperature prevailing in a working area</text:p>
          </text:list-item>
          <text:list-item>
            <text:p text:style-name="P131">Controlled room temperature: 15º to 30º C</text:p>
          </text:list-item>
          <text:list-item>
            <text:p text:style-name="P131">Warm: 30º to 40º C</text:p>
          </text:list-item>
          <text:list-item>
            <text:p text:style-name="P131">Excessive heat: any temperature above 40º C</text:p>
          </text:list-item>
        </text:list>
      </text:section>
      <text:p text:style-name="P4"/>
      <text:section text:style-name="Sect3" text:name="Section37">
        <text:p text:style-name="P4">Worksheet 6-3</text:p>
        <text:list xml:id="list2087030862" text:style-name="L34">
          <text:list-item>
            <text:p text:style-name="P77">266<text:span text:style-name="T3">º F</text:span></text:p>
          </text:list-item>
          <text:list-item>
            <text:p text:style-name="P132">No, it is too warm.</text:p>
          </text:list-item>
          <text:list-item>
            <text:p text:style-name="P132"><text:s/></text:p>
            <text:list>
              <text:list-item>
                <text:p text:style-name="P132">-13º to 14º F</text:p>
              </text:list-item>
              <text:list-item>
                <text:p text:style-name="P132">You will need to calculate this from when it is assigned.</text:p>
              </text:list-item>
            </text:list>
          </text:list-item>
          <text:list-item>
            <text:p text:style-name="P132">148.9º C</text:p>
          </text:list-item>
          <text:list-item>
            <text:p text:style-name="P132">121.1º C</text:p>
          </text:list-item>
          <text:list-item>
            <text:p text:style-name="P132"/>
            <text:list>
              <text:list-item>
                <text:p text:style-name="P132">2.3º C</text:p>
              </text:list-item>
              <text:list-item>
                <text:p text:style-name="P132">3.2º C</text:p>
              </text:list-item>
              <text:list-item>
                <text:p text:style-name="P132">3.9º C</text:p>
              </text:list-item>
              <text:list-item>
                <text:p text:style-name="P132">1.4º C*</text:p>
              </text:list-item>
              <text:list-item>
                <text:p text:style-name="P132">2.7º C</text:p>
              </text:list-item>
              <text:list-item>
                <text:p text:style-name="P132">2.6º C</text:p>
              </text:list-item>
              <text:list-item>
                <text:p text:style-name="P132">3.8º C</text:p>
              </text:list-item>
              <text:list-item>
                <text:p text:style-name="P132">6.6º C</text:p>
              </text:list-item>
              <text:list-item>
                <text:p text:style-name="P132">9.3º C*</text:p>
              </text:list-item>
            </text:list>
          </text:list-item>
        </text:list>
        <text:p text:style-name="P23">1/28 &amp; 2/2 fell outside the safe range</text:p>
        <text:list xml:id="list951345065" text:continue-numbering="true" text:style-name="L34">
          <text:list-item>
            <text:p text:style-name="P132"/>
            <text:list>
              <text:list-item>
                <text:p text:style-name="P132">4.8º F</text:p>
              </text:list-item>
              <text:list-item>
                <text:p text:style-name="P132"><text:soft-page-break/>8.8º F</text:p>
              </text:list-item>
              <text:list-item>
                <text:p text:style-name="P132">8.2º F</text:p>
              </text:list-item>
              <text:list-item>
                <text:p text:style-name="P132">15.1º F*</text:p>
              </text:list-item>
              <text:list-item>
                <text:p text:style-name="P132">13.1º F</text:p>
              </text:list-item>
              <text:list-item>
                <text:p text:style-name="P132">7.7º F</text:p>
              </text:list-item>
              <text:list-item>
                <text:p text:style-name="P132">3.7º F</text:p>
              </text:list-item>
              <text:list-item>
                <text:p text:style-name="P132">-2.0º F</text:p>
              </text:list-item>
              <text:list-item>
                <text:p text:style-name="P132">-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1103273328" text:style-name="L35">
          <text:list-item>
            <text:p text:style-name="P78">1,000 mL</text:p>
          </text:list-item>
          <text:list-item>
            <text:p text:style-name="P78">10 mL</text:p>
          </text:list-item>
          <text:list-item>
            <text:p text:style-name="P78">0.697 L</text:p>
          </text:list-item>
          <text:list-item>
            <text:p text:style-name="P78">2,600 mL</text:p>
          </text:list-item>
          <text:list-item>
            <text:p text:style-name="P78">250 cc</text:p>
          </text:list-item>
          <text:list-item>
            <text:p text:style-name="P78">2,500 g</text:p>
          </text:list-item>
          <text:list-item>
            <text:p text:style-name="P78">0.415 kg</text:p>
          </text:list-item>
          <text:list-item>
            <text:p text:style-name="P78">2.16 g</text:p>
          </text:list-item>
          <text:list-item>
            <text:p text:style-name="P78">8,900 mg</text:p>
          </text:list-item>
          <text:list-item>
            <text:p text:style-name="P78">0.44 lb</text:p>
          </text:list-item>
          <text:list-item>
            <text:p text:style-name="P78">4.2 qt</text:p>
          </text:list-item>
          <text:list-item>
            <text:p text:style-name="P78">80.5 km</text:p>
          </text:list-item>
          <text:list-item>
            <text:p text:style-name="P78">197 in</text:p>
          </text:list-item>
          <text:list-item>
            <text:p text:style-name="P78">7.62 cm</text:p>
          </text:list-item>
          <text:list-item>
            <text:p text:style-name="P78">1.8 kg</text:p>
          </text:list-item>
          <text:list-item>
            <text:p text:style-name="P78">1.76 oz</text:p>
          </text:list-item>
          <text:list-item>
            <text:p text:style-name="P78">150 cc</text:p>
          </text:list-item>
          <text:list-item>
            <text:p text:style-name="P78">1,920 mL or 1,892 mL</text:p>
          </text:list-item>
          <text:list-item>
            <text:p text:style-name="P78">70.4 oz or 70.5 oz</text:p>
          </text:list-item>
          <text:list-item>
            <text:p text:style-name="P78">83 oz</text:p>
          </text:list-item>
          <text:list-item>
            <text:p text:style-name="P78">0.568 kg</text:p>
          </text:list-item>
          <text:list-item>
            <text:p text:style-name="P78">1.6 m</text:p>
          </text:list-item>
          <text:list-item>
            <text:p text:style-name="P78">1,986 to 1,989 g</text:p>
          </text:list-item>
          <text:list-item>
            <text:p text:style-name="P78">100 kg</text:p>
          </text:list-item>
          <text:list-item>
            <text:p text:style-name="P78">0.137 mg</text:p>
          </text:list-item>
        </text:list>
      </text:section>
      <text:p text:style-name="P4"/>
      <text:section text:style-name="Sect2" text:name="Section39">
        <text:p text:style-name="P4">Worksheet 7-2</text:p>
        <text:list xml:id="list733116289" text:style-name="L36">
          <text:list-item>
            <text:p text:style-name="P79">93 kg</text:p>
          </text:list-item>
          <text:list-item>
            <text:p text:style-name="P79">20 lb</text:p>
          </text:list-item>
          <text:list-item>
            <text:p text:style-name="P79">70 in = 178 cm = 1.78 m</text:p>
          </text:list-item>
          <text:list-item>
            <text:p text:style-name="P79">72 oz = 2,045 g = 2 kg</text:p>
          </text:list-item>
          <text:list-item>
            <text:p text:style-name="P79">32 fl oz = 2 pt</text:p>
          </text:list-item>
          <text:list-item>
            <text:p text:style-name="P79">2 qt</text:p>
          </text:list-item>
          <text:list-item>
            <text:p text:style-name="P79">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9">4 cups = 32 fl oz = 960 mL</text:p>
          </text:list-item>
          <text:list-item>
            <text:p text:style-name="P79">3 qt = 6 pt = 2,880 mL = 2.88 L</text:p>
          </text:list-item>
          <text:list-item>
            <text:p text:style-name="P79">3.35 kg</text:p>
          </text:list-item>
          <text:list-item>
            <text:p text:style-name="P79">1.88 m</text:p>
          </text:list-item>
          <text:list-item>
            <text:p text:style-name="P79">360 cc</text:p>
          </text:list-item>
          <text:list-item>
            <text:p text:style-name="P79">1.3 gal</text:p>
          </text:list-item>
          <text:list-item>
            <text:p text:style-name="P79">78.2 kg</text:p>
          </text:list-item>
          <text:list-item>
            <text:p text:style-name="P79">1.7 mL</text:p>
          </text:list-item>
          <text:list-item>
            <text:p text:style-name="P79">9.15 g</text:p>
          </text:list-item>
          <text:list-item>
            <text:p text:style-name="P79"><text:s/></text:p>
            <text:list>
              <text:list-item>
                <text:p text:style-name="P79">1.5 tsp</text:p>
              </text:list-item>
              <text:list-item>
                <text:p text:style-name="P79">yes</text:p>
              </text:list-item>
            </text:list>
          </text:list-item>
          <text:list-item>
            <text:p text:style-name="P79"/>
            <text:list>
              <text:list-item>
                <text:p text:style-name="P79">1 tsp</text:p>
              </text:list-item>
              <text:list-item>
                <text:p text:style-name="P79">75 mL</text:p>
              </text:list-item>
            </text:list>
          </text:list-item>
        </text:list>
      </text:section>
      <text:p text:style-name="P4"/>
      <text:section text:style-name="Sect2" text:name="Section40">
        <text:p text:style-name="P4">Worksheet 7-3</text:p>
        <text:list xml:id="list1266667667" text:style-name="L37">
          <text:list-item>
            <text:p text:style-name="P80">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80">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80">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80">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80">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80">1 m = 100 cm</text:p>
          </text:list-item>
          <text:list-item>
            <text:p text:style-name="P80">1 m = 1000 mm</text:p>
          </text:list-item>
          <text:list-item>
            <text:p text:style-name="P80">1 kg = 1000 g</text:p>
          </text:list-item>
          <text:list-item>
            <text:p text:style-name="P80">1 g = 1000 mg</text:p>
          </text:list-item>
          <text:list-item>
            <text:p text:style-name="P80">1 mg = 1000 mcg</text:p>
          </text:list-item>
          <text:list-item>
            <text:p text:style-name="P80">1 mcg = 1000 ng</text:p>
          </text:list-item>
          <text:list-item>
            <text:p text:style-name="P80">1 L = 1000 mL</text:p>
          </text:list-item>
          <text:list-item>
            <text:p text:style-name="P80">1 L = 1000 cc</text:p>
          </text:list-item>
          <text:list-item>
            <text:p text:style-name="P80">1 cc = 1 mL</text:p>
          </text:list-item>
          <text:list-item>
            <text:p text:style-name="P80">1 ft = 12 in</text:p>
          </text:list-item>
          <text:list-item>
            <text:p text:style-name="P80">1 lb = 16 oz</text:p>
          </text:list-item>
          <text:list-item>
            <text:p text:style-name="P80">1 gal = 4 qt</text:p>
          </text:list-item>
          <text:list-item>
            <text:p text:style-name="P80">1 qt = 2 pt</text:p>
          </text:list-item>
          <text:list-item>
            <text:p text:style-name="P80">1 pt = 2 cups</text:p>
          </text:list-item>
          <text:list-item>
            <text:p text:style-name="P80">1 pt = 16 fl oz</text:p>
          </text:list-item>
          <text:list-item>
            <text:p text:style-name="P80">1 cup = 8 fl oz</text:p>
          </text:list-item>
          <text:list-item>
            <text:p text:style-name="P80">1 oz = 2 Tbsp</text:p>
          </text:list-item>
          <text:list-item>
            <text:p text:style-name="P80">1 Tbsp = 3 tsp</text:p>
          </text:list-item>
          <text:list-item>
            <text:p text:style-name="P80">1 gr = 60, 64.8, or 65 mg</text:p>
          </text:list-item>
          <text:list-item>
            <text:p text:style-name="P80">1 fl oz = 30 mL</text:p>
          </text:list-item>
          <text:list-item>
            <text:p text:style-name="P80">1 gtt = 0.06 mL</text:p>
          </text:list-item>
          <text:list-item>
            <text:p text:style-name="P80">1 in = 2.54 cm</text:p>
          </text:list-item>
          <text:list-item>
            <text:p text:style-name="P80">1 kg = 2.2 lb</text:p>
          </text:list-item>
          <text:list-item>
            <text:p text:style-name="P80">1 lb = 454 g</text:p>
          </text:list-item>
          <text:list-item>
            <text:p text:style-name="P80">1 oz = 28.4 g</text:p>
          </text:list-item>
          <text:list-item>
            <text:p text:style-name="P80">1 pt = 480 mL</text:p>
          </text:list-item>
          <text:list-item>
            <text:p text:style-name="P80">1 Tbsp = 3 tsp</text:p>
          </text:list-item>
          <text:list-item>
            <text:p text:style-name="P80">1 tsp = 5 mL</text:p>
          </text:list-item>
          <text:list-item>
            <text:p text:style-name="P80">3 tsp = 0.5 fl oz</text:p>
          </text:list-item>
          <text:list-item>
            <text:p text:style-name="P80">960 mL = 2 pt</text:p>
          </text:list-item>
          <text:list-item>
            <text:p text:style-name="P80">20 gtt = 1.2 mL</text:p>
          </text:list-item>
          <text:list-item>
            <text:p text:style-name="P80">6'1” = 185 cm</text:p>
          </text:list-item>
          <text:list-item>
            <text:p text:style-name="P80">165 lb = 75 kg</text:p>
          </text:list-item>
          <text:list-item>
            <text:p text:style-name="P80">8 lb 13 oz = 4 kg</text:p>
          </text:list-item>
          <text:list-item>
            <text:p text:style-name="P80">7.5 mL = 1.5 tsp</text:p>
          </text:list-item>
          <text:list-item>
            <text:p text:style-name="P80">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641904059" text:style-name="L38">
          <text:list-item>
            <text:p text:style-name="P81"><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1"><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1">180, 194.4, or 195 mg</text:p>
          </text:list-item>
          <text:list-item>
            <text:p text:style-name="P81"><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1"><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1"><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1">0.5 pt</text:p>
          </text:list-item>
          <text:list-item>
            <text:p text:style-name="P81">30 gtt</text:p>
          </text:list-item>
          <text:list-item>
            <text:p text:style-name="P81"><text:soft-page-break/>10.8 to 15 mL</text:p>
          </text:list-item>
          <text:list-item>
            <text:p text:style-name="P81">gr ii</text:p>
          </text:list-item>
          <text:list-item>
            <text:p text:style-name="P81">56.8 or 62.2 g</text:p>
          </text:list-item>
          <text:list-item>
            <text:p text:style-name="P81"><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1">120 mL</text:p>
          </text:list-item>
          <text:list-item>
            <text:p text:style-name="P81">170.4 g</text:p>
          </text:list-item>
          <text:list-item>
            <text:p text:style-name="P81">gr iss</text:p>
          </text:list-item>
          <text:list-item>
            <text:p text:style-name="P81"><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1"><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1"><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1">gr iii</text:p>
          </text:list-item>
          <text:list-item>
            <text:p text:style-name="P81"><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1">3 or 4 tsp</text:p>
          </text:list-item>
          <text:list-item>
            <text:p text:style-name="P81">25 tsp</text:p>
          </text:list-item>
          <text:list-item>
            <text:p text:style-name="P81">24 tsp</text:p>
          </text:list-item>
          <text:list-item>
            <text:p text:style-name="P81"><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1">gr 0.23 or 0.25</text:p>
          </text:list-item>
          <text:list-item>
            <text:p text:style-name="P81">900 to 975 mg</text:p>
          </text:list-item>
          <text:list-item>
            <text:p text:style-name="P81">gr .15 to .17</text:p>
          </text:list-item>
          <text:list-item>
            <text:p text:style-name="P81">gr 38 to 42</text:p>
          </text:list-item>
          <text:list-item>
            <text:p text:style-name="P81">92.4 lb</text:p>
          </text:list-item>
          <text:list-item>
            <text:p text:style-name="P81">20 kg</text:p>
          </text:list-item>
          <text:list-item>
            <text:p text:style-name="P81">180 mL</text:p>
          </text:list-item>
          <text:list-item>
            <text:p text:style-name="P81">1.5 pt</text:p>
          </text:list-item>
          <text:list-item>
            <text:p text:style-name="P81">10 mL</text:p>
          </text:list-item>
          <text:list-item>
            <text:p text:style-name="P81">143 lb</text:p>
          </text:list-item>
          <text:list-item>
            <text:p text:style-name="P81">85 kg</text:p>
          </text:list-item>
          <text:list-item>
            <text:p text:style-name="P81">1.9 to 2.7 Tbsp</text:p>
          </text:list-item>
          <text:list-item>
            <text:p text:style-name="P81">960 mL</text:p>
          </text:list-item>
          <text:list-item>
            <text:p text:style-name="P81">180, 194.4, or 195 mg</text:p>
          </text:list-item>
          <text:list-item>
            <text:p text:style-name="P81">90, 97.2, or 95 mg</text:p>
          </text:list-item>
          <text:list-item>
            <text:p text:style-name="P81">22.5 mL</text:p>
          </text:list-item>
        </text:list>
      </text:section>
      <text:p text:style-name="P4"/>
      <text:section text:style-name="Sect2" text:name="Section42">
        <text:p text:style-name="P4">Worksheet 7-5</text:p>
        <text:list xml:id="list527306501" text:style-name="L39">
          <text:list-item>
            <text:p text:style-name="P82">100 cm</text:p>
          </text:list-item>
          <text:list-item>
            <text:p text:style-name="P82">10 mm</text:p>
          </text:list-item>
          <text:list-item>
            <text:p text:style-name="P82">1000 L</text:p>
          </text:list-item>
          <text:list-item>
            <text:p text:style-name="P82">1000 mm</text:p>
          </text:list-item>
          <text:list-item>
            <text:p text:style-name="P82">1 mL</text:p>
          </text:list-item>
          <text:list-item>
            <text:p text:style-name="P82">1000 g</text:p>
          </text:list-item>
          <text:list-item>
            <text:p text:style-name="P82"><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2"><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2">3 tsp</text:p>
          </text:list-item>
          <text:list-item>
            <text:p text:style-name="P82">12 in</text:p>
          </text:list-item>
          <text:list-item>
            <text:p text:style-name="P82">3600 mm</text:p>
          </text:list-item>
          <text:list-item>
            <text:p text:style-name="P82">0.47 m</text:p>
          </text:list-item>
          <text:list-item>
            <text:p text:style-name="P82">94 mm</text:p>
          </text:list-item>
          <text:list-item>
            <text:p text:style-name="P82">0.482 L</text:p>
          </text:list-item>
          <text:list-item>
            <text:p text:style-name="P82">3900 mL</text:p>
          </text:list-item>
          <text:list-item>
            <text:p text:style-name="P82">3600 mg</text:p>
          </text:list-item>
          <text:list-item>
            <text:p text:style-name="P82">56.8 g</text:p>
          </text:list-item>
          <text:list-item>
            <text:p text:style-name="P82">227 g</text:p>
          </text:list-item>
          <text:list-item>
            <text:p text:style-name="P82">60 cc</text:p>
          </text:list-item>
          <text:list-item>
            <text:p text:style-name="P82">2 in</text:p>
          </text:list-item>
          <text:list-item>
            <text:p text:style-name="P82"><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2">1 g</text:p>
          </text:list-item>
          <text:list-item>
            <text:p text:style-name="P82">6 Tbs</text:p>
          </text:list-item>
          <text:list-item>
            <text:p text:style-name="P82">25 mL</text:p>
          </text:list-item>
          <text:list-item>
            <text:p text:style-name="P82">1 Tbs</text:p>
          </text:list-item>
          <text:list-item>
            <text:p text:style-name="P82">54.5 kg</text:p>
          </text:list-item>
          <text:list-item>
            <text:p text:style-name="P82">42.3 kg</text:p>
          </text:list-item>
          <text:list-item>
            <text:p text:style-name="P82">1489 to 1491 g</text:p>
          </text:list-item>
          <text:list-item>
            <text:p text:style-name="P82">602 g</text:p>
          </text:list-item>
          <text:list-item>
            <text:p text:style-name="P82">1.8 m</text:p>
          </text:list-item>
          <text:list-item>
            <text:p text:style-name="P82">91.44 cm</text:p>
          </text:list-item>
          <text:list-item>
            <text:p text:style-name="P82">gtt iii</text:p>
          </text:list-item>
          <text:list-item>
            <text:p text:style-name="P82">1.02 mL</text:p>
          </text:list-item>
          <text:list-item>
            <text:p text:style-name="P82">a) Nitrostat 0.3 mg (nitroglycerin)</text:p>
          </text:list-item>
          <text:list-item>
            <text:p text:style-name="P82">d) ferrous gluconate 325 mg tablets</text:p>
          </text:list-item>
          <text:list-item>
            <text:p text:style-name="P82">10 cups</text:p>
          </text:list-item>
          <text:list-item>
            <text:p text:style-name="P82">90 kg</text:p>
          </text:list-item>
        </text:list>
      </text:section>
      <text:p text:style-name="P4"/>
      <text:p text:style-name="P4">Worksheet 7-6</text:p>
      <text:list xml:id="list2156570498" text:style-name="L40">
        <text:list-item>
          <text:p text:style-name="P83">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1438303344" text:continue-numbering="true" text:style-name="L40">
        <text:list-item>
          <text:p text:style-name="P83">Rx<text:tab/>Camphor<text:tab/>2.59 g</text:p>
        </text:list-item>
      </text:list>
      <text:p text:style-name="P25">Eualyptol<text:tab/>0.648 g</text:p>
      <text:p text:style-name="P25">Menthol<text:tab/>1.94 g</text:p>
      <text:p text:style-name="P25">Petrolatum<text:tab/>qs 62.2 g</text:p>
      <text:list xml:id="list643522026" text:continue-numbering="true" text:style-name="L40">
        <text:list-item>
          <text:p text:style-name="P83">Rx<text:tab/>ASA<text:tab/><text:tab/>648 mg</text:p>
        </text:list-item>
      </text:list>
      <text:p text:style-name="P25">Caffeine<text:tab/>32.4 mg</text:p>
      <text:p text:style-name="P25">Salicylamide<text:tab/>194.4 mg</text:p>
      <text:list xml:id="list1219383476" text:continue-numbering="true" text:style-name="L40">
        <text:list-item>
          <text:p text:style-name="P83">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2053083194" text:continue-numbering="true" text:style-name="L40">
        <text:list-item>
          <text:p text:style-name="P83">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333118770" text:style-name="L41">
          <text:list-item>
            <text:p text:style-name="P84">1000 mg</text:p>
          </text:list-item>
          <text:list-item>
            <text:p text:style-name="P84">100 cm</text:p>
          </text:list-item>
          <text:list-item>
            <text:p text:style-name="P84">1000 ml</text:p>
          </text:list-item>
          <text:list-item>
            <text:p text:style-name="P84">580 cm</text:p>
          </text:list-item>
          <text:list-item>
            <text:p text:style-name="P84">0.92 m</text:p>
          </text:list-item>
          <text:list-item>
            <text:p text:style-name="P84">3700 mL</text:p>
          </text:list-item>
          <text:list-item>
            <text:p text:style-name="P84">0.247 L</text:p>
          </text:list-item>
          <text:list-item>
            <text:p text:style-name="P84">4600 mL</text:p>
          </text:list-item>
          <text:list-item>
            <text:p text:style-name="P84">1.4 g</text:p>
          </text:list-item>
          <text:list-item>
            <text:p text:style-name="P84">4200 g</text:p>
          </text:list-item>
          <text:list-item>
            <text:p text:style-name="P84">55 in</text:p>
          </text:list-item>
          <text:list-item>
            <text:p text:style-name="P84">142 g</text:p>
          </text:list-item>
          <text:list-item>
            <text:p text:style-name="P84">272.4 g</text:p>
          </text:list-item>
          <text:list-item>
            <text:p text:style-name="P84">4.8 L</text:p>
          </text:list-item>
          <text:list-item>
            <text:p text:style-name="P84">90 cc</text:p>
          </text:list-item>
          <text:list-item>
            <text:p text:style-name="P84">3 in</text:p>
          </text:list-item>
          <text:list-item>
            <text:p text:style-name="P84">5.2 qt</text:p>
          </text:list-item>
          <text:list-item>
            <text:p text:style-name="P84">3 kg</text:p>
          </text:list-item>
          <text:list-item>
            <text:p text:style-name="P84">15.8 oz</text:p>
          </text:list-item>
          <text:list-item>
            <text:p text:style-name="P84">4500 mL</text:p>
          </text:list-item>
          <text:list-item>
            <text:p text:style-name="P84">18 cc</text:p>
          </text:list-item>
          <text:list-item>
            <text:p text:style-name="P84">gr</text:p>
          </text:list-item>
          <text:list-item>
            <text:p text:style-name="P84">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4"><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4">pt</text:p>
          </text:list-item>
          <text:list-item>
            <text:p text:style-name="P84">T, Tbs, Tbsp</text:p>
          </text:list-item>
          <text:list-item>
            <text:p text:style-name="P84">teaspoon</text:p>
          </text:list-item>
          <text:list-item>
            <text:p text:style-name="P84">drop</text:p>
          </text:list-item>
          <text:list-item>
            <text:p text:style-name="P84">quart</text:p>
          </text:list-item>
          <text:list-item>
            <text:p text:style-name="P84">dram</text:p>
          </text:list-item>
          <text:list-item>
            <text:p text:style-name="P84">ounce</text:p>
          </text:list-item>
          <text:list-item>
            <text:p text:style-name="P84">minim</text:p>
          </text:list-item>
          <text:list-item>
            <text:p text:style-name="P84">fluid ounce</text:p>
          </text:list-item>
          <text:list-item>
            <text:p text:style-name="P84">30 mL</text:p>
          </text:list-item>
          <text:list-item>
            <text:p text:style-name="P84">0.06 mL</text:p>
          </text:list-item>
          <text:list-item>
            <text:p text:style-name="P84">28.4 or 31.1 g</text:p>
          </text:list-item>
          <text:list-item>
            <text:p text:style-name="P84">0.06 mL</text:p>
          </text:list-item>
          <text:list-item>
            <text:p text:style-name="P84">60, 64.8, or 65 mg</text:p>
          </text:list-item>
          <text:list-item>
            <text:p text:style-name="P84"><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4">5 mL</text:p>
          </text:list-item>
          <text:list-item>
            <text:p text:style-name="P84">3 tsp</text:p>
          </text:list-item>
          <text:list-item>
            <text:p text:style-name="P84"><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4">30, 32.4, or 32.5 mg</text:p>
          </text:list-item>
          <text:list-item>
            <text:p text:style-name="P84"><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4"><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4"><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4"><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4">10 mL</text:p>
          </text:list-item>
          <text:list-item>
            <text:p text:style-name="P84">180, 194.4, 195 mg</text:p>
          </text:list-item>
          <text:list-item>
            <text:p text:style-name="P84">2.4 mL</text:p>
          </text:list-item>
          <text:list-item>
            <text:p text:style-name="P84">gr 154 or 167</text:p>
          </text:list-item>
          <text:list-item>
            <text:p text:style-name="P84">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462879467" text:style-name="L42">
        <text:list-item>
          <text:p text:style-name="P85">This script for Okla Beaty is for one Flonase (fluticasone propionate) Nasal Spray. The instructions read, “Spray once in each nostril every morning.” The refills are written for as needed.</text:p>
        </text:list-item>
        <text:list-item>
          <text:p text:style-name="P85">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5">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5">This script for Okla Beaty is for a one month supply of Coumadin (warfarin) 5 mg tablets with no refills. The directions read, “Take ½ tablet on Sunday, Tuesday, Thursday, and Saturday, and take 1 tablet on Monday, Wednesday, and Friday.”</text:p>
        </text:list-item>
        <text:list-item>
          <text:p text:style-name="P85">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5">This prescription for Patricia Pearson is for 90 Lipitor (atorvastatin) 10 mg tablets with no refills. The instructions read, “Take 1 tablet by mouth daily.”</text:p>
        </text:list-item>
        <text:list-item>
          <text:p text:style-name="P85"><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5">This prescription for Patricia Pearson is for a 10 mL vial of Novolin N (isophane – NPH – insulin) with 5 refills. The instructions read, “Inject 24 units subcutaneously every morning <text:s/>and 22 units subcutaneously every evening.”</text:p>
        </text:list-item>
        <text:list-item>
          <text:p text:style-name="P85">This prescription for Patricia Pearson is for 90 capsules of Cardizem CD (extended release diltiazem) 240 mg with no refills. The instructions read, “Take 1 capsule by mouth daily.”</text:p>
        </text:list-item>
        <text:list-item>
          <text:p text:style-name="P85">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5">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5">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5">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5">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5">This prescription for Richard Stallman is for 180 tablets of Sinemet (carbidopa and levodopa) 25/100 with 5 refills. The instructions read, “Take 2 tablets by mouth three times a day.”</text:p>
        </text:list-item>
        <text:list-item>
          <text:p text:style-name="P85">This prescription for Barbara Ericson is for 9 tablets of Imitrex (sumatriptan) 25 mg with 6 refills. “The instructions read, “Take 1 tablet every 6 hours as needed for migraine.”</text:p>
        </text:list-item>
        <text:list-item>
          <text:p text:style-name="P85">This prescription for Kurt Thomas is for Trusopt (dorzolamide) 2% ophthalmic solution with 6 refills. The instructions are, “Place 1 drop in each eye three times a day.”</text:p>
        </text:list-item>
        <text:list-item>
          <text:p text:style-name="P85">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69521626" text:style-name="L43">
          <text:list-item>
            <text:p text:style-name="P86">P</text:p>
          </text:list-item>
          <text:list-item>
            <text:p text:style-name="P86">J</text:p>
          </text:list-item>
          <text:list-item>
            <text:p text:style-name="P86">C</text:p>
          </text:list-item>
          <text:list-item>
            <text:p text:style-name="P86">E</text:p>
          </text:list-item>
          <text:list-item>
            <text:p text:style-name="P86">F</text:p>
          </text:list-item>
          <text:list-item>
            <text:p text:style-name="P86">G</text:p>
          </text:list-item>
          <text:list-item>
            <text:p text:style-name="P86">H</text:p>
          </text:list-item>
          <text:list-item>
            <text:p text:style-name="P86">I</text:p>
          </text:list-item>
          <text:list-item>
            <text:p text:style-name="P86">L</text:p>
          </text:list-item>
          <text:list-item>
            <text:p text:style-name="P86">N</text:p>
          </text:list-item>
          <text:list-item>
            <text:p text:style-name="P86">M</text:p>
          </text:list-item>
          <text:list-item>
            <text:p text:style-name="P86">Q</text:p>
          </text:list-item>
          <text:list-item>
            <text:p text:style-name="P86">K</text:p>
          </text:list-item>
          <text:list-item>
            <text:p text:style-name="P86">D</text:p>
          </text:list-item>
          <text:list-item>
            <text:p text:style-name="P86">B</text:p>
          </text:list-item>
          <text:list-item>
            <text:p text:style-name="P86">A</text:p>
          </text:list-item>
          <text:list-item>
            <text:p text:style-name="P86">O</text:p>
          </text:list-item>
          <text:list-item>
            <text:p text:style-name="P86">U</text:p>
          </text:list-item>
          <text:list-item>
            <text:p text:style-name="P86">R</text:p>
          </text:list-item>
          <text:list-item>
            <text:p text:style-name="P86">S</text:p>
          </text:list-item>
          <text:list-item>
            <text:p text:style-name="P86">T</text:p>
          </text:list-item>
          <text:list-item>
            <text:p text:style-name="P86">A</text:p>
          </text:list-item>
          <text:list-item>
            <text:p text:style-name="P86">L</text:p>
          </text:list-item>
          <text:list-item>
            <text:p text:style-name="P86">B</text:p>
          </text:list-item>
          <text:list-item>
            <text:p text:style-name="P86">C</text:p>
          </text:list-item>
          <text:list-item>
            <text:p text:style-name="P86">D</text:p>
          </text:list-item>
          <text:list-item>
            <text:p text:style-name="P86">E</text:p>
          </text:list-item>
          <text:list-item>
            <text:p text:style-name="P86">H</text:p>
          </text:list-item>
          <text:list-item>
            <text:p text:style-name="P86">I</text:p>
          </text:list-item>
          <text:list-item>
            <text:p text:style-name="P86">G</text:p>
          </text:list-item>
          <text:list-item>
            <text:p text:style-name="P86">J</text:p>
          </text:list-item>
          <text:list-item>
            <text:p text:style-name="P86">K</text:p>
          </text:list-item>
          <text:list-item>
            <text:p text:style-name="P86">F</text:p>
          </text:list-item>
          <text:list-item>
            <text:p text:style-name="P86">T</text:p>
          </text:list-item>
          <text:list-item>
            <text:p text:style-name="P86">S</text:p>
          </text:list-item>
          <text:list-item>
            <text:p text:style-name="P86"><text:soft-page-break/>X</text:p>
          </text:list-item>
          <text:list-item>
            <text:p text:style-name="P86">C</text:p>
          </text:list-item>
          <text:list-item>
            <text:p text:style-name="P86">D</text:p>
          </text:list-item>
          <text:list-item>
            <text:p text:style-name="P86">E</text:p>
          </text:list-item>
          <text:list-item>
            <text:p text:style-name="P86">F</text:p>
          </text:list-item>
          <text:list-item>
            <text:p text:style-name="P86">H</text:p>
          </text:list-item>
          <text:list-item>
            <text:p text:style-name="P86">I</text:p>
          </text:list-item>
          <text:list-item>
            <text:p text:style-name="P86">K</text:p>
          </text:list-item>
          <text:list-item>
            <text:p text:style-name="P86">J</text:p>
          </text:list-item>
          <text:list-item>
            <text:p text:style-name="P86">G</text:p>
          </text:list-item>
          <text:list-item>
            <text:p text:style-name="P86">N</text:p>
          </text:list-item>
          <text:list-item>
            <text:p text:style-name="P86">O</text:p>
          </text:list-item>
          <text:list-item>
            <text:p text:style-name="P86">P</text:p>
          </text:list-item>
          <text:list-item>
            <text:p text:style-name="P86">Q</text:p>
          </text:list-item>
          <text:list-item>
            <text:p text:style-name="P86">R</text:p>
          </text:list-item>
          <text:list-item>
            <text:p text:style-name="P86">A</text:p>
          </text:list-item>
          <text:list-item>
            <text:p text:style-name="P86">B</text:p>
          </text:list-item>
          <text:list-item>
            <text:p text:style-name="P86">U</text:p>
          </text:list-item>
          <text:list-item>
            <text:p text:style-name="P86">V</text:p>
          </text:list-item>
          <text:list-item>
            <text:p text:style-name="P86">W</text:p>
          </text:list-item>
          <text:list-item>
            <text:p text:style-name="P86">Y</text:p>
          </text:list-item>
          <text:list-item>
            <text:p text:style-name="P86">L</text:p>
          </text:list-item>
          <text:list-item>
            <text:p text:style-name="P86">M</text:p>
          </text:list-item>
          <text:list-item>
            <text:p text:style-name="P86">E</text:p>
          </text:list-item>
          <text:list-item>
            <text:p text:style-name="P86">N</text:p>
          </text:list-item>
          <text:list-item>
            <text:p text:style-name="P86">B</text:p>
          </text:list-item>
          <text:list-item>
            <text:p text:style-name="P86">Q</text:p>
          </text:list-item>
          <text:list-item>
            <text:p text:style-name="P86">R</text:p>
          </text:list-item>
          <text:list-item>
            <text:p text:style-name="P86">L</text:p>
          </text:list-item>
          <text:list-item>
            <text:p text:style-name="P86">D</text:p>
          </text:list-item>
          <text:list-item>
            <text:p text:style-name="P86">A</text:p>
          </text:list-item>
          <text:list-item>
            <text:p text:style-name="P86">G</text:p>
          </text:list-item>
          <text:list-item>
            <text:p text:style-name="P86">C</text:p>
          </text:list-item>
          <text:list-item>
            <text:p text:style-name="P86">K</text:p>
          </text:list-item>
          <text:list-item>
            <text:p text:style-name="P86">F</text:p>
          </text:list-item>
          <text:list-item>
            <text:p text:style-name="P86">I</text:p>
          </text:list-item>
          <text:list-item>
            <text:p text:style-name="P86">H</text:p>
          </text:list-item>
          <text:list-item>
            <text:p text:style-name="P86">J</text:p>
          </text:list-item>
          <text:list-item>
            <text:p text:style-name="P86">M</text:p>
          </text:list-item>
          <text:list-item>
            <text:p text:style-name="P86">O</text:p>
          </text:list-item>
          <text:list-item>
            <text:p text:style-name="P86">P</text:p>
          </text:list-item>
          <text:list-item>
            <text:p text:style-name="P86">K</text:p>
          </text:list-item>
          <text:list-item>
            <text:p text:style-name="P86">B</text:p>
          </text:list-item>
          <text:list-item>
            <text:p text:style-name="P86">S</text:p>
          </text:list-item>
          <text:list-item>
            <text:p text:style-name="P86">E</text:p>
          </text:list-item>
          <text:list-item>
            <text:p text:style-name="P86">D</text:p>
          </text:list-item>
          <text:list-item>
            <text:p text:style-name="P86">F</text:p>
          </text:list-item>
          <text:list-item>
            <text:p text:style-name="P86">G</text:p>
          </text:list-item>
          <text:list-item>
            <text:p text:style-name="P86">L</text:p>
          </text:list-item>
          <text:list-item>
            <text:p text:style-name="P86">M</text:p>
          </text:list-item>
          <text:list-item>
            <text:p text:style-name="P86">H</text:p>
          </text:list-item>
          <text:list-item>
            <text:p text:style-name="P86">I</text:p>
          </text:list-item>
          <text:list-item>
            <text:p text:style-name="P86">A</text:p>
          </text:list-item>
          <text:list-item>
            <text:p text:style-name="P86">J</text:p>
          </text:list-item>
          <text:list-item>
            <text:p text:style-name="P86">B</text:p>
          </text:list-item>
          <text:list-item>
            <text:p text:style-name="P86">C</text:p>
          </text:list-item>
          <text:list-item>
            <text:p text:style-name="P86">C</text:p>
          </text:list-item>
          <text:list-item>
            <text:p text:style-name="P86">D</text:p>
          </text:list-item>
        </text:list>
      </text:section>
      <text:list xml:id="list1149329255" text:continue-numbering="true" text:style-name="L43">
        <text:list-item>
          <text:p text:style-name="P86">The abbreviation “U” can be misread as the number “0” or “4” or the cursive letters for “cc”.</text:p>
        </text:list-item>
        <text:list-item>
          <text:p text:style-name="P86">Apothecary symbols should be avoided because they can easily be misread as number or othr symbols (i.e., the dram symbol looks like a 3 and the abbreviation for grain can be misread as gram).</text:p>
        </text:list-item>
        <text:list-item>
          <text:p text:style-name="P86">A trailing zero should be avoided because if the decimal is missed it may result in a patient being overdosed.</text:p>
        </text:list-item>
        <text:list-item>
          <text:p text:style-name="P86">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1801077179" text:style-name="L44">
          <text:list-item>
            <text:p text:style-name="P87">4 capsules/dose</text:p>
          </text:list-item>
          <text:list-item>
            <text:p text:style-name="P87">8 tablets/dose</text:p>
          </text:list-item>
          <text:list-item>
            <text:p text:style-name="P87">6 tablets/dose</text:p>
          </text:list-item>
          <text:list-item>
            <text:p text:style-name="P87">4 capsules/dose</text:p>
          </text:list-item>
          <text:list-item>
            <text:p text:style-name="P87">0.5 tablets/dose</text:p>
          </text:list-item>
          <text:list-item>
            <text:p text:style-name="P87">4 capsules/dose</text:p>
          </text:list-item>
          <text:list-item>
            <text:p text:style-name="P87">4 tablets/dose</text:p>
          </text:list-item>
          <text:list-item>
            <text:p text:style-name="P87">5 tablets/dose</text:p>
          </text:list-item>
          <text:list-item>
            <text:p text:style-name="P87">2 tablets/dose</text:p>
          </text:list-item>
          <text:list-item>
            <text:p text:style-name="P87">2 tablets/dose</text:p>
          </text:list-item>
          <text:list-item>
            <text:p text:style-name="P87">6 tablets/day</text:p>
          </text:list-item>
          <text:list-item>
            <text:p text:style-name="P87">24 tablets/day</text:p>
          </text:list-item>
          <text:list-item>
            <text:p text:style-name="P87">12 tablets/day</text:p>
          </text:list-item>
          <text:list-item>
            <text:p text:style-name="P87">8 capsules/day</text:p>
          </text:list-item>
          <text:list-item>
            <text:p text:style-name="P87">16 capsules/day</text:p>
          </text:list-item>
          <text:list-item>
            <text:p text:style-name="P87">48 tablets/day</text:p>
          </text:list-item>
          <text:list-item>
            <text:p text:style-name="P87">12 tablets/day</text:p>
          </text:list-item>
          <text:list-item>
            <text:p text:style-name="P87">1 tablet/day</text:p>
          </text:list-item>
          <text:list-item>
            <text:p text:style-name="P87">2 tablets/day</text:p>
          </text:list-item>
          <text:list-item>
            <text:p text:style-name="P87">6 tablets/day</text:p>
          </text:list-item>
          <text:list-item>
            <text:p text:style-name="P87">14 tablets</text:p>
          </text:list-item>
          <text:list-item>
            <text:p text:style-name="P87">14 tablets</text:p>
          </text:list-item>
          <text:list-item>
            <text:p text:style-name="P87">21 tablets</text:p>
          </text:list-item>
          <text:list-item>
            <text:p text:style-name="P87">30 tablets</text:p>
          </text:list-item>
          <text:list-item>
            <text:p text:style-name="P87">14 tablets</text:p>
          </text:list-item>
          <text:list-item>
            <text:p text:style-name="P87">12 capsules</text:p>
          </text:list-item>
          <text:list-item>
            <text:p text:style-name="P87">63 tablets</text:p>
          </text:list-item>
          <text:list-item>
            <text:p text:style-name="P87">84 tablets</text:p>
          </text:list-item>
          <text:list-item>
            <text:p text:style-name="P87">540 capsules</text:p>
          </text:list-item>
        </text:list>
      </text:section>
      <text:p text:style-name="P4"/>
      <text:section text:style-name="Sect2" text:name="Section46">
        <text:p text:style-name="P4">Worksheet 9-2</text:p>
        <text:list xml:id="list1016821059" text:style-name="L45">
          <text:list-item>
            <text:p text:style-name="P88">0.75 cc</text:p>
          </text:list-item>
          <text:list-item>
            <text:p text:style-name="P88">0.4 cc</text:p>
          </text:list-item>
          <text:list-item>
            <text:p text:style-name="P88">0.5 cc</text:p>
          </text:list-item>
          <text:list-item>
            <text:p text:style-name="P88">0.4 cc</text:p>
          </text:list-item>
          <text:list-item>
            <text:p text:style-name="P88">1.5 cc</text:p>
          </text:list-item>
          <text:list-item>
            <text:p text:style-name="P88">1.875 cc</text:p>
          </text:list-item>
          <text:list-item>
            <text:p text:style-name="P88">1.6 cc</text:p>
          </text:list-item>
          <text:list-item>
            <text:p text:style-name="P88">0.8 cc</text:p>
          </text:list-item>
          <text:list-item>
            <text:p text:style-name="P88">1.5 mL</text:p>
          </text:list-item>
          <text:list-item>
            <text:p text:style-name="P88">21 mL</text:p>
          </text:list-item>
          <text:list-item>
            <text:p text:style-name="P88">6.5 mL</text:p>
          </text:list-item>
          <text:list-item>
            <text:p text:style-name="P88">1.2 cc</text:p>
          </text:list-item>
          <text:list-item>
            <text:p text:style-name="P88">2.5 cc</text:p>
          </text:list-item>
          <text:list-item>
            <text:p text:style-name="P88">1.5 cc</text:p>
          </text:list-item>
          <text:list-item>
            <text:p text:style-name="P88"><text:soft-page-break/>0.5 cc</text:p>
          </text:list-item>
          <text:list-item>
            <text:p text:style-name="P88">0.15 mL</text:p>
          </text:list-item>
          <text:list-item>
            <text:p text:style-name="P88">0.28 mL</text:p>
          </text:list-item>
          <text:list-item>
            <text:p text:style-name="P88">2.4 mL</text:p>
          </text:list-item>
          <text:list-item>
            <text:p text:style-name="P88">2 cc</text:p>
          </text:list-item>
          <text:list-item>
            <text:p text:style-name="P88">1.5 cc</text:p>
          </text:list-item>
          <text:list-item>
            <text:p text:style-name="P88">0.5 cc</text:p>
          </text:list-item>
          <text:list-item>
            <text:p text:style-name="P88">3.75 cc</text:p>
          </text:list-item>
          <text:list-item>
            <text:p text:style-name="P88">0.75 cc</text:p>
          </text:list-item>
          <text:list-item>
            <text:p text:style-name="P88">8 mL</text:p>
          </text:list-item>
          <text:list-item>
            <text:p text:style-name="P88">22.4 mL</text:p>
          </text:list-item>
        </text:list>
      </text:section>
      <text:p text:style-name="P4"/>
      <text:section text:style-name="Sect2" text:name="Section47">
        <text:p text:style-name="P4">Worksheet 9-3</text:p>
        <text:list xml:id="list1777339284" text:style-name="L46">
          <text:list-item>
            <text:p text:style-name="P89">1.5 g</text:p>
          </text:list-item>
          <text:list-item>
            <text:p text:style-name="P89">10%</text:p>
          </text:list-item>
          <text:list-item>
            <text:p text:style-name="P89">50 cc</text:p>
          </text:list-item>
          <text:list-item>
            <text:p text:style-name="P89">1.5 g</text:p>
          </text:list-item>
          <text:list-item>
            <text:p text:style-name="P89">10%</text:p>
          </text:list-item>
          <text:list-item>
            <text:p text:style-name="P89">150 cc</text:p>
          </text:list-item>
          <text:list-item>
            <text:p text:style-name="P89">1.6 g</text:p>
          </text:list-item>
          <text:list-item>
            <text:p text:style-name="P89">0.5 g</text:p>
          </text:list-item>
          <text:list-item>
            <text:p text:style-name="P89">20%</text:p>
          </text:list-item>
          <text:list-item>
            <text:p text:style-name="P89">10%</text:p>
          </text:list-item>
          <text:list-item>
            <text:p text:style-name="P89">200 cc</text:p>
          </text:list-item>
          <text:list-item>
            <text:p text:style-name="P89">300 mL</text:p>
          </text:list-item>
          <text:list-item>
            <text:p text:style-name="P89">50 cc</text:p>
          </text:list-item>
          <text:list-item>
            <text:p text:style-name="P89">4.5 g</text:p>
          </text:list-item>
          <text:list-item>
            <text:p text:style-name="P89">62.5%</text:p>
          </text:list-item>
        </text:list>
      </text:section>
      <text:p text:style-name="P4"/>
      <text:section text:style-name="Sect2" text:name="Section48">
        <text:p text:style-name="P4">Worksheet 9-4</text:p>
        <text:list xml:id="list1368919523" text:style-name="L47">
          <text:list-item>
            <text:p text:style-name="P90">192.3 mL</text:p>
          </text:list-item>
          <text:list-item>
            <text:p text:style-name="P90">10 mL</text:p>
          </text:list-item>
          <text:list-item>
            <text:p text:style-name="P90">8 mL</text:p>
          </text:list-item>
          <text:list-item>
            <text:p text:style-name="P90">5 mL</text:p>
          </text:list-item>
          <text:list-item>
            <text:p text:style-name="P90">10 mL</text:p>
          </text:list-item>
          <text:list-item>
            <text:p text:style-name="P90">2.25 g</text:p>
          </text:list-item>
          <text:list-item>
            <text:p text:style-name="P90">1 g</text:p>
          </text:list-item>
          <text:list-item>
            <text:p text:style-name="P90">4 mL</text:p>
          </text:list-item>
          <text:list-item>
            <text:p text:style-name="P90">250 mL</text:p>
          </text:list-item>
          <text:list-item>
            <text:p text:style-name="P90">2 tablespoons</text:p>
          </text:list-item>
        </text:list>
      </text:section>
      <text:p text:style-name="P4"/>
      <text:section text:style-name="Sect2" text:name="Section49">
        <text:p text:style-name="P4">Worksheet 9-5</text:p>
        <text:list xml:id="list1547086416" text:style-name="L48">
          <text:list-item>
            <text:p text:style-name="P91">2 tablets/dose</text:p>
          </text:list-item>
          <text:list-item>
            <text:p text:style-name="P91">3 tablets/dose</text:p>
          </text:list-item>
          <text:list-item>
            <text:p text:style-name="P91">2 tablets/dose</text:p>
          </text:list-item>
          <text:list-item>
            <text:p text:style-name="P91">1.5 tablets/dose</text:p>
          </text:list-item>
          <text:list-item>
            <text:p text:style-name="P91">1 capsule/dose</text:p>
          </text:list-item>
          <text:list-item>
            <text:p text:style-name="P91">8 tablets/day</text:p>
          </text:list-item>
          <text:list-item>
            <text:p text:style-name="P91">1 tablet/day</text:p>
          </text:list-item>
          <text:list-item>
            <text:p text:style-name="P91">8 capsules/day</text:p>
          </text:list-item>
          <text:list-item>
            <text:p text:style-name="P91">15 tablets/day</text:p>
          </text:list-item>
          <text:list-item>
            <text:p text:style-name="P91">2 capsules/day</text:p>
          </text:list-item>
          <text:list-item>
            <text:p text:style-name="P91">0.6 cc</text:p>
          </text:list-item>
          <text:list-item>
            <text:p text:style-name="P91">0.4 cc</text:p>
          </text:list-item>
          <text:list-item>
            <text:p text:style-name="P91">1.5 cc</text:p>
          </text:list-item>
          <text:list-item>
            <text:p text:style-name="P91">0.8 cc</text:p>
          </text:list-item>
          <text:list-item>
            <text:p text:style-name="P91">2.5 cc</text:p>
          </text:list-item>
          <text:list-item>
            <text:p text:style-name="P91">0.8 g</text:p>
          </text:list-item>
          <text:list-item>
            <text:p text:style-name="P91">3%</text:p>
          </text:list-item>
          <text:list-item>
            <text:p text:style-name="P91">90 mL</text:p>
          </text:list-item>
          <text:list-item>
            <text:p text:style-name="P91">0.5 g</text:p>
          </text:list-item>
          <text:list-item>
            <text:p text:style-name="P91">10%</text:p>
          </text:list-item>
        </text:list>
      </text:section>
      <text:p text:style-name="P4"/>
      <text:p text:style-name="P3">Chapter 10 - Basic Infusion Calculations</text:p>
      <text:p text:style-name="P4"/>
      <text:section text:style-name="Sect2" text:name="Section50">
        <text:p text:style-name="P4">Worksheet 10-1</text:p>
        <text:list xml:id="list949152710" text:style-name="L49">
          <text:list-item>
            <text:p text:style-name="P92">8 cc of 50% stock solution; 32 cc of diluent</text:p>
          </text:list-item>
          <text:list-item>
            <text:p text:style-name="P92">400 cc of 25% stock solution; 600 cc of diluent</text:p>
          </text:list-item>
          <text:list-item>
            <text:p text:style-name="P92">200 mL of 50% stock solution; 300 ml of diluent</text:p>
          </text:list-item>
          <text:list-item>
            <text:p text:style-name="P92">25 mL of 40% stock solution; 475 mL of diluent</text:p>
          </text:list-item>
          <text:list-item>
            <text:p text:style-name="P92">80 cc of 20% stock solution; 120 cc of diluent</text:p>
          </text:list-item>
          <text:list-item>
            <text:p text:style-name="P92">5 cc of 40% stock solution; 15 cc of diluent</text:p>
          </text:list-item>
          <text:list-item>
            <text:p text:style-name="P92">102.7 mL of 14.6% sodium chloride; 397.3 mL sterile water for injection</text:p>
          </text:list-item>
          <text:list-item>
            <text:p text:style-name="P92">100 mL of 50% mannitol; 150 mL of diluent</text:p>
          </text:list-item>
          <text:list-item>
            <text:p text:style-name="P92">24 mL of 10% povidone-iodine; 216 mL of diluent</text:p>
          </text:list-item>
          <text:list-item>
            <text:p text:style-name="P92">42 mL of 5.95% sodium hypochlorite solution; 958 mL of diluent</text:p>
          </text:list-item>
          <text:list-item>
            <text:p text:style-name="P92">0.61%</text:p>
          </text:list-item>
          <text:list-item>
            <text:p text:style-name="P92">167 mL of 70% dextrose solution; 833 mL of 40% dextrose solution</text:p>
          </text:list-item>
        </text:list>
      </text:section>
      <text:p text:style-name="P4"/>
      <text:section text:style-name="Sect2" text:name="Section51">
        <text:p text:style-name="P4">Worksheet 10-2</text:p>
        <text:list xml:id="list800569460" text:style-name="L50">
          <text:list-item>
            <text:p text:style-name="P93">31 gtt/min</text:p>
          </text:list-item>
          <text:list-item>
            <text:p text:style-name="P93">42 gtt/min</text:p>
          </text:list-item>
          <text:list-item>
            <text:p text:style-name="P93">21 gtt/min</text:p>
          </text:list-item>
          <text:list-item>
            <text:p text:style-name="P93">26 gtt/min</text:p>
          </text:list-item>
          <text:list-item>
            <text:p text:style-name="P93">150 mL/hr</text:p>
          </text:list-item>
          <text:list-item>
            <text:p text:style-name="P93">64.75 mL/hr</text:p>
          </text:list-item>
          <text:list-item>
            <text:p text:style-name="P93">25 minutes</text:p>
          </text:list-item>
          <text:list-item>
            <text:p text:style-name="P93">0300 on Wednesday</text:p>
          </text:list-item>
          <text:list-item>
            <text:p text:style-name="P93">10 hours</text:p>
          </text:list-item>
          <text:list-item>
            <text:p text:style-name="P93">approximately midnight (0000)</text:p>
          </text:list-item>
          <text:list-item>
            <text:p text:style-name="P93">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1981869109" text:style-name="L51">
          <text:list-item>
            <text:p text:style-name="P94">37.5 mL</text:p>
          </text:list-item>
          <text:list-item>
            <text:p text:style-name="P94">0.18 mL</text:p>
          </text:list-item>
          <text:list-item>
            <text:p text:style-name="P94"><text:soft-page-break/>5.8 mL</text:p>
          </text:list-item>
          <text:list-item>
            <text:p text:style-name="P94">12.5 mL</text:p>
          </text:list-item>
          <text:list-item>
            <text:p text:style-name="P94">1.6 mL</text:p>
          </text:list-item>
          <text:list-item>
            <text:p text:style-name="P94"/>
            <text:list>
              <text:list-item>
                <text:p text:style-name="P94">2850 mg</text:p>
              </text:list-item>
              <text:list-item>
                <text:p text:style-name="P94">11,799 mg</text:p>
              </text:list-item>
            </text:list>
          </text:list-item>
          <text:list-item>
            <text:p text:style-name="P94"/>
            <text:list>
              <text:list-item>
                <text:p text:style-name="P94">1400 mg</text:p>
              </text:list-item>
              <text:list-item>
                <text:p text:style-name="P94">700 mg</text:p>
              </text:list-item>
            </text:list>
          </text:list-item>
          <text:list-item>
            <text:p text:style-name="P94">117,273 units</text:p>
          </text:list-item>
        </text:list>
      </text:section>
      <text:p text:style-name="P4"/>
      <text:section text:style-name="Sect2" text:name="Section53">
        <text:p text:style-name="P4">Worksheet 10-4</text:p>
        <text:list xml:id="list1998874371" text:style-name="L52">
          <text:list-item>
            <text:p text:style-name="P95">470 mcg</text:p>
          </text:list-item>
          <text:list-item>
            <text:p text:style-name="P95"/>
            <text:list>
              <text:list-item>
                <text:p text:style-name="P95">50 mg</text:p>
              </text:list-item>
              <text:list-item>
                <text:p text:style-name="P95">12.5 mL</text:p>
              </text:list-item>
              <text:list-item>
                <text:p text:style-name="P95">1 vial</text:p>
              </text:list-item>
            </text:list>
          </text:list-item>
          <text:list-item>
            <text:p text:style-name="P95">768 mL</text:p>
          </text:list-item>
          <text:list-item>
            <text:p text:style-name="P95">1 mL</text:p>
          </text:list-item>
          <text:list-item>
            <text:p text:style-name="P95">6.56 g</text:p>
          </text:list-item>
        </text:list>
      </text:section>
      <text:p text:style-name="P4"/>
      <text:section text:style-name="Sect2" text:name="Section54">
        <text:p text:style-name="P4">Worksheet 10-5</text:p>
        <text:list xml:id="list835229368" text:style-name="L53">
          <text:list-item>
            <text:p text:style-name="P96"/>
            <text:list>
              <text:list-item>
                <text:p text:style-name="P96">12.7 mg</text:p>
              </text:list-item>
              <text:list-item>
                <text:p text:style-name="P96">14.6 mg</text:p>
              </text:list-item>
              <text:list-item>
                <text:p text:style-name="P96">2.3 mg</text:p>
              </text:list-item>
              <text:list-item>
                <text:p text:style-name="P96">36.4 mg</text:p>
              </text:list-item>
            </text:list>
          </text:list-item>
          <text:list-item>
            <text:p text:style-name="P96"/>
            <text:list>
              <text:list-item>
                <text:p text:style-name="P96">25 mg</text:p>
              </text:list-item>
              <text:list-item>
                <text:p text:style-name="P96">20.8 mg</text:p>
              </text:list-item>
              <text:list-item>
                <text:p text:style-name="P96">21.3 mg</text:p>
              </text:list-item>
              <text:list-item>
                <text:p text:style-name="P96">36.4 mg</text:p>
              </text:list-item>
            </text:list>
          </text:list-item>
          <text:list-item>
            <text:p text:style-name="P96"/>
            <text:list>
              <text:list-item>
                <text:p text:style-name="P96">125 mg</text:p>
              </text:list-item>
              <text:list-item>
                <text:p text:style-name="P96">127.5 mg</text:p>
              </text:list-item>
              <text:list-item>
                <text:p text:style-name="P96">146.7 mg</text:p>
              </text:list-item>
              <text:list-item>
                <text:p text:style-name="P96">100 mg</text:p>
              </text:list-item>
            </text:list>
          </text:list-item>
        </text:list>
      </text:section>
      <text:p text:style-name="P4"/>
      <text:section text:style-name="Sect2" text:name="Section55">
        <text:p text:style-name="P4">Worksheet 10-6</text:p>
        <text:list xml:id="list1937319081" text:style-name="L54">
          <text:list-item>
            <text:p text:style-name="P97">51.4 mL of 14.6% sodium chloride; 198.6 mL sterile water for injection</text:p>
          </text:list-item>
          <text:list-item>
            <text:p text:style-name="P97">12.5 mL of 2% stock solution</text:p>
          </text:list-item>
          <text:list-item>
            <text:p text:style-name="P97">1316 mL of 95% ethyl alcohol; 1184 mL of NS</text:p>
          </text:list-item>
          <text:list-item>
            <text:p text:style-name="P97">6 mL of 10% cyclosporine solution</text:p>
          </text:list-item>
          <text:list-item>
            <text:p text:style-name="P97">18 mL of 5% potassium permanganate stock solution; 162 mL of diluent</text:p>
          </text:list-item>
          <text:list-item>
            <text:p text:style-name="P97">56 gtt/min</text:p>
          </text:list-item>
          <text:list-item>
            <text:p text:style-name="P97">125 mL/hr</text:p>
          </text:list-item>
          <text:list-item>
            <text:p text:style-name="P97">31 gtt/min</text:p>
          </text:list-item>
          <text:list-item>
            <text:p text:style-name="P97">15 minutes</text:p>
          </text:list-item>
          <text:list-item>
            <text:p text:style-name="P97">21 gtt/min</text:p>
          </text:list-item>
          <text:list-item>
            <text:p text:style-name="P97">0.3 mg</text:p>
          </text:list-item>
          <text:list-item>
            <text:p text:style-name="P97">19.9 mg</text:p>
          </text:list-item>
          <text:list-item>
            <text:p text:style-name="P97">5.727 g</text:p>
          </text:list-item>
          <text:list-item>
            <text:p text:style-name="P97">45 mL</text:p>
          </text:list-item>
          <text:list-item>
            <text:p text:style-name="P97">9.4 mL</text:p>
          </text:list-item>
          <text:list-item>
            <text:p text:style-name="P97">117 mg</text:p>
          </text:list-item>
          <text:list-item>
            <text:p text:style-name="P97">2 mg</text:p>
          </text:list-item>
          <text:list-item>
            <text:p text:style-name="P97">1485 mg</text:p>
          </text:list-item>
          <text:list-item>
            <text:p text:style-name="P97">29.7 mL</text:p>
          </text:list-item>
          <text:list-item>
            <text:p text:style-name="P97">3 vials</text:p>
          </text:list-item>
          <text:list-item>
            <text:p text:style-name="P97">864 mL</text:p>
          </text:list-item>
          <text:list-item>
            <text:p text:style-name="P97">670 mg</text:p>
          </text:list-item>
          <text:list-item>
            <text:p text:style-name="P97">Young's rule</text:p>
          </text:list-item>
          <text:list-item>
            <text:p text:style-name="P97">113.6 mg</text:p>
          </text:list-item>
          <text:list-item>
            <text:p text:style-name="P97">133.5 mg</text:p>
          </text:list-item>
          <text:list-item>
            <text:p text:style-name="P97">133.3 mg</text:p>
          </text:list-item>
          <text:list-item>
            <text:p text:style-name="P97">171.4 mg</text:p>
          </text:list-item>
          <text:list-item>
            <text:p text:style-name="P97">166.7 mg</text:p>
          </text:list-item>
        </text:list>
      </text:section>
      <text:p text:style-name="P4"/>
      <text:p text:style-name="P3">Chapter 11 - Day's Supply</text:p>
      <text:p text:style-name="P4"/>
      <text:section text:style-name="Sect2" text:name="Section56">
        <text:p text:style-name="P4">Worksheet 11-1</text:p>
        <text:list xml:id="list996123150" text:style-name="L55">
          <text:list-item>
            <text:p text:style-name="P98">30 days</text:p>
          </text:list-item>
          <text:list-item>
            <text:p text:style-name="P98">6 days</text:p>
          </text:list-item>
          <text:list-item>
            <text:p text:style-name="P98">10 days</text:p>
          </text:list-item>
          <text:list-item>
            <text:p text:style-name="P98">30 days</text:p>
          </text:list-item>
          <text:list-item>
            <text:p text:style-name="P98">50 days</text:p>
          </text:list-item>
          <text:list-item>
            <text:p text:style-name="P98">12 days</text:p>
          </text:list-item>
          <text:list-item>
            <text:p text:style-name="P98">90 days</text:p>
          </text:list-item>
          <text:list-item>
            <text:p text:style-name="P98">13 days</text:p>
          </text:list-item>
          <text:list-item>
            <text:p text:style-name="P98">30 days</text:p>
          </text:list-item>
          <text:list-item>
            <text:p text:style-name="P98">14 days</text:p>
          </text:list-item>
          <text:list-item>
            <text:p text:style-name="P98">Many pharmacies would enter it as 5 days even though it works to 4.<text:span text:style-name="T14">6</text:span> days.</text:p>
          </text:list-item>
          <text:list-item>
            <text:p text:style-name="P98">28 days</text:p>
          </text:list-item>
          <text:list-item>
            <text:p text:style-name="P98">30 days</text:p>
          </text:list-item>
          <text:list-item>
            <text:p text:style-name="P98">27 days</text:p>
          </text:list-item>
          <text:list-item>
            <text:p text:style-name="P98">15 days</text:p>
          </text:list-item>
          <text:list-item>
            <text:p text:style-name="P98">30 days</text:p>
          </text:list-item>
          <text:list-item>
            <text:p text:style-name="P98">5 days</text:p>
          </text:list-item>
          <text:list-item>
            <text:p text:style-name="P98">18 days</text:p>
          </text:list-item>
          <text:list-item>
            <text:p text:style-name="P98">25 days</text:p>
          </text:list-item>
          <text:list-item>
            <text:p text:style-name="P98">100 days</text:p>
          </text:list-item>
          <text:list-item>
            <text:p text:style-name="P98">60 days</text:p>
          </text:list-item>
          <text:list-item>
            <text:p text:style-name="P98">30 days</text:p>
          </text:list-item>
          <text:list-item>
            <text:p text:style-name="P98">6 days</text:p>
          </text:list-item>
          <text:list-item>
            <text:p text:style-name="P98">90 days</text:p>
          </text:list-item>
          <text:list-item>
            <text:p text:style-name="P98">Even though there is enough gel for 7 days, the script is for 5 days.</text:p>
          </text:list-item>
          <text:list-item>
            <text:p text:style-name="P98">11 days</text:p>
          </text:list-item>
          <text:list-item>
            <text:p text:style-name="P98">14 days</text:p>
          </text:list-item>
          <text:list-item>
            <text:p text:style-name="P98">30 days</text:p>
          </text:list-item>
          <text:list-item>
            <text:p text:style-name="P98">30 days</text:p>
          </text:list-item>
          <text:list-item>
            <text:p text:style-name="P98">10 days</text:p>
          </text:list-item>
          <text:list-item>
            <text:p text:style-name="P98">30 days</text:p>
          </text:list-item>
          <text:list-item>
            <text:p text:style-name="P98">60 days</text:p>
          </text:list-item>
          <text:list-item>
            <text:p text:style-name="P98">16 days (many places automatically enter prn inhalers for 30 days)</text:p>
          </text:list-item>
          <text:list-item>
            <text:p text:style-name="P98">100 days</text:p>
          </text:list-item>
          <text:list-item>
            <text:p text:style-name="P98">84 days</text:p>
          </text:list-item>
          <text:list-item>
            <text:p text:style-name="P98">7 days</text:p>
          </text:list-item>
          <text:list-item>
            <text:p text:style-name="P98">90 days</text:p>
          </text:list-item>
          <text:list-item>
            <text:p text:style-name="P98"><text:soft-page-break/>100 days</text:p>
          </text:list-item>
          <text:list-item>
            <text:p text:style-name="P98">30 days</text:p>
          </text:list-item>
          <text:list-item>
            <text:p text:style-name="P98">30 days</text:p>
          </text:list-item>
          <text:list-item>
            <text:p text:style-name="P98">Even though there is enough cream for 9 days, the script is for 7 days.</text:p>
          </text:list-item>
          <text:list-item>
            <text:p text:style-name="P98">6 days</text:p>
          </text:list-item>
          <text:list-item>
            <text:p text:style-name="P98">12 days</text:p>
          </text:list-item>
          <text:list-item>
            <text:p text:style-name="P98">90 days</text:p>
          </text:list-item>
          <text:list-item>
            <text:p text:style-name="P98">12 days</text:p>
          </text:list-item>
          <text:list-item>
            <text:p text:style-name="P98">30 days</text:p>
          </text:list-item>
          <text:list-item>
            <text:p text:style-name="P98">10 days</text:p>
          </text:list-item>
          <text:list-item>
            <text:p text:style-name="P98">28 days</text:p>
          </text:list-item>
          <text:list-item>
            <text:p text:style-name="P98">5 days</text:p>
          </text:list-item>
          <text:list-item>
            <text:p text:style-name="P98">30 days</text:p>
          </text:list-item>
        </text:list>
      </text:section>
      <text:p text:style-name="P4"/>
      <text:section text:style-name="Sect3" text:name="Section57">
        <text:p text:style-name="P4">Worksheet 11-2</text:p>
        <text:list xml:id="list904609759" text:style-name="L56">
          <text:list-item>
            <text:p text:style-name="P99">Dispense 1 inhaler at a time with 3 refills and no partials.</text:p>
          </text:list-item>
          <text:list-item>
            <text:p text:style-name="P99">Dispense 5 boxes at a time with 5 refills and no partials.</text:p>
          </text:list-item>
          <text:list-item>
            <text:p text:style-name="P99">Dispense 60 capsules at a time with 5 refills and no partials.</text:p>
          </text:list-item>
          <text:list-item>
            <text:p text:style-name="P99">Dispense 30 tablets at a time with 11 refills and no partials.</text:p>
          </text:list-item>
          <text:list-item>
            <text:p text:style-name="P99">Dispense 1 bottle at a time with 2 refills and no partials.</text:p>
          </text:list-item>
          <text:list-item>
            <text:p text:style-name="P99">Dispense 4 tablets at a time with 2 refills and no partials.</text:p>
          </text:list-item>
          <text:list-item>
            <text:p text:style-name="P99">Dispense 120 tablets at a time with 5 refills and no partials.</text:p>
          </text:list-item>
          <text:list-item>
            <text:p text:style-name="P99">Dispense 1 vial at a time with 2 refills and no partials.</text:p>
          </text:list-item>
          <text:list-item>
            <text:p text:style-name="P99">Dispense 30 tablets at a time with 9 refills and no partials.</text:p>
          </text:list-item>
          <text:list-item>
            <text:p text:style-name="P99">Dispense 2 vials at a time with 2 refills and no partials.</text:p>
          </text:list-item>
          <text:list-item>
            <text:p text:style-name="P99">Dispense 30 tablets at a time with 5 refills and a partial of 20 tablets.</text:p>
          </text:list-item>
          <text:list-item>
            <text:p text:style-name="P99">Dispense 30 capsules at a time with 1 refill and no partials.</text:p>
          </text:list-item>
          <text:list-item>
            <text:p text:style-name="P99">Dispense 30 tablets at a time with 5 refills and no partials.</text:p>
          </text:list-item>
          <text:list-item>
            <text:p text:style-name="P99">Dispense 30 tablets at a time with 9 refills and no partials.</text:p>
          </text:list-item>
          <text:list-item>
            <text:p text:style-name="P99">Dispense 60 capsules at a time with 2 refills and partial of 44 capsules.</text:p>
          </text:list-item>
          <text:list-item>
            <text:p text:style-name="P99">Dispense 30 patches at a time with 2 refills and no partials.</text:p>
          </text:list-item>
          <text:list-item>
            <text:p text:style-name="P99">Dispense 1 bottle at a time with 11 refills and no partials.</text:p>
          </text:list-item>
          <text:list-item>
            <text:p text:style-name="P99">Dispense 1 bottle at a time with 2 refills and no partials.</text:p>
          </text:list-item>
          <text:list-item>
            <text:p text:style-name="P99">Dispense 30 tablets at a time with 9 refills and no partials.</text:p>
          </text:list-item>
          <text:list-item>
            <text:p text:style-name="P99">Dispense 90 tablets at a time with 5 refills and no partials.</text:p>
          </text:list-item>
          <text:list-item>
            <text:p text:style-name="P99">Dispense 30 tablets at a time with 9 refills and no partials.</text:p>
          </text:list-item>
          <text:list-item>
            <text:p text:style-name="P99">Dispense 30 tablets at a time with 11 refills and no partials.</text:p>
          </text:list-item>
          <text:list-item>
            <text:p text:style-name="P99">Dispense 5 bottles at a time with 2 refills and a partial of 3 bottles.</text:p>
          </text:list-item>
          <text:list-item>
            <text:p text:style-name="P99">Dispense 90 tablets at a time with 5 refills and no partials.</text:p>
          </text:list-item>
          <text:list-item>
            <text:p text:style-name="P99">Dispense 60 tablets at a time with no refills and a partial of 40 tablets.</text:p>
          </text:list-item>
        </text:list>
      </text:section>
      <text:p text:style-name="P4"/>
      <text:p text:style-name="P3">Chapter 12 - Compounding Math</text:p>
      <text:p text:style-name="P4"/>
      <text:p text:style-name="P4">Worksheet 12-1</text:p>
      <text:list xml:id="list1096798587" text:style-name="L57">
        <text:list-item>
          <text:p text:style-name="P100">Add 34 mL of water each time.</text:p>
        </text:list-item>
        <text:list-item>
          <text:p text:style-name="P100">4 mL clindamycin phosphate; 56 mL of Cetaphil Lotion</text:p>
        </text:list-item>
        <text:list-item>
          <text:p text:style-name="P100">40.8 mL diphenhydramine elixir; 12 mL lidocaine viscous; 48 mL nystatin suspension; 12.48 mL erythromycin ethyl succinate suspension; 6.72 mL cherry syrup</text:p>
        </text:list-item>
        <text:list-item>
          <text:p text:style-name="P100">8 capsules</text:p>
        </text:list-item>
        <text:list-item>
          <text:p text:style-name="P100">250 mL of each ingredient</text:p>
        </text:list-item>
        <text:list-item>
          <text:p text:style-name="P100">4.5 g ibuprofen powder</text:p>
        </text:list-item>
        <text:list-item>
          <text:p text:style-name="P100">5 capsules</text:p>
        </text:list-item>
        <text:list-item>
          <text:p text:style-name="P100">2.4 g testosterone; 5.2 g menthol; 112.4 g hydrophilic petrolatum</text:p>
        </text:list-item>
        <text:list-item>
          <text:p text:style-name="P100">3.4 g cholesterol; 3.4 g stearyl alcohol; 9.1 g white wax; 97.7 g white petrolatum <text:span text:style-name="T16">or</text:span> 3.6 g cholesterol; 3.6 g stearyl alcohol; 9.6 g white wax; 103.2 g white petrolatum</text:p>
        </text:list-item>
        <text:list-item>
          <text:p text:style-name="P100"><text:soft-page-break/>20 metfromin tablets; 100 mL Ora-Plus; 100 mL Ora-Sweet</text:p>
        </text:list-item>
      </text:list>
      <text:p text:style-name="P4"/>
      <text:p text:style-name="P4">Worksheet 12-2</text:p>
      <text:list xml:id="list2012666904" text:style-name="L58">
        <text:list-item>
          <text:p text:style-name="P101">4% diclofenac sodium</text:p>
        </text:list-item>
        <text:list-item>
          <text:p text:style-name="P101">2.4 g glycopyrrolate; 2.3 mL benzyl alcohol; qs 240 mL purified water</text:p>
        </text:list-item>
        <text:list-item>
          <text:p text:style-name="P101">120 tablets</text:p>
        </text:list-item>
        <text:list-item>
          <text:p text:style-name="P101">25 g potassium bromide</text:p>
        </text:list-item>
        <text:list-item>
          <text:p text:style-name="P101">1% hydrocortisone</text:p>
        </text:list-item>
        <text:list-item>
          <text:p text:style-name="P101">9.6 mL promethazine; 125 mL codeine; 105.4 mL cherry syrup</text:p>
        </text:list-item>
        <text:list-item>
          <text:p text:style-name="P101">60 tablets</text:p>
        </text:list-item>
        <text:list-item>
          <text:p text:style-name="P101">4 tablets</text:p>
        </text:list-item>
        <text:list-item>
          <text:p text:style-name="P101">6 capsules</text:p>
        </text:list-item>
        <text:list-item>
          <text:p text:style-name="P101">160 mL nystatin; 16 mL gentamicin; 8 mL colistimethate</text:p>
        </text:list-item>
        <text:list-item>
          <text:p text:style-name="P101">12 acetazolamide tablets; 60 mL Ora-Plus; 60 mL Ora-Sweet</text:p>
        </text:list-item>
        <text:list-item>
          <text:p text:style-name="P101">24 amlodipine tablets; 60 mL Ora-Plus; 60 mL Ora-Sweet</text:p>
        </text:list-item>
        <text:list-item>
          <text:p text:style-name="P101">12 tablets</text:p>
        </text:list-item>
        <text:list-item>
          <text:p text:style-name="P101">120 tablets</text:p>
        </text:list-item>
        <text:list-item>
          <text:p text:style-name="P101">15 tablets</text:p>
        </text:list-item>
      </text:list>
      <text:p text:style-name="P4"/>
      <text:p text:style-name="P4">Worksheet 12-3</text:p>
      <text:list xml:id="list599006669" text:style-name="L59">
        <text:list-item>
          <text:p text:style-name="P102">Add 30 mL of water initially to wet powder, then add another 60 mL</text:p>
        </text:list-item>
        <text:list-item>
          <text:p text:style-name="P102">20 mL Donnatal elixir; 20 mL lidocaine viscous; 80 mL Mylanta</text:p>
        </text:list-item>
        <text:list-item>
          <text:p text:style-name="P102">5.68 g ichthammol; 5.68 g lanolin; 45.44 g white petrolatum <text:span text:style-name="T16">or</text:span> 6 g ichthammol; 6 g lanolin; 48 g white petrolatum</text:p>
        </text:list-item>
        <text:list-item>
          <text:p text:style-name="P102">38.4 g zinc oxide; 1.2 g menthol; 2.4 g phenol; 220.8 mL calcium hydroxide solution; qs ad 480 mL olive oil</text:p>
        </text:list-item>
        <text:list-item>
          <text:p text:style-name="P102">4.8 g diclofenac sodium; 55.2 g Pentravan cream</text:p>
        </text:list-item>
        <text:list-item>
          <text:p text:style-name="P102">30 tetracycline capsules; 150 mL Ora-Plus; 150 mL Ora-Sweet</text:p>
        </text:list-item>
        <text:list-item>
          <text:p text:style-name="P102">120 mg benzocaine; 840 mg acacia; 6 drops food coloring; 6 drops flavoring</text:p>
        </text:list-item>
        <text:list-item>
          <text:p text:style-name="P102">0.91 mL</text:p>
        </text:list-item>
        <text:list-item>
          <text:p text:style-name="P102">12.5 g erythromycin concentrate; 37.5 g ophthalmic base; 0.5% erythromycin</text:p>
        </text:list-item>
        <text:list-item>
          <text:p text:style-name="P102">12 clonazepam tablets; 60 mL Ora-Plus; 60 mL Ora-Sweet</text:p>
        </text:list-item>
        <text:list-item>
          <text:p text:style-name="P102">12 tablets</text:p>
        </text:list-item>
        <text:list-item>
          <text:p text:style-name="P102">30 bethanechol tablets; 30 mL Ora-Plus; 30 mL Ora-Sweet</text:p>
        </text:list-item>
        <text:list-item>
          <text:p text:style-name="P102"><text:s/></text:p>
          <text:list>
            <text:list-item>
              <text:p text:style-name="P102">15 mL</text:p>
            </text:list-item>
            <text:list-item>
              <text:p text:style-name="P102">240 mL</text:p>
            </text:list-item>
            <text:list-item>
              <text:p text:style-name="P102">240 tablets</text:p>
            </text:list-item>
          </text:list>
        </text:list-item>
        <text:list-item>
          <text:p text:style-name="P102">40 diltiazem tablets; 150 mL Ora-Plus; 150 mL Ora-Sweet</text:p>
        </text:list-item>
        <text:list-item>
          <text:p text:style-name="P102">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1362056241" text:style-name="L60">
        <text:list-item>
          <text:p text:style-name="P103">5.7%</text:p>
        </text:list-item>
        <text:list-item>
          <text:p text:style-name="P103">crush and triturate 12 tablets then weigh out 3.71 grams</text:p>
        </text:list-item>
        <text:list-item>
          <text:p text:style-name="P103"><text:soft-page-break/>2.4 g procaine; 25.24 g cocoa butter</text:p>
        </text:list-item>
        <text:list-item>
          <text:p text:style-name="P103">size 3 capsule shell</text:p>
        </text:list-item>
        <text:list-item>
          <text:p text:style-name="P103"><text:s/></text:p>
          <text:list>
            <text:list-item>
              <text:p text:style-name="P103">58.5%</text:p>
            </text:list-item>
            <text:list-item>
              <text:p text:style-name="P103">5 mg morphine</text:p>
            </text:list-item>
            <text:list-item>
              <text:p text:style-name="P103">5 mg cocaine</text:p>
            </text:list-item>
          </text:list>
        </text:list-item>
        <text:list-item>
          <text:p text:style-name="P103">30 levothyroxine tablets; 48 mL glycerin; qs 120 mL distilled water</text:p>
        </text:list-item>
        <text:list-item>
          <text:p text:style-name="P103">25 g bentonite; 475 mL purified water</text:p>
        </text:list-item>
        <text:list-item>
          <text:p text:style-name="P103">crush and triturate 13 tablets then weigh out 7.94 grams</text:p>
        </text:list-item>
        <text:list-item>
          <text:p text:style-name="P103"><text:s/></text:p>
          <text:list>
            <text:list-item>
              <text:p text:style-name="P103">2.4 g procaine</text:p>
            </text:list-item>
            <text:list-item>
              <text:p text:style-name="P103">1.2 g hydrocortisone acetate</text:p>
            </text:list-item>
            <text:list-item>
              <text:p text:style-name="P103">0.72 g witch hazel; 0.73 mL witch hazel</text:p>
            </text:list-item>
            <text:list-item>
              <text:p text:style-name="P103">44.55 g cocoa butter</text:p>
            </text:list-item>
          </text:list>
        </text:list-item>
        <text:list-item>
          <text:p text:style-name="P103">size 1 capsule shell</text:p>
        </text:list-item>
      </text:list>
      <text:p text:style-name="P4"/>
      <text:p text:style-name="P4">Worksheet 12-5</text:p>
      <text:list xml:id="list783080067" text:style-name="L61">
        <text:list-item>
          <text:p text:style-name="P104">Add 30.5 mL of water each time.</text:p>
        </text:list-item>
        <text:list-item>
          <text:p text:style-name="P104">Add 26 mL of water each time.</text:p>
        </text:list-item>
        <text:list-item>
          <text:p text:style-name="P104">30 mL lidocaine HCl; 90 mL Cetaphil Lotion</text:p>
        </text:list-item>
        <text:list-item>
          <text:p text:style-name="P104">6 g precipitated sulfur; 1.2 g salicylic acid; 52.8 g hydrophilic ointment</text:p>
        </text:list-item>
        <text:list-item>
          <text:p text:style-name="P104">45.4 g precipitated sulfur; 9.08 g salicylic acid; 399.52 g hydrophilic ointment</text:p>
        </text:list-item>
        <text:list-item>
          <text:p text:style-name="P104">160 mL of each ingredient</text:p>
        </text:list-item>
        <text:list-item>
          <text:p text:style-name="P104"><text:s/></text:p>
          <text:list>
            <text:list-item>
              <text:p text:style-name="P104">368 mL of Mudd Mixture</text:p>
            </text:list-item>
            <text:list-item>
              <text:p text:style-name="P104">320 mL nystatin; 32 mL gentamicin; 16 mL colistimethate</text:p>
            </text:list-item>
            <text:list-item>
              <text:p text:style-name="P104">1 bottle of nystatin; 2 vials of gentamicin; 3 vials of colistimethate</text:p>
            </text:list-item>
          </text:list>
        </text:list-item>
        <text:list-item>
          <text:p text:style-name="P104">12 capsules</text:p>
        </text:list-item>
        <text:list-item>
          <text:p text:style-name="P104"/>
          <text:list>
            <text:list-item>
              <text:p text:style-name="P104">0.568 g metronidazole; 0.568 g silver sulfadiazine; 2.84 g glycerin; qs 56.8 g hydrophylic ointment <text:span text:style-name="T16">or</text:span> 0.6 g metronidazole; 0.6 g silver sulfadiazine; 3 g glycerin; qs 60 g hydrophylic ointment</text:p>
            </text:list-item>
            <text:list-item>
              <text:p text:style-name="P104">2.27 mL <text:span text:style-name="T16">or</text:span> 2.4 mL glycerin</text:p>
            </text:list-item>
          </text:list>
        </text:list-item>
        <text:list-item>
          <text:p text:style-name="P104"><text:s/></text:p>
          <text:list>
            <text:list-item>
              <text:p text:style-name="P104">120 mg lidocaine HCl; 840 mg acacia; 6 drops food coloring; 6 drops flavoring</text:p>
            </text:list-item>
            <text:list-item>
              <text:p text:style-name="P104">3 mL lidocaine HCl</text:p>
            </text:list-item>
          </text:list>
        </text:list-item>
        <text:list-item>
          <text:p text:style-name="P104">5 tablets</text:p>
        </text:list-item>
        <text:list-item>
          <text:p text:style-name="P104">crush and triturate 4 tablets then weigh out 0.3 grams</text:p>
        </text:list-item>
        <text:list-item>
          <text:p text:style-name="P104">0.6 g aminophylline; 12.47 g cocoa butter</text:p>
        </text:list-item>
        <text:list-item>
          <text:p text:style-name="P104">size 0 capsule shell</text:p>
        </text:list-item>
        <text:list-item>
          <text:p text:style-name="P104"><text:s/></text:p>
          <text:list>
            <text:list-item>
              <text:p text:style-name="P104">24 mL prednisone elixir</text:p>
            </text:list-item>
            <text:list-item>
              <text:p text:style-name="P104">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587610690"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904473557"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575329321"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488696600"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821801934"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5"><text:span text:style-name="T1">30.33 days' supply inventory; </text:span><text:span text:style-name="T1">$2,061.74 over budget</text:span></text:p>
          </text:list-item>
          <text:list-item>
            <text:p text:style-name="P105"><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269984306"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1716902964"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1425244689"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1758829503"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687528510" text:style-name="L71">
          <text:list-item>
            <text:p text:style-name="P106">$4.13</text:p>
          </text:list-item>
          <text:list-item>
            <text:p text:style-name="P106">$3.53</text:p>
          </text:list-item>
          <text:list-item>
            <text:p text:style-name="P106">$1,026.00</text:p>
          </text:list-item>
          <text:list-item>
            <text:p text:style-name="P106">$634.00</text:p>
          </text:list-item>
        </text:list>
      </text:section>
      <text:p text:style-name="P2"/>
      <text:section text:style-name="Sect3" text:name="Section68">
        <text:p text:style-name="P2">Worksheet 14-9</text:p>
        <text:list xml:id="list572418508" text:style-name="L72">
          <text:list-item>
            <text:p text:style-name="P107">g</text:p>
          </text:list-item>
          <text:list-item>
            <text:p text:style-name="P107">o</text:p>
          </text:list-item>
          <text:list-item>
            <text:p text:style-name="P107">u</text:p>
          </text:list-item>
          <text:list-item>
            <text:p text:style-name="P107">l</text:p>
          </text:list-item>
          <text:list-item>
            <text:p text:style-name="P107">i</text:p>
          </text:list-item>
          <text:list-item>
            <text:p text:style-name="P107">p</text:p>
          </text:list-item>
          <text:list-item>
            <text:p text:style-name="P107">q</text:p>
          </text:list-item>
          <text:list-item>
            <text:p text:style-name="P107">r</text:p>
          </text:list-item>
          <text:list-item>
            <text:p text:style-name="P107">w</text:p>
          </text:list-item>
          <text:list-item>
            <text:p text:style-name="P107">m</text:p>
          </text:list-item>
          <text:list-item>
            <text:p text:style-name="P107">n</text:p>
          </text:list-item>
          <text:list-item>
            <text:p text:style-name="P107">k</text:p>
          </text:list-item>
          <text:list-item>
            <text:p text:style-name="P107">v</text:p>
          </text:list-item>
          <text:list-item>
            <text:p text:style-name="P107">e</text:p>
          </text:list-item>
          <text:list-item>
            <text:p text:style-name="P107">t</text:p>
          </text:list-item>
          <text:list-item>
            <text:p text:style-name="P107">a</text:p>
          </text:list-item>
          <text:list-item>
            <text:p text:style-name="P107">b</text:p>
          </text:list-item>
          <text:list-item>
            <text:p text:style-name="P107">d</text:p>
          </text:list-item>
          <text:list-item>
            <text:p text:style-name="P107">h</text:p>
          </text:list-item>
          <text:list-item>
            <text:p text:style-name="P107">f</text:p>
          </text:list-item>
          <text:list-item>
            <text:p text:style-name="P107">j</text:p>
          </text:list-item>
          <text:list-item>
            <text:p text:style-name="P107">s</text:p>
          </text:list-item>
          <text:list-item>
            <text:p text:style-name="P107">c</text:p>
          </text:list-item>
          <text:list-item>
            <text:p text:style-name="P107">1</text:p>
          </text:list-item>
          <text:list-item>
            <text:p text:style-name="P107">2</text:p>
          </text:list-item>
          <text:list-item>
            <text:p text:style-name="P107">0</text:p>
          </text:list-item>
          <text:list-item>
            <text:p text:style-name="P107">3</text:p>
          </text:list-item>
          <text:list-item>
            <text:p text:style-name="P107">0</text:p>
          </text:list-item>
          <text:list-item>
            <text:p text:style-name="P107">11.5 annual turnover rate</text:p>
          </text:list-item>
          <text:list-item>
            <text:p text:style-name="P107">12 annual turnover rate</text:p>
          </text:list-item>
          <text:list-item>
            <text:p text:style-name="P107">31.65 days; $10,750.65 under budget</text:p>
          </text:list-item>
          <text:list-item>
            <text:p text:style-name="P107">30.33 days; $1,855.55 over budget</text:p>
          </text:list-item>
          <text:list-item>
            <text:p text:style-name="P107">DEA 222 form or CSOS</text:p>
          </text:list-item>
          <text:list-item>
            <text:p text:style-name="P107">On the regular warehouse order form</text:p>
          </text:list-item>
          <text:list-item>
            <text:p text:style-name="P107">Controlled substances are to be checked in by the pharmacist; a pharmacy technician may assist under the direct supervision of a pharmacist.</text:p>
          </text:list-item>
          <text:list-item>
            <text:p text:style-name="P107">Under federal guidelines CIIs may be either locked in a secure vault or distributed throughout the inventory. CIII-V medications may also either be locked in a secure vault or distributed throughout the inventory.</text:p>
          </text:list-item>
          <text:list-item>
            <text:p text:style-name="P107">Temperature, ventilation, humidity, light, safety, and sanitation.</text:p>
          </text:list-item>
          <text:list-item>
            <text:p text:style-name="P107">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7"><text:span text:style-name="T2">02/28/2020 will expire first because 2020 is a leap year and therefore 02/2020 would not expire till the 29</text:span><text:span text:style-name="T9">th</text:span><text:span text:style-name="T2"> of February that year.</text:span></text:p>
          </text:list-item>
          <text:list-item>
            <text:p text:style-name="P133">40% markup</text:p>
          </text:list-item>
          <text:list-item>
            <text:p text:style-name="P133">$18.48</text:p>
          </text:list-item>
          <text:list-item>
            <text:p text:style-name="P133">3%</text:p>
          </text:list-item>
          <text:list-item>
            <text:p text:style-name="P133">$6,175.00</text:p>
          </text:list-item>
          <text:list-item>
            <text:p text:style-name="P133">$4.50</text:p>
          </text:list-item>
          <text:list-item>
            <text:p text:style-name="P133">$17,820.00</text:p>
          </text:list-item>
          <text:list-item>
            <text:p text:style-name="P133">$20.95 gross profit; $15.95 net profit</text:p>
          </text:list-item>
          <text:list-item>
            <text:p text:style-name="P133">$25.63 gross profit; $20.63 net profit</text:p>
          </text:list-item>
          <text:list-item>
            <text:p text:style-name="P133">$7.01 gross profit; $2.01 net profit</text:p>
          </text:list-item>
          <text:list-item>
            <text:p text:style-name="P133">$44.03 gross profit; $39.03 net profit</text:p>
          </text:list-item>
          <text:list-item>
            <text:p text:style-name="P133">$9.73 gross profit; $4.73 net profit</text:p>
          </text:list-item>
          <text:list-item>
            <text:p text:style-name="P133">$8.13 gross profit; $3.13 net profit</text:p>
          </text:list-item>
          <text:list-item>
            <text:p text:style-name="P133">$132.50</text:p>
          </text:list-item>
          <text:list-item>
            <text:p text:style-name="P133">$39.52</text:p>
          </text:list-item>
          <text:list-item>
            <text:p text:style-name="P133">$11.66</text:p>
          </text:list-item>
          <text:list-item>
            <text:p text:style-name="P133">$68.12</text:p>
          </text:list-item>
          <text:list-item>
            <text:p text:style-name="P133">$10.89</text:p>
          </text:list-item>
          <text:list-item>
            <text:p text:style-name="P133">$21.25 profit</text:p>
          </text:list-item>
          <text:list-item>
            <text:p text:style-name="P133">$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2183247666" text:style-name="L73">
        <text:list-item>
          <text:p text:style-name="P108">$3.67</text:p>
        </text:list-item>
      </text:list>
      <text:p text:style-name="P2"/>
      <text:p text:style-name="P3">Chapter 15 - Parenteral Dosage Calculations</text:p>
      <text:p text:style-name="P5"/>
      <text:section text:style-name="Sect2" text:name="Section69">
        <text:p text:style-name="P5">Worksheet 15-1</text:p>
        <text:list xml:id="list1818588832" text:style-name="L74">
          <text:list-item>
            <text:p text:style-name="P109">24.75 mL</text:p>
          </text:list-item>
          <text:list-item>
            <text:p text:style-name="P109">1 mL</text:p>
          </text:list-item>
          <text:list-item>
            <text:p text:style-name="P109">50 mg</text:p>
          </text:list-item>
          <text:list-item>
            <text:p text:style-name="P109">0.12 mL</text:p>
          </text:list-item>
          <text:list-item>
            <text:p text:style-name="P109">0.8 mL</text:p>
          </text:list-item>
          <text:list-item>
            <text:p text:style-name="P109">2.5 mL</text:p>
          </text:list-item>
          <text:list-item>
            <text:p text:style-name="P109">12.5 mL</text:p>
          </text:list-item>
          <text:list-item>
            <text:p text:style-name="P109">14 mL</text:p>
          </text:list-item>
          <text:list-item>
            <text:p text:style-name="P109">1.6 mL</text:p>
          </text:list-item>
          <text:list-item>
            <text:p text:style-name="P109">4.7 mL</text:p>
          </text:list-item>
          <text:list-item>
            <text:p text:style-name="P109">31 mL</text:p>
          </text:list-item>
          <text:list-item>
            <text:p text:style-name="P109">70 mg</text:p>
          </text:list-item>
          <text:list-item>
            <text:p text:style-name="P109">0.5 mL</text:p>
          </text:list-item>
          <text:list-item>
            <text:p text:style-name="P109">4 mL</text:p>
          </text:list-item>
          <text:list-item>
            <text:p text:style-name="P109">7.5 mL</text:p>
          </text:list-item>
          <text:list-item>
            <text:p text:style-name="P109">12 mL</text:p>
          </text:list-item>
          <text:list-item>
            <text:p text:style-name="P109">6 mL</text:p>
          </text:list-item>
        </text:list>
      </text:section>
      <text:p text:style-name="P5"/>
      <text:section text:style-name="Sect2" text:name="Section70">
        <text:p text:style-name="P5">Worksheet 15-2</text:p>
        <text:list xml:id="list187550735" text:style-name="L75">
          <text:list-item>
            <text:p text:style-name="P134">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4">d c p e i l k b a o n j h g m f</text:p>
          </text:list-item>
          <text:list-item>
            <text:p text:style-name="P134">inhalation and ophthalmic</text:p>
          </text:list-item>
          <text:list-item>
            <text:p text:style-name="P134">sterile, free of visible particulate material, pyrogen-free, stable for intended use, a pH similar to that of human blood, isotonic</text:p>
          </text:list-item>
          <text:list-item>
            <text:p text:style-name="P134">2.5 mL</text:p>
          </text:list-item>
          <text:list-item>
            <text:p text:style-name="P134">0.15 mL</text:p>
          </text:list-item>
          <text:list-item>
            <text:p text:style-name="P134"/>
            <text:list>
              <text:list-item>
                <text:p text:style-name="P134">12.5 mL</text:p>
              </text:list-item>
              <text:list-item>
                <text:p text:style-name="P134">1.5 mL</text:p>
              </text:list-item>
              <text:list-item>
                <text:p text:style-name="P134">21 mL</text:p>
              </text:list-item>
              <text:list-item>
                <text:p text:style-name="P134">31.25 mL</text:p>
              </text:list-item>
              <text:list-item>
                <text:p text:style-name="P134">0.3 mL</text:p>
              </text:list-item>
              <text:list-item>
                <text:p text:style-name="P134">0.5 mL</text:p>
              </text:list-item>
              <text:list-item>
                <text:p text:style-name="P134">4 mL</text:p>
              </text:list-item>
            </text:list>
          </text:list-item>
          <text:list-item>
            <text:p text:style-name="P134">The syringe should be marked at 2 mL</text:p>
          </text:list-item>
          <text:list-item>
            <text:p text:style-name="P134">5 mL</text:p>
          </text:list-item>
          <text:list-item>
            <text:p text:style-name="P134">3 mL</text:p>
          </text:list-item>
          <text:list-item>
            <text:p text:style-name="P134">100 mg</text:p>
          </text:list-item>
          <text:list-item>
            <text:p text:style-name="P134">250,000 u/mL = 26 mL; 500,000 u/mL = 13 mL; 1,000,000 u/m/L = 6.5 mL</text:p>
          </text:list-item>
          <text:list-item>
            <text:p text:style-name="P134">Both syringes should be marked at 16 mL.</text:p>
          </text:list-item>
        </text:list>
      </text:section>
      <text:p text:style-name="P5"/>
      <text:p text:style-name="P6">Chapter 16 - Insulin</text:p>
      <text:p text:style-name="P5"/>
      <text:section text:style-name="Sect3" text:name="Section71">
        <text:p text:style-name="P5">Worksheet 16-1</text:p>
        <text:list xml:id="list1014123773" text:style-name="L76">
          <text:list-item>
            <text:p text:style-name="P110">A; Mark the syringe at 12 units.</text:p>
          </text:list-item>
          <text:list-item>
            <text:p text:style-name="P110">B; Mark the syringe at 15 units.</text:p>
          </text:list-item>
          <text:list-item>
            <text:p text:style-name="P110">D; Mark the syringe at 35 units.</text:p>
          </text:list-item>
          <text:list-item>
            <text:p text:style-name="P110">E; Mark the syringe at 72 units.</text:p>
          </text:list-item>
          <text:list-item>
            <text:p text:style-name="P110">I; Mark the syringe at 55 units.</text:p>
          </text:list-item>
          <text:list-item>
            <text:p text:style-name="P110">C; Mark the syringe at 22 units.</text:p>
          </text:list-item>
          <text:list-item>
            <text:p text:style-name="P110">F; Mark the syringe at 80 units.</text:p>
          </text:list-item>
          <text:list-item>
            <text:p text:style-name="P110">H; Mark the syringe at 45 units.</text:p>
          </text:list-item>
          <text:list-item>
            <text:p text:style-name="P110">B; Mark the syringe at 25 units.</text:p>
          </text:list-item>
          <text:list-item>
            <text:p text:style-name="P110">G; Mark the syringe at 0.34 cc.</text:p>
          </text:list-item>
          <text:list-item>
            <text:p text:style-name="P110">D; Mark the syringe at 40 units.</text:p>
          </text:list-item>
          <text:list-item>
            <text:p text:style-name="P110">F; Mark the syringe at 77 units.</text:p>
          </text:list-item>
          <text:list-item>
            <text:p text:style-name="P110">E; Mark the syringe at 21 units.</text:p>
          </text:list-item>
          <text:list-item>
            <text:p text:style-name="P110">A; Mark the syringe at 0.5 cc.</text:p>
          </text:list-item>
        </text:list>
      </text:section>
      <text:list xml:id="list524781399" text:continue-numbering="true" text:style-name="L76">
        <text:list-item>
          <text:p text:style-name="P136">The clear rapid or short-acting insulin is actually drawn into the syringe prior to adding the cloudy isophane (NPH) insulin.</text:p>
        </text:list-item>
        <text:list-item>
          <text:p text:style-name="P138"><text:soft-page-break/><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7">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1409983165" text:style-name="L77">
          <text:list-item>
            <text:p text:style-name="P111"><text:s/></text:p>
            <text:list>
              <text:list-item>
                <text:p text:style-name="P111">12 carbon, 22 hydrogen, 1 calcium, 14 oxygen</text:p>
              </text:list-item>
              <text:list-item>
                <text:p text:style-name="P111">1 sodium, 2 hydrogen, 1 phosphorous, 4 oxygen</text:p>
              </text:list-item>
              <text:list-item>
                <text:p text:style-name="P111">2 carbon, 3 hydrogen, 2 oxygen, 1 potassium</text:p>
              </text:list-item>
              <text:list-item>
                <text:p text:style-name="P111">2 carbon, 6 hydrogen, 1 oxygen</text:p>
              </text:list-item>
            </text:list>
          </text:list-item>
          <text:list-item>
            <text:p text:style-name="P111"><text:s/></text:p>
            <text:list>
              <text:list-item>
                <text:p text:style-name="P111">1020 <text:span text:style-name="T10">mg monobasic potassium phosphate (KH</text:span><text:span text:style-name="T12">2</text:span><text:span text:style-name="T10">PO</text:span><text:span text:style-name="T12">4</text:span><text:span text:style-name="T10">)</text:span></text:p>
              </text:list-item>
              <text:list-item>
                <text:p text:style-name="P111">1305 <text:span text:style-name="T10">mg dibasic potassium phosphate (K</text:span><text:span text:style-name="T12">2</text:span><text:span text:style-name="T10">HPO</text:span><text:span text:style-name="T12">4</text:span><text:span text:style-name="T10">)</text:span></text:p>
              </text:list-item>
            </text:list>
          </text:list-item>
          <text:list-item>
            <text:p text:style-name="P111"><text:s/></text:p>
            <text:list>
              <text:list-item>
                <text:p text:style-name="P111">2.326 mMol calcium gluconate</text:p>
              </text:list-item>
              <text:list-item>
                <text:p text:style-name="P111">4.65 mEq calcium</text:p>
              </text:list-item>
            </text:list>
          </text:list-item>
          <text:list-item>
            <text:p text:style-name="P111">1490 mg potassium chloride</text:p>
          </text:list-item>
          <text:list-item>
            <text:p text:style-name="P111"><text:s/></text:p>
            <text:list>
              <text:list-item>
                <text:p text:style-name="P111">32.99 mCi</text:p>
              </text:list-item>
              <text:list-item>
                <text:p text:style-name="P111">0.55 mL</text:p>
              </text:list-item>
            </text:list>
          </text:list-item>
          <text:list-item>
            <text:p text:style-name="P111">194.2 Gy</text:p>
          </text:list-item>
          <text:list-item>
            <text:p text:style-name="P111">10 mcg cholecalciferol</text:p>
          </text:list-item>
          <text:list-item>
            <text:p text:style-name="P111">10,000 IU ascorbic acid</text:p>
          </text:list-item>
        </text:list>
      </text:section>
      <text:p text:style-name="P5"/>
      <text:p text:style-name="P6">Chapter 18 - Powder Volume Calculations</text:p>
      <text:p text:style-name="P5"/>
      <text:section text:style-name="Sect2" text:name="Section73">
        <text:p text:style-name="P5">Worksheet 18-1</text:p>
        <text:list xml:id="list1518009054" text:style-name="L78">
          <text:list-item>
            <text:p text:style-name="P112">8 mL</text:p>
          </text:list-item>
          <text:list-item>
            <text:p text:style-name="P112">92 mL</text:p>
          </text:list-item>
          <text:list-item>
            <text:p text:style-name="P112"><text:s/></text:p>
            <text:list>
              <text:list-item>
                <text:p text:style-name="P112">0.8 mL</text:p>
              </text:list-item>
              <text:list-item>
                <text:p text:style-name="P112">ampicillin 250 mg/mL; sulbactam 125 mg/mL</text:p>
              </text:list-item>
            </text:list>
          </text:list-item>
          <text:list-item>
            <text:p text:style-name="P112">27.7 mL</text:p>
          </text:list-item>
          <text:list-item>
            <text:p text:style-name="P112">0.4 mL</text:p>
          </text:list-item>
          <text:list-item>
            <text:p text:style-name="P112">500,000 units/mL</text:p>
          </text:list-item>
          <text:list-item>
            <text:p text:style-name="P112"/>
            <text:list>
              <text:list-item>
                <text:p text:style-name="P112">0.1 mL</text:p>
              </text:list-item>
              <text:list-item>
                <text:p text:style-name="P112">2080 mg</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0.7 mL</text:p>
              </text:list-item>
              <text:list-item>
                <text:p text:style-name="P112">200 mg/mL</text:p>
              </text:list-item>
              <text:list-item>
                <text:p text:style-name="P112">1.25 mL</text:p>
              </text:list-item>
            </text:list>
          </text:list-item>
          <text:list-item>
            <text:p text:style-name="P112">5 mg/mL</text:p>
          </text:list-item>
        </text:list>
      </text:section>
      <text:p text:style-name="P5"/>
      <text:section text:style-name="Sect2" text:name="Section74">
        <text:p text:style-name="P5">Worksheet 18-2</text:p>
        <text:list xml:id="list375265338" text:style-name="L79">
          <text:list-item>
            <text:p text:style-name="P113">5 mL</text:p>
          </text:list-item>
          <text:list-item>
            <text:p text:style-name="P113">45 mL</text:p>
          </text:list-item>
          <text:list-item>
            <text:p text:style-name="P113"><text:s/></text:p>
            <text:list>
              <text:list-item>
                <text:p text:style-name="P113">28 mL</text:p>
              </text:list-item>
              <text:list-item>
                <text:p text:style-name="P113">piperacillin 200 mg/mL; tazobactam 25 mg/mL</text:p>
              </text:list-item>
              <text:list-item>
                <text:p text:style-name="P113">20 mL</text:p>
              </text:list-item>
            </text:list>
          </text:list-item>
          <text:list-item>
            <text:p text:style-name="P113">0.8 mL</text:p>
          </text:list-item>
          <text:list-item>
            <text:p text:style-name="P113">95.2 mg/mL</text:p>
          </text:list-item>
          <text:list-item>
            <text:p text:style-name="P113"><text:s/></text:p>
            <text:list>
              <text:list-item>
                <text:p text:style-name="P113">10 mL</text:p>
              </text:list-item>
              <text:list-item>
                <text:p text:style-name="P113">8 g</text:p>
              </text:list-item>
              <text:list-item>
                <text:p text:style-name="P113">1.14</text:p>
              </text:list-item>
            </text:list>
          </text:list-item>
          <text:list-item>
            <text:p text:style-name="P113"><text:s/></text:p>
            <text:list>
              <text:list-item>
                <text:p text:style-name="P113">1.17 mL</text:p>
              </text:list-item>
              <text:list-item>
                <text:p text:style-name="P113">1.79</text:p>
              </text:list-item>
            </text:list>
          </text:list-item>
          <text:list-item>
            <text:p text:style-name="P113"><text:s/></text:p>
            <text:list>
              <text:list-item>
                <text:p text:style-name="P113">0.4 mL</text:p>
              </text:list-item>
              <text:list-item>
                <text:p text:style-name="P113">30 mL</text:p>
              </text:list-item>
            </text:list>
          </text:list-item>
          <text:list-item>
            <text:p text:style-name="P113"><text:s/></text:p>
            <text:list>
              <text:list-item>
                <text:p text:style-name="P113">500,000 units/mL</text:p>
              </text:list-item>
              <text:list-item>
                <text:p text:style-name="P113">400,000 units/mL</text:p>
              </text:list-item>
              <text:list-item>
                <text:p text:style-name="P113"><text:soft-page-break/>250,000 units/mL</text:p>
              </text:list-item>
              <text:list-item>
                <text:p text:style-name="P113">200,000 units/mL</text:p>
              </text:list-item>
            </text:list>
          </text:list-item>
          <text:list-item>
            <text:p text:style-name="P113"><text:s/></text:p>
            <text:list>
              <text:list-item>
                <text:p text:style-name="P113">4 mL</text:p>
              </text:list-item>
              <text:list-item>
                <text:p text:style-name="P113">200 mg/mL</text:p>
              </text:list-item>
              <text:list-item>
                <text:p text:style-name="P113">10 mL</text:p>
              </text:list-item>
            </text:list>
          </text:list-item>
          <text:list-item>
            <text:p text:style-name="P113"><text:s/></text:p>
            <text:list>
              <text:list-item>
                <text:p text:style-name="P113">160 mg/mL</text:p>
              </text:list-item>
              <text:list-item>
                <text:p text:style-name="P113">10 mL</text:p>
              </text:list-item>
            </text:list>
          </text:list-item>
          <text:list-item>
            <text:p text:style-name="P113"/>
            <text:list>
              <text:list-item>
                <text:p text:style-name="P113"><draw:frame draw:style-name="fr4" draw:name="Object246" text:anchor-type="as-char" svg:width="0.6256in" svg:height="0.3929in" draw:z-index="35"><draw:object xlink:href="./Object 246" xlink:type="simple" xlink:show="embed" xlink:actuate="onLoad"/><draw:image xlink:href="./ObjectReplacements/Object 246" xlink:type="simple" xlink:show="embed" xlink:actuate="onLoad"/></draw:frame></text:p>
              </text:list-item>
              <text:list-item>
                <text:p text:style-name="P113">3.5 mL of powder volume in the 2.5 g vial; 7 mL of powder volume in the 5 g vial; 14.5 mL of powder volume in the 10 g vial</text:p>
              </text:list-item>
              <text:list-item>
                <text:p text:style-name="P113">2 of the 10 g vials, 1 of the 5 g vials, and 1 of the 2.5 g vials</text:p>
              </text:list-item>
              <text:list-item>
                <text:p text:style-name="P113">reconstitute the 2.5 g vial with 21.5 mL of diluent; reconstitute the 5 g vial with 43 mL of diluent; reconstitute the 10 g vial with 86 mL of diluent</text:p>
              </text:list-item>
              <text:list-item>
                <text:p text:style-name="P113">275 mL</text:p>
              </text:list-item>
            </text:list>
          </text:list-item>
        </text:list>
      </text:section>
      <text:p text:style-name="P5"/>
      <text:section text:style-name="Sect2" text:name="Section75">
        <text:p text:style-name="P5">Worksheet 18-3</text:p>
        <text:list xml:id="list173191023" text:style-name="L80">
          <text:list-item>
            <text:p text:style-name="P114"/>
            <text:list>
              <text:list-item>
                <text:p text:style-name="P114">5 mL</text:p>
              </text:list-item>
              <text:list-item>
                <text:p text:style-name="P114">105 mL</text:p>
              </text:list-item>
              <text:list-item>
                <text:p text:style-name="P114">95.24 mg/mL</text:p>
              </text:list-item>
              <text:list-item>
                <text:p text:style-name="P114">15.75 mL</text:p>
              </text:list-item>
              <text:list-item>
                <text:p text:style-name="P114">This bag needs to be infused via a central line due to its 6 mg/mL concentration.</text:p>
              </text:list-item>
            </text:list>
          </text:list-item>
          <text:list-item>
            <text:p text:style-name="P114">0.26 mL</text:p>
          </text:list-item>
          <text:list-item>
            <text:p text:style-name="P114">1.3 mL</text:p>
          </text:list-item>
          <text:list-item>
            <text:p text:style-name="P114">91.4 mL</text:p>
          </text:list-item>
          <text:list-item>
            <text:p text:style-name="P114"><text:s/></text:p>
            <text:list>
              <text:list-item>
                <text:p text:style-name="P114">7 mL</text:p>
              </text:list-item>
              <text:list-item>
                <text:p text:style-name="P114">10 mL</text:p>
              </text:list-item>
            </text:list>
          </text:list-item>
          <text:list-item>
            <text:p text:style-name="P114"/>
            <text:list>
              <text:list-item>
                <text:p text:style-name="P114">43 mL</text:p>
              </text:list-item>
              <text:list-item>
                <text:p text:style-name="P114">5 mL</text:p>
              </text:list-item>
            </text:list>
          </text:list-item>
          <text:list-item>
            <text:p text:style-name="P114"/>
            <text:list>
              <text:list-item>
                <text:p text:style-name="P114">0.2 mL</text:p>
              </text:list-item>
              <text:list-item>
                <text:p text:style-name="P114">1800 mg</text:p>
              </text:list-item>
            </text:list>
          </text:list-item>
          <text:list-item>
            <text:p text:style-name="P114"/>
            <text:list>
              <text:list-item>
                <text:p text:style-name="P114">250,000 units/mL</text:p>
              </text:list-item>
              <text:list-item>
                <text:p text:style-name="P114">14 mL</text:p>
              </text:list-item>
            </text:list>
          </text:list-item>
          <text:list-item>
            <text:p text:style-name="P114"/>
            <text:list>
              <text:list-item>
                <text:p text:style-name="P114">1.4 mL</text:p>
              </text:list-item>
              <text:list-item>
                <text:p text:style-name="P114">200 mg/mL</text:p>
              </text:list-item>
              <text:list-item>
                <text:p text:style-name="P114">7.5 mL</text:p>
              </text:list-item>
            </text:list>
          </text:list-item>
          <text:list-item>
            <text:p text:style-name="P114"/>
            <text:list>
              <text:list-item>
                <text:p text:style-name="P114">28 mL</text:p>
              </text:list-item>
              <text:list-item>
                <text:p text:style-name="P114">piperacillin 400 mg/mL; tazobactam 50 mg/mL</text:p>
              </text:list-item>
              <text:list-item>
                <text:p text:style-name="P114">7.5 mL</text:p>
              </text:list-item>
            </text:list>
          </text:list-item>
        </text:list>
      </text:section>
      <text:p text:style-name="P5"/>
      <text:p text:style-name="P6">Chapter 19 - Percentage Strength</text:p>
      <text:p text:style-name="P5"/>
      <text:section text:style-name="Sect2" text:name="Section76">
        <text:p text:style-name="P5">Worksheet 19-1</text:p>
        <text:list xml:id="list132633563" text:style-name="L81">
          <text:list-item>
            <text:p text:style-name="P115">2.4 g</text:p>
          </text:list-item>
          <text:list-item>
            <text:p text:style-name="P115">25 L</text:p>
          </text:list-item>
          <text:list-item>
            <text:p text:style-name="P115">2 mL</text:p>
          </text:list-item>
          <text:list-item>
            <text:p text:style-name="P115">5 mL</text:p>
          </text:list-item>
          <text:list-item>
            <text:p text:style-name="P115"><text:s/></text:p>
            <text:list>
              <text:list-item>
                <text:p text:style-name="P115">58.5 g</text:p>
              </text:list-item>
              <text:list-item>
                <text:p text:style-name="P115">234 mg/mL</text:p>
              </text:list-item>
            </text:list>
          </text:list-item>
          <text:list-item>
            <text:p text:style-name="P115">12.5 mL</text:p>
          </text:list-item>
          <text:list-item>
            <text:p text:style-name="P115">5 mL</text:p>
          </text:list-item>
          <text:list-item>
            <text:p text:style-name="P115">908 mg</text:p>
          </text:list-item>
          <text:list-item>
            <text:p text:style-name="P115">17.5 mL</text:p>
          </text:list-item>
          <text:list-item>
            <text:p text:style-name="P115">26 g</text:p>
          </text:list-item>
          <text:list-item>
            <text:p text:style-name="P115">3000 mg</text:p>
          </text:list-item>
          <text:list-item>
            <text:p text:style-name="P115">4 capsules</text:p>
          </text:list-item>
          <text:list-item>
            <text:p text:style-name="P115">2.25 mg</text:p>
          </text:list-item>
          <text:list-item>
            <text:p text:style-name="P115">No, there is not enough drug in stock to fill this order.</text:p>
          </text:list-item>
          <text:list-item>
            <text:p text:style-name="P115">30%</text:p>
          </text:list-item>
          <text:list-item>
            <text:p text:style-name="P115"><text:s/></text:p>
            <text:list>
              <text:list-item>
                <text:p text:style-name="P115">2.5 mL</text:p>
              </text:list-item>
              <text:list-item>
                <text:p text:style-name="P115">0.075 mL</text:p>
              </text:list-item>
            </text:list>
          </text:list-item>
          <text:list-item>
            <text:p text:style-name="P115">2.5%</text:p>
          </text:list-item>
          <text:list-item>
            <text:p text:style-name="P115">4% sulfamethoxazole; 0.8% trimethoprim</text:p>
          </text:list-item>
          <text:list-item>
            <text:p text:style-name="P115">0.025 mL</text:p>
          </text:list-item>
          <text:list-item>
            <text:p text:style-name="P115">15 mg</text:p>
          </text:list-item>
        </text:list>
      </text:section>
      <text:p text:style-name="P5"/>
      <text:section text:style-name="Sect2" text:name="Section77">
        <text:p text:style-name="P5">Worksheet 19-2</text:p>
        <text:list xml:id="list171189495" text:style-name="L82">
          <text:list-item>
            <text:p text:style-name="P116">130 mg%</text:p>
          </text:list-item>
          <text:list-item>
            <text:p text:style-name="P116">150 mg%</text:p>
          </text:list-item>
          <text:list-item>
            <text:p text:style-name="P116">60 tablets</text:p>
          </text:list-item>
          <text:list-item>
            <text:p text:style-name="P116">2 mL</text:p>
          </text:list-item>
          <text:list-item>
            <text:p text:style-name="P116">6 capsules</text:p>
          </text:list-item>
          <text:list-item>
            <text:p text:style-name="P116">336 mL</text:p>
          </text:list-item>
          <text:list-item>
            <text:p text:style-name="P116">950 mcg</text:p>
          </text:list-item>
          <text:list-item>
            <text:p text:style-name="P116">18%</text:p>
          </text:list-item>
          <text:list-item>
            <text:p text:style-name="P116">16 mL</text:p>
          </text:list-item>
          <text:list-item>
            <text:p text:style-name="P116">48 mg</text:p>
          </text:list-item>
          <text:list-item>
            <text:p text:style-name="P116">1.8 g testosterone; 3.9 g menthol; 84.3 g hydrophylic petrolatum</text:p>
          </text:list-item>
          <text:list-item>
            <text:p text:style-name="P116">21.24 mL</text:p>
          </text:list-item>
          <text:list-item>
            <text:p text:style-name="P116">Yes, there is enough drug in stock to fill this order.</text:p>
          </text:list-item>
          <text:list-item>
            <text:p text:style-name="P116">The child has not reached a toxic level.</text:p>
          </text:list-item>
          <text:list-item>
            <text:p text:style-name="P116">25 mL</text:p>
          </text:list-item>
          <text:list-item>
            <text:p text:style-name="P116">25 mL</text:p>
          </text:list-item>
          <text:list-item>
            <text:p text:style-name="P116">8% sulfamethoxazole; 1.6% trimethoprim</text:p>
          </text:list-item>
          <text:list-item>
            <text:p text:style-name="P116">25% ampicillin; 12.5% sulbactam</text:p>
          </text:list-item>
          <text:list-item>
            <text:p text:style-name="P116">7 units</text:p>
          </text:list-item>
          <text:list-item>
            <text:p text:style-name="P116">7.5%</text:p>
          </text:list-item>
        </text:list>
      </text:section>
      <text:p text:style-name="P5"/>
      <text:p text:style-name="P6"><text:soft-page-break/>Chapter 20 - Ratio Strength</text:p>
      <text:p text:style-name="P5"/>
      <text:section text:style-name="Sect2" text:name="Section78">
        <text:p text:style-name="P5">Worksheet 20-1</text:p>
        <text:list xml:id="list2133604091" text:style-name="L83">
          <text:list-item>
            <text:p text:style-name="P117">1 g</text:p>
          </text:list-item>
          <text:list-item>
            <text:p text:style-name="P117">20 mg</text:p>
          </text:list-item>
          <text:list-item>
            <text:p text:style-name="P117">2.5%</text:p>
          </text:list-item>
          <text:list-item>
            <text:p text:style-name="P117"><text:s/></text:p>
            <text:list>
              <text:list-item>
                <text:p text:style-name="P117">1:2000</text:p>
              </text:list-item>
              <text:list-item>
                <text:p text:style-name="P117">500 mcg/mL</text:p>
              </text:list-item>
            </text:list>
          </text:list-item>
          <text:list-item>
            <text:p text:style-name="P117">Yes, the pharmacy will be able to prepare this order.</text:p>
          </text:list-item>
          <text:list-item>
            <text:p text:style-name="P117">No, the technician will not be able to fill this order.</text:p>
          </text:list-item>
          <text:list-item>
            <text:p text:style-name="P117">50 mcg</text:p>
          </text:list-item>
          <text:list-item>
            <text:p text:style-name="P117">450 mcg</text:p>
          </text:list-item>
          <text:list-item>
            <text:p text:style-name="P117">0.5 mL</text:p>
          </text:list-item>
          <text:list-item>
            <text:p text:style-name="P117"><text:s/></text:p>
            <text:list>
              <text:list-item>
                <text:p text:style-name="P117">16 mL</text:p>
              </text:list-item>
              <text:list-item>
                <text:p text:style-name="P117">4 ampules</text:p>
              </text:list-item>
            </text:list>
          </text:list-item>
          <text:list-item>
            <text:p text:style-name="P117">1 mL</text:p>
          </text:list-item>
          <text:list-item>
            <text:p text:style-name="P117">0.975 mL</text:p>
          </text:list-item>
          <text:list-item>
            <text:p text:style-name="P117">2%</text:p>
          </text:list-item>
          <text:list-item>
            <text:p text:style-name="P117">1.<text:span text:style-name="T14">6</text:span>%</text:p>
          </text:list-item>
          <text:list-item>
            <text:p text:style-name="P117">0.1%</text:p>
          </text:list-item>
          <text:list-item>
            <text:p text:style-name="P117"/>
            <text:list>
              <text:list-item>
                <text:p text:style-name="P117">0.01%</text:p>
              </text:list-item>
              <text:list-item>
                <text:p text:style-name="P117">1:10,000</text:p>
              </text:list-item>
            </text:list>
          </text:list-item>
          <text:list-item>
            <text:p text:style-name="P117"><text:s/></text:p>
            <text:list>
              <text:list-item>
                <text:p text:style-name="P117">5 g</text:p>
              </text:list-item>
              <text:list-item>
                <text:p text:style-name="P117">1:12.5</text:p>
              </text:list-item>
            </text:list>
          </text:list-item>
          <text:list-item>
            <text:p text:style-name="P117">1:10</text:p>
          </text:list-item>
          <text:list-item>
            <text:p text:style-name="P117">25 L</text:p>
          </text:list-item>
          <text:list-item>
            <text:p text:style-name="P117">1:200,000</text:p>
          </text:list-item>
        </text:list>
      </text:section>
      <text:p text:style-name="P5"/>
      <text:section text:style-name="Sect2" text:name="Section79">
        <text:p text:style-name="P5">Worksheet 20-2</text:p>
        <text:list xml:id="list929401627" text:style-name="L84">
          <text:list-item>
            <text:p text:style-name="P118">1:20,000</text:p>
          </text:list-item>
          <text:list-item>
            <text:p text:style-name="P118">2.5 mg</text:p>
          </text:list-item>
          <text:list-item>
            <text:p text:style-name="P118">0.4%</text:p>
          </text:list-item>
          <text:list-item>
            <text:p text:style-name="P118"><text:s/></text:p>
            <text:list>
              <text:list-item>
                <text:p text:style-name="P118">1:4000</text:p>
              </text:list-item>
              <text:list-item>
                <text:p text:style-name="P118">250 mcg/mL</text:p>
              </text:list-item>
            </text:list>
          </text:list-item>
          <text:list-item>
            <text:p text:style-name="P118">Yes, the pharmacy will be able to prepare this order.</text:p>
          </text:list-item>
          <text:list-item>
            <text:p text:style-name="P118">No, the pharmacy does not have enough drug in stock to prepare both bags.</text:p>
          </text:list-item>
          <text:list-item>
            <text:p text:style-name="P118">75 mcg</text:p>
          </text:list-item>
          <text:list-item>
            <text:p text:style-name="P118">300 mcg</text:p>
          </text:list-item>
          <text:list-item>
            <text:p text:style-name="P118">1 mL</text:p>
          </text:list-item>
          <text:list-item>
            <text:p text:style-name="P118"><text:s/></text:p>
            <text:list>
              <text:list-item>
                <text:p text:style-name="P118">16 mL</text:p>
              </text:list-item>
              <text:list-item>
                <text:p text:style-name="P118">1 vial</text:p>
              </text:list-item>
              <text:list-item>
                <text:p text:style-name="P118">1:15,625</text:p>
              </text:list-item>
            </text:list>
          </text:list-item>
          <text:list-item>
            <text:p text:style-name="P118">0.75 mL</text:p>
          </text:list-item>
          <text:list-item>
            <text:p text:style-name="P118">1.875 mL</text:p>
          </text:list-item>
          <text:list-item>
            <text:p text:style-name="P118">2.5%</text:p>
          </text:list-item>
          <text:list-item>
            <text:p text:style-name="P118">1.25%</text:p>
          </text:list-item>
          <text:list-item>
            <text:p text:style-name="P118">1:500</text:p>
          </text:list-item>
          <text:list-item>
            <text:p text:style-name="P118"><text:s/></text:p>
            <text:list>
              <text:list-item>
                <text:p text:style-name="P118">0.001</text:p>
              </text:list-item>
              <text:list-item>
                <text:p text:style-name="P118">1:100,000</text:p>
              </text:list-item>
            </text:list>
          </text:list-item>
          <text:list-item>
            <text:p text:style-name="P118"><text:s/></text:p>
            <text:list>
              <text:list-item>
                <text:p text:style-name="P118">5 g</text:p>
              </text:list-item>
              <text:list-item>
                <text:p text:style-name="P118">1:20</text:p>
              </text:list-item>
            </text:list>
          </text:list-item>
          <text:list-item>
            <text:p text:style-name="P118">1:10</text:p>
          </text:list-item>
          <text:list-item>
            <text:p text:style-name="P118">12.5 L</text:p>
          </text:list-item>
          <text:list-item>
            <text:p text:style-name="P118">1:500,000</text:p>
          </text:list-item>
          <text:list-item>
            <text:p text:style-name="P118"><text:s/></text:p>
            <text:list>
              <text:list-item>
                <text:p text:style-name="P118">2 vials</text:p>
              </text:list-item>
              <text:list-item>
                <text:p text:style-name="P118">248 mL</text:p>
              </text:list-item>
              <text:list-item>
                <text:p text:style-name="P118">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2070047273" text:style-name="L85">
          <text:list-item>
            <text:p text:style-name="P119">6 g precipitated sulfur; 1.2 g salicylic acid; 52.8 g hydrophilic ointment </text:p>
          </text:list-item>
          <text:list-item>
            <text:p text:style-name="P119">45.4 g precipitated sulfur; 9.08 g salicylic acid; 399.52 g hydrophilic ointment</text:p>
          </text:list-item>
          <text:list-item>
            <text:p text:style-name="P119">15 g zinc oxide; 15 g starch; 30 g white petrolatum</text:p>
          </text:list-item>
          <text:list-item>
            <text:p text:style-name="P119">47.37 g talc; 3.16 g benzoic acid; 9.47 g bentonite</text:p>
          </text:list-item>
          <text:list-item>
            <text:p text:style-name="P119">0.001%</text:p>
          </text:list-item>
          <text:list-item>
            <text:p text:style-name="P119">750 g aspirin; 375 g phenacetin; 125 g caffeine</text:p>
          </text:list-item>
          <text:list-item>
            <text:p text:style-name="P119">13.2 kg yellow ointment</text:p>
          </text:list-item>
          <text:list-item>
            <text:p text:style-name="P119">52.5 g parachlorophenol; 97.5 g camphor</text:p>
          </text:list-item>
          <text:list-item>
            <text:p text:style-name="P119">5000 g lactose; 7500 g sucrose; 12,500 g starch, direct compressing formula; 25 g magnesium sulfate; yield 50,000 tablets</text:p>
          </text:list-item>
          <text:list-item>
            <text:p text:style-name="P119"><text:s/>38.4 g calamine; 38.4 g zinc oxide; 9.6 g glycerin; 120 mL bentonite magma; qs 480 mL calcium hydroxide</text:p>
          </text:list-item>
          <text:list-item>
            <text:p text:style-name="P119">3.028 mL trihalomethanes</text:p>
          </text:list-item>
          <text:list-item>
            <text:p text:style-name="P119">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943782289" text:style-name="L86">
          <text:list-item>
            <text:p text:style-name="P120">750 mg</text:p>
          </text:list-item>
          <text:list-item>
            <text:p text:style-name="P120">12.5 mL</text:p>
          </text:list-item>
          <text:list-item>
            <text:p text:style-name="P120">18.75 mL</text:p>
          </text:list-item>
          <text:list-item>
            <text:p text:style-name="P120">9 tablets/day</text:p>
          </text:list-item>
          <text:list-item>
            <text:p text:style-name="P120">20 mg</text:p>
          </text:list-item>
          <text:list-item>
            <text:p text:style-name="P120">425 mg/day <text:span text:style-name="T16">or</text:span> 426 mg/day</text:p>
          </text:list-item>
          <text:list-item>
            <text:p text:style-name="P120">The syringe should be <text:soft-page-break/>marked for 1.95 mL</text:p>
          </text:list-item>
          <text:list-item>
            <text:p text:style-name="P120"/>
            <text:list>
              <text:list-item>
                <text:p text:style-name="P120">250 mg/dose</text:p>
              </text:list-item>
              <text:list-item>
                <text:p text:style-name="P120">1000 mg/day</text:p>
              </text:list-item>
              <text:list-item>
                <text:p text:style-name="P120">1 mL/dose</text:p>
              </text:list-item>
            </text:list>
          </text:list-item>
          <text:list-item>
            <text:p text:style-name="P120"><text:s/></text:p>
            <text:list>
              <text:list-item>
                <text:p text:style-name="P120">209 mg</text:p>
              </text:list-item>
              <text:list-item>
                <text:p text:style-name="P120">157 mg</text:p>
              </text:list-item>
              <text:list-item>
                <text:p text:style-name="P120">5.2 mL for the loading dose; 3.9 mL for each maintenance dose</text:p>
              </text:list-item>
            </text:list>
          </text:list-item>
          <text:list-item>
            <text:p text:style-name="P120">125 mL</text:p>
          </text:list-item>
          <text:list-item>
            <text:p text:style-name="P120">4.3 mL</text:p>
          </text:list-item>
          <text:list-item>
            <text:p text:style-name="P120"><text:s/></text:p>
            <text:list>
              <text:list-item>
                <text:p text:style-name="P120">Yes</text:p>
              </text:list-item>
              <text:list-item>
                <text:p text:style-name="P120">1 mL</text:p>
              </text:list-item>
              <text:list-item>
                <text:p text:style-name="P120">The syringe should be marked for 1 mL.</text:p>
              </text:list-item>
            </text:list>
          </text:list-item>
          <text:list-item>
            <text:p text:style-name="P120"><text:s/></text:p>
            <text:list>
              <text:list-item>
                <text:p text:style-name="P120">Yes, this is within the dosage range for this patient.</text:p>
              </text:list-item>
              <text:list-item>
                <text:p text:style-name="P120">0.94 mL</text:p>
              </text:list-item>
            </text:list>
          </text:list-item>
          <text:list-item>
            <text:p text:style-name="P120">11 mL</text:p>
          </text:list-item>
          <text:list-item>
            <text:p text:style-name="P120"/>
            <text:list>
              <text:list-item>
                <text:p text:style-name="P120">7.5 mL/dose</text:p>
              </text:list-item>
              <text:list-item>
                <text:p text:style-name="P120">225 mL</text:p>
              </text:list-item>
            </text:list>
          </text:list-item>
          <text:list-item>
            <text:p text:style-name="P120"><text:s/></text:p>
            <text:list>
              <text:list-item>
                <text:p text:style-name="P120">2850 mg</text:p>
              </text:list-item>
              <text:list-item>
                <text:p text:style-name="P120">22.8 mL</text:p>
              </text:list-item>
              <text:list-item>
                <text:p text:style-name="P120">11,799 mg</text:p>
              </text:list-item>
              <text:list-item>
                <text:p text:style-name="P120">94.4 mL methylprednisolone; 905.6 mL NS</text:p>
              </text:list-item>
            </text:list>
          </text:list-item>
        </text:list>
      </text:section>
      <text:p text:style-name="P5"/>
      <text:section text:style-name="Sect2" text:name="Section82">
        <text:p text:style-name="P5">Worksheet 22-2</text:p>
        <text:list xml:id="list1795549983" text:style-name="L87">
          <text:list-item>
            <text:p text:style-name="P121">80 mg</text:p>
          </text:list-item>
          <text:list-item>
            <text:p text:style-name="P121"><text:s/></text:p>
            <text:list>
              <text:list-item>
                <text:p text:style-name="P121">10,000 units</text:p>
              </text:list-item>
              <text:list-item>
                <text:p text:style-name="P121">12,545 units</text:p>
              </text:list-item>
              <text:list-item>
                <text:p text:style-name="P121">15,000 units</text:p>
              </text:list-item>
              <text:list-item>
                <text:p text:style-name="P121">17,545 units</text:p>
              </text:list-item>
              <text:list-item>
                <text:p text:style-name="P121">18,000 units</text:p>
              </text:list-item>
            </text:list>
          </text:list-item>
          <text:list-item>
            <text:p text:style-name="P121">15 hours 26 minutes</text:p>
          </text:list-item>
          <text:list-item>
            <text:p text:style-name="P121">3 hours 58 minutes</text:p>
          </text:list-item>
          <text:list-item>
            <text:p text:style-name="P121"><text:s/></text:p>
            <text:list>
              <text:list-item>
                <text:p text:style-name="P121">1718 mg/day</text:p>
              </text:list-item>
              <text:list-item>
                <text:p text:style-name="P121">286 mg/dose</text:p>
              </text:list-item>
              <text:list-item>
                <text:p text:style-name="P121">2.86 mL</text:p>
              </text:list-item>
            </text:list>
          </text:list-item>
          <text:list-item>
            <text:p text:style-name="P121"><text:s/></text:p>
            <text:list>
              <text:list-item>
                <text:p text:style-name="P121">6000 mg/day</text:p>
              </text:list-item>
              <text:list-item>
                <text:p text:style-name="P121">1500 mg/dose</text:p>
              </text:list-item>
              <text:list-item>
                <text:p text:style-name="P121">4 mL</text:p>
              </text:list-item>
            </text:list>
          </text:list-item>
          <text:list-item>
            <text:p text:style-name="P121"><text:s/></text:p>
            <text:list>
              <text:list-item>
                <text:p text:style-name="P121">800 mg</text:p>
              </text:list-item>
              <text:list-item>
                <text:p text:style-name="P121">800 mg</text:p>
              </text:list-item>
              <text:list-item>
                <text:p text:style-name="P121">800 mg</text:p>
              </text:list-item>
              <text:list-item>
                <text:p text:style-name="P121">800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
          </text:list-item>
          <text:list-item>
            <text:p text:style-name="P121"><text:s/></text:p>
            <text:list>
              <text:list-item>
                <text:p text:style-name="P121">16 mL</text:p>
              </text:list-item>
              <text:list-item>
                <text:p text:style-name="P121">16 mL</text:p>
              </text:list-item>
              <text:list-item>
                <text:p text:style-name="P121">16 mL</text:p>
              </text:list-item>
              <text:list-item>
                <text:p text:style-name="P121">16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
          </text:list-item>
          <text:list-item>
            <text:p text:style-name="P121">568 mg</text:p>
          </text:list-item>
          <text:list-item>
            <text:p text:style-name="P121">150 mg</text:p>
          </text:list-item>
          <text:list-item>
            <text:p text:style-name="P121"><text:s/></text:p>
            <text:list>
              <text:list-item>
                <text:p text:style-name="P121">3 mg</text:p>
              </text:list-item>
              <text:list-item>
                <text:p text:style-name="P121">Dispense three of the 1 mg capsules every 12 hours.</text:p>
              </text:list-item>
            </text:list>
          </text:list-item>
          <text:list-item>
            <text:p text:style-name="P121"><text:s/></text:p>
            <text:list>
              <text:list-item>
                <text:p text:style-name="P121">350 mg</text:p>
              </text:list-item>
              <text:list-item>
                <text:p text:style-name="P121">70 mL</text:p>
              </text:list-item>
              <text:list-item>
                <text:p text:style-name="P121">280 mL</text:p>
              </text:list-item>
            </text:list>
          </text:list-item>
          <text:list-item>
            <text:p text:style-name="P121">98,182 units</text:p>
          </text:list-item>
          <text:list-item>
            <text:p text:style-name="P121">The bag needs 6.75 mL so the syringe should be marked close to 6.8 mL</text:p>
          </text:list-item>
          <text:list-item>
            <text:p text:style-name="P121">The patient was underdosed</text:p>
          </text:list-item>
          <text:list-item>
            <text:p text:style-name="P121">28 tablets</text:p>
          </text:list-item>
          <text:list-item>
            <text:p text:style-name="P121"/>
            <text:list>
              <text:list-item>
                <text:p text:style-name="P121">This is within the suggested dosing guidelines.</text:p>
              </text:list-item>
              <text:list-item>
                <text:p text:style-name="P121">1 mL</text:p>
              </text:list-item>
            </text:list>
          </text:list-item>
          <text:list-item>
            <text:p text:style-name="P121"><text:s/></text:p>
            <text:list>
              <text:list-item>
                <text:p text:style-name="P121">0.5 mg</text:p>
              </text:list-item>
              <text:list-item>
                <text:p text:style-name="P121">1 mL</text:p>
              </text:list-item>
            </text:list>
          </text:list-item>
          <text:list-item>
            <text:p text:style-name="P121"><text:s/></text:p>
            <text:list>
              <text:list-item>
                <text:p text:style-name="P121">750 mg</text:p>
              </text:list-item>
              <text:list-item>
                <text:p text:style-name="P121">1125 mg</text:p>
              </text:list-item>
              <text:list-item>
                <text:p text:style-name="P121">1500 mg</text:p>
              </text:list-item>
            </text:list>
          </text:list-item>
          <text:list-item>
            <text:p text:style-name="P121"><text:s/></text:p>
            <text:list>
              <text:list-item>
                <text:p text:style-name="P121">2400 mg</text:p>
              </text:list-item>
              <text:list-item>
                <text:p text:style-name="P121">19.2 mL</text:p>
              </text:list-item>
              <text:list-item>
                <text:p text:style-name="P121">9936 mg</text:p>
              </text:list-item>
              <text:list-item>
                <text:p text:style-name="P121">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980900808" text:style-name="L88">
          <text:list-item>
            <text:p text:style-name="P122"><text:s/></text:p>
            <text:list>
              <text:list-item>
                <text:p text:style-name="P122">2 m<text:span text:style-name="T8">2</text:span></text:p>
              </text:list-item>
              <text:list-item>
                <text:p text:style-name="P122">2 m<text:span text:style-name="T8">2</text:span></text:p>
              </text:list-item>
              <text:list-item>
                <text:p text:style-name="P122">1.68 m<text:span text:style-name="T8">2</text:span></text:p>
              </text:list-item>
              <text:list-item>
                <text:p text:style-name="P122">1.6 m<text:span text:style-name="T8">2</text:span></text:p>
              </text:list-item>
            </text:list>
          </text:list-item>
          <text:list-item>
            <text:p text:style-name="P122"><text:s/></text:p>
            <text:list>
              <text:list-item>
                <text:p text:style-name="P122">0.61 m<text:span text:style-name="T8">2</text:span></text:p>
              </text:list-item>
              <text:list-item>
                <text:p text:style-name="P122">0.79 m<text:span text:style-name="T8">2</text:span></text:p>
              </text:list-item>
              <text:list-item>
                <text:p text:style-name="P122">0.86 m<text:span text:style-name="T8">2</text:span></text:p>
              </text:list-item>
              <text:list-item>
                <text:p text:style-name="P122">1.27 m<text:span text:style-name="T8">2</text:span></text:p>
              </text:list-item>
            </text:list>
          </text:list-item>
          <text:list-item>
            <text:p text:style-name="P122">38 mg</text:p>
          </text:list-item>
          <text:list-item>
            <text:p text:style-name="P122"><text:soft-page-break/>18.4 units</text:p>
          </text:list-item>
          <text:list-item>
            <text:p text:style-name="P122"><text:s/></text:p>
            <text:list>
              <text:list-item>
                <text:p text:style-name="P122">2000 mg</text:p>
              </text:list-item>
              <text:list-item>
                <text:p text:style-name="P122">Two of the 1 g vials</text:p>
              </text:list-item>
              <text:list-item>
                <text:p text:style-name="P122">52.6 mL</text:p>
              </text:list-item>
            </text:list>
          </text:list-item>
          <text:list-item>
            <text:p text:style-name="P122"><text:s/></text:p>
            <text:list>
              <text:list-item>
                <text:p text:style-name="P122">54.6 mg</text:p>
              </text:list-item>
              <text:list-item>
                <text:p text:style-name="P122">27.3 mL</text:p>
              </text:list-item>
            </text:list>
          </text:list-item>
          <text:list-item>
            <text:p text:style-name="P122">20.64 mg</text:p>
          </text:list-item>
          <text:list-item>
            <text:p text:style-name="P122">660 mg</text:p>
          </text:list-item>
          <text:list-item>
            <text:p text:style-name="P122"><text:s/></text:p>
            <text:list>
              <text:list-item>
                <text:p text:style-name="P122">9 mL/dose</text:p>
              </text:list-item>
              <text:list-item>
                <text:p text:style-name="P122">91 mL NS</text:p>
              </text:list-item>
              <text:list-item>
                <text:p text:style-name="P122">2 mL (this is the maximum dose)</text:p>
              </text:list-item>
              <text:list-item>
                <text:p text:style-name="P122">42 tablets</text:p>
              </text:list-item>
              <text:list-item>
                <text:p text:style-name="P122">42 tablets</text:p>
              </text:list-item>
            </text:list>
          </text:list-item>
          <text:list-item>
            <text:p text:style-name="P122"><text:s/></text:p>
            <text:list>
              <text:list-item>
                <text:p text:style-name="P122">99.5 mg doxorubicin; 2650 mg cyclophosphamide</text:p>
              </text:list-item>
              <text:list-item>
                <text:p text:style-name="P122">424 mg Herceptin initially (loading dose); 212 mg Herceptin weekly (maintenance dose)</text:p>
              </text:list-item>
            </text:list>
          </text:list-item>
        </text:list>
      </text:section>
      <text:p text:style-name="P5"/>
      <text:section text:style-name="Sect2" text:name="Section83">
        <text:p text:style-name="P5">Worksheet 23-2</text:p>
        <text:list xml:id="list770504141" text:style-name="L89">
          <text:list-item>
            <text:p text:style-name="P123">2.11 m<text:span text:style-name="T8">2</text:span> </text:p>
          </text:list-item>
          <text:list-item>
            <text:p text:style-name="P123"><text:s/></text:p>
            <text:list>
              <text:list-item>
                <text:p text:style-name="P123">11 mg</text:p>
              </text:list-item>
              <text:list-item>
                <text:p text:style-name="P123">154 mg</text:p>
              </text:list-item>
            </text:list>
          </text:list-item>
          <text:list-item>
            <text:p text:style-name="P123"><text:s/></text:p>
            <text:list>
              <text:list-item>
                <text:p text:style-name="P123">75 kg</text:p>
              </text:list-item>
              <text:list-item>
                <text:p text:style-name="P123">79.9 kg</text:p>
              </text:list-item>
              <text:list-item>
                <text:p text:style-name="P123">109.375 mL/min</text:p>
              </text:list-item>
              <text:list-item>
                <text:p text:style-name="P123">673 mg</text:p>
              </text:list-item>
              <text:list-item>
                <text:p text:style-name="P123">1.98 m<text:span text:style-name="T8">2</text:span> </text:p>
              </text:list-item>
              <text:list-item>
                <text:p text:style-name="P123">198 mg</text:p>
              </text:list-item>
              <text:list-item>
                <text:p text:style-name="P123">990 mg</text:p>
              </text:list-item>
            </text:list>
          </text:list-item>
          <text:list-item>
            <text:p text:style-name="P123">495 mcg/day</text:p>
          </text:list-item>
          <text:list-item>
            <text:p text:style-name="P123">3.2 g</text:p>
          </text:list-item>
          <text:list-item>
            <text:p text:style-name="P123"><text:s/></text:p>
            <text:list>
              <text:list-item>
                <text:p text:style-name="P123">447.5 mcg/day</text:p>
              </text:list-item>
              <text:list-item>
                <text:p text:style-name="P123">8.95 mcg/mL</text:p>
              </text:list-item>
              <text:list-item>
                <text:p text:style-name="P123">50 mg</text:p>
              </text:list-item>
            </text:list>
          </text:list-item>
          <text:list-item>
            <text:p text:style-name="P123">216 mg</text:p>
          </text:list-item>
          <text:list-item>
            <text:p text:style-name="P123">58.4 mg</text:p>
          </text:list-item>
          <text:list-item>
            <text:p text:style-name="P123">2.8 mL</text:p>
          </text:list-item>
          <text:list-item>
            <text:p text:style-name="P123"><text:s/></text:p>
            <text:list>
              <text:list-item>
                <text:p text:style-name="P123">1.72 m<text:span text:style-name="T8">2</text:span> </text:p>
              </text:list-item>
              <text:list-item>
                <text:p text:style-name="P123">1032 mg</text:p>
              </text:list-item>
              <text:list-item>
                <text:p text:style-name="P123">50.1 kg</text:p>
              </text:list-item>
              <text:list-item>
                <text:p text:style-name="P123">80.27 mL/min</text:p>
              </text:list-item>
              <text:list-item>
                <text:p text:style-name="P123">421 mg</text:p>
              </text:list-item>
            </text:list>
          </text:list-item>
          <text:list-item>
            <text:p text:style-name="P123">18 mg/day</text:p>
          </text:list-item>
          <text:list-item>
            <text:p text:style-name="P123">1.6 mg vincristine; 64.44 mg doxorubicin; 480 mg dexamethasone</text:p>
          </text:list-item>
          <text:list-item>
            <text:p text:style-name="P123"><text:s/></text:p>
            <text:list>
              <text:list-item>
                <text:p text:style-name="P123">1515 mg</text:p>
              </text:list-item>
              <text:list-item>
                <text:p text:style-name="P123">101 mg</text:p>
              </text:list-item>
              <text:list-item>
                <text:p text:style-name="P123">2 mg</text:p>
              </text:list-item>
              <text:list-item>
                <text:p text:style-name="P123">2 tablets</text:p>
              </text:list-item>
              <text:list-item>
                <text:p text:style-name="P123">757.5 mg</text:p>
              </text:list-item>
            </text:list>
          </text:list-item>
          <text:list-item>
            <text:p text:style-name="P123"><text:s/></text:p>
            <text:list>
              <text:list-item>
                <text:p text:style-name="P123">250 mg</text:p>
              </text:list-item>
              <text:list-item>
                <text:p text:style-name="P123">12.5 mL</text:p>
              </text:list-item>
              <text:list-item>
                <text:p text:style-name="P123">1 g</text:p>
              </text:list-item>
              <text:list-item>
                <text:p text:style-name="P123">20 mL</text:p>
              </text:list-item>
              <text:list-item>
                <text:p text:style-name="P123">40 mg</text:p>
              </text:list-item>
              <text:list-item>
                <text:p text:style-name="P123">4 mL</text:p>
              </text:list-item>
            </text:list>
          </text:list-item>
          <text:list-item>
            <text:p text:style-name="P123"><text:s/></text:p>
            <text:list>
              <text:list-item>
                <text:p text:style-name="P123">989 mg</text:p>
              </text:list-item>
              <text:list-item>
                <text:p text:style-name="P123">346 mg</text:p>
              </text:list-item>
              <text:list-item>
                <text:p text:style-name="P123">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208611600" text:style-name="L90">
          <text:list-item>
            <text:p text:style-name="P124">100 mL/hr</text:p>
          </text:list-item>
          <text:list-item>
            <text:p text:style-name="P124">104 mL/hr</text:p>
          </text:list-item>
          <text:list-item>
            <text:p text:style-name="P124">120 mL/hr</text:p>
          </text:list-item>
          <text:list-item>
            <text:p text:style-name="P124">120 mL/hr</text:p>
          </text:list-item>
          <text:list-item>
            <text:p text:style-name="P124"><text:s/></text:p>
            <text:list>
              <text:list-item>
                <text:p text:style-name="P124">750 mL/hr</text:p>
              </text:list-item>
              <text:list-item>
                <text:p text:style-name="P124">3 bags</text:p>
              </text:list-item>
            </text:list>
          </text:list-item>
          <text:list-item>
            <text:p text:style-name="P124"><text:s/></text:p>
            <text:list>
              <text:list-item>
                <text:p text:style-name="P124">23 hours 48 minutes</text:p>
              </text:list-item>
              <text:list-item>
                <text:p text:style-name="P124">42 gtt/min</text:p>
              </text:list-item>
            </text:list>
          </text:list-item>
          <text:list-item>
            <text:p text:style-name="P124">125 mL/hr</text:p>
          </text:list-item>
          <text:list-item>
            <text:p text:style-name="P124">175 mL</text:p>
          </text:list-item>
          <text:list-item>
            <text:p text:style-name="P124"><text:s/></text:p>
            <text:list>
              <text:list-item>
                <text:p text:style-name="P124">5 bags</text:p>
              </text:list-item>
              <text:list-item>
                <text:p text:style-name="P124">bag 1 – 0900 on Saturday; bag 2 – 1400 on Saturday; bag 3 – 1900 on Saturday; bag 4 – 0000 on Sunday; bag 5 – 0500 on Sunday</text:p>
              </text:list-item>
            </text:list>
          </text:list-item>
          <text:list-item>
            <text:p text:style-name="P124">42 gtt/min</text:p>
          </text:list-item>
          <text:list-item>
            <text:p text:style-name="P124">1800</text:p>
          </text:list-item>
          <text:list-item>
            <text:p text:style-name="P124"><text:s/></text:p>
            <text:list>
              <text:list-item>
                <text:p text:style-name="P124">96 mL</text:p>
              </text:list-item>
              <text:list-item>
                <text:p text:style-name="P124">19.2 mL/hr</text:p>
              </text:list-item>
              <text:list-item>
                <text:p text:style-name="P124">21 hours</text:p>
              </text:list-item>
            </text:list>
          </text:list-item>
          <text:list-item>
            <text:p text:style-name="P124"><text:s/></text:p>
            <text:list>
              <text:list-item>
                <text:p text:style-name="P124">375 mg</text:p>
              </text:list-item>
              <text:list-item>
                <text:p text:style-name="P124">8 vials</text:p>
              </text:list-item>
              <text:list-item>
                <text:p text:style-name="P124">75 mL of amphotericin B lipid complex; 300 mL of D5W</text:p>
              </text:list-item>
              <text:list-item>
                <text:p text:style-name="P124">187.5 mL/hr</text:p>
              </text:list-item>
              <text:list-item>
                <text:p text:style-name="P124">2 hours</text:p>
              </text:list-item>
              <text:list-item>
                <text:p text:style-name="P124">63 gtt/min</text:p>
              </text:list-item>
            </text:list>
          </text:list-item>
          <text:list-item>
            <text:p text:style-name="P124"><text:s/></text:p>
            <text:list>
              <text:list-item>
                <text:p text:style-name="P124">3.15 mL/hr</text:p>
              </text:list-item>
              <text:list-item>
                <text:p text:style-name="P124">75.6 mL/day</text:p>
              </text:list-item>
            </text:list>
          </text:list-item>
          <text:list-item>
            <text:p text:style-name="P124"><text:s/></text:p>
            <text:list>
              <text:list-item>
                <text:p text:style-name="P124">send 3 bags initially</text:p>
              </text:list-item>
              <text:list-item>
                <text:p text:style-name="P124">2 full bags and a partial bag with 2000 mL left</text:p>
              </text:list-item>
              <text:list-item>
                <text:p text:style-name="P124">no additional bags need to be sent</text:p>
              </text:list-item>
            </text:list>
          </text:list-item>
        </text:list>
      </text:section>
      <text:p text:style-name="P5"/>
      <text:section text:style-name="Sect2" text:name="Section86">
        <text:p text:style-name="P5"><text:soft-page-break/>Worksheet 24-2</text:p>
        <text:list xml:id="list157011997" text:style-name="L91">
          <text:list-item>
            <text:p text:style-name="P125">150 mL/hr</text:p>
          </text:list-item>
          <text:list-item>
            <text:p text:style-name="P125"><text:s/></text:p>
            <text:list>
              <text:list-item>
                <text:p text:style-name="P125">200 mL/hr</text:p>
              </text:list-item>
              <text:list-item>
                <text:p text:style-name="P125">33 gtt/min</text:p>
              </text:list-item>
            </text:list>
          </text:list-item>
          <text:list-item>
            <text:p text:style-name="P125"><text:s/></text:p>
            <text:list>
              <text:list-item>
                <text:p text:style-name="P125">156.25 mL/hr</text:p>
              </text:list-item>
              <text:list-item>
                <text:p text:style-name="P125">26 gtt/min</text:p>
              </text:list-item>
            </text:list>
          </text:list-item>
          <text:list-item>
            <text:p text:style-name="P125">90 mL/hr</text:p>
          </text:list-item>
          <text:list-item>
            <text:p text:style-name="P125">100 mL/hr</text:p>
          </text:list-item>
          <text:list-item>
            <text:p text:style-name="P125">20 gtt/min</text:p>
          </text:list-item>
          <text:list-item>
            <text:p text:style-name="P125"><text:s/></text:p>
            <text:list>
              <text:list-item>
                <text:p text:style-name="P125">8 hours 20 minutes</text:p>
              </text:list-item>
              <text:list-item>
                <text:p text:style-name="P125">30 gtt/min</text:p>
              </text:list-item>
            </text:list>
          </text:list-item>
          <text:list-item>
            <text:p text:style-name="P125">2.5 mEq KCl/hr</text:p>
          </text:list-item>
          <text:list-item>
            <text:p text:style-name="P125">280 mL</text:p>
          </text:list-item>
          <text:list-item>
            <text:p text:style-name="P125">972 mL/hr</text:p>
          </text:list-item>
          <text:list-item>
            <text:p text:style-name="P125">48 minutes</text:p>
          </text:list-item>
          <text:list-item>
            <text:p text:style-name="P125"><text:s/></text:p>
            <text:list>
              <text:list-item>
                <text:p text:style-name="P125">3 bags</text:p>
              </text:list-item>
              <text:list-item>
                <text:p text:style-name="P125">bag 1 – 1100 on day 1; bag 2 – 1900 on day 1; bag 3 – 0300 on day 2</text:p>
              </text:list-item>
              <text:list-item>
                <text:p text:style-name="P125">21 gtt/min</text:p>
              </text:list-item>
            </text:list>
          </text:list-item>
          <text:list-item>
            <text:p text:style-name="P125"><text:s/></text:p>
            <text:list>
              <text:list-item>
                <text:p text:style-name="P125">2 bags</text:p>
              </text:list-item>
              <text:list-item>
                <text:p text:style-name="P125">bag 1 – 0900 on day 1; bag 2 – 0140 on day 2</text:p>
              </text:list-item>
              <text:list-item>
                <text:p text:style-name="P125">20 gtt/min</text:p>
              </text:list-item>
            </text:list>
          </text:list-item>
          <text:list-item>
            <text:p text:style-name="P125"><text:s/></text:p>
            <text:list>
              <text:list-item>
                <text:p text:style-name="P125">130 mL/hr</text:p>
              </text:list-item>
              <text:list-item>
                <text:p text:style-name="P125">22 gtt/min</text:p>
              </text:list-item>
            </text:list>
          </text:list-item>
          <text:list-item>
            <text:p text:style-name="P125">approximately 0000 (midnight)</text:p>
          </text:list-item>
          <text:list-item>
            <text:p text:style-name="P125"><text:s/>43.4 mL/day</text:p>
          </text:list-item>
          <text:list-item>
            <text:p text:style-name="P125"/>
            <text:list>
              <text:list-item>
                <text:p text:style-name="P125">140 g</text:p>
              </text:list-item>
              <text:list-item>
                <text:p text:style-name="P125">2800 mL</text:p>
              </text:list-item>
              <text:list-item>
                <text:p text:style-name="P125">48 minutes</text:p>
              </text:list-item>
            </text:list>
          </text:list-item>
          <text:list-item>
            <text:p text:style-name="P125"><text:s/></text:p>
            <text:list>
              <text:list-item>
                <text:p text:style-name="P125">send 4 bags initially</text:p>
              </text:list-item>
              <text:list-item>
                <text:p text:style-name="P125">3 bags are left</text:p>
              </text:list-item>
              <text:list-item>
                <text:p text:style-name="P125">1 additional bag should be sent</text:p>
              </text:list-item>
            </text:list>
          </text:list-item>
        </text:list>
      </text:section>
      <text:p text:style-name="P5"/>
      <text:p text:style-name="P6">Chapter 25 - Dilutions &amp; Alligations</text:p>
      <text:p text:style-name="P5"/>
      <text:section text:style-name="Sect3" text:name="Section87">
        <text:p text:style-name="P5">Worksheet 25-1</text:p>
        <text:list xml:id="list1515122804" text:style-name="L92">
          <text:list-item>
            <text:p text:style-name="P126">The problem can be solved using either the dilution formula or a series of ratio-proportions. 3%</text:p>
          </text:list-item>
          <text:list-item>
            <text:p text:style-name="P126">The problem can be solved using either the dilution formula or a series of ratio-proportions. 0.5%</text:p>
          </text:list-item>
          <text:list-item>
            <text:p text:style-name="P126">The problem can be solved using either the dilution formula or a series of ratio-proportions. 5%</text:p>
          </text:list-item>
          <text:list-item>
            <text:p text:style-name="P126">The problem can be solved using either the dilution formula or a series of ratio-proportions. 1:3000</text:p>
          </text:list-item>
          <text:list-item>
            <text:p text:style-name="P126">The problem can be solved using either the dilution formula, a series of ratio-proportions, or the alligation method. 5200 mL half-normal saline; 5100 mL diluent</text:p>
          </text:list-item>
          <text:list-item>
            <text:p text:style-name="P126">The problem can be solved using either the dilution formula, a series of ratio-proportions, or the alligation method. 205.7 mL 70% isopropyl alcohol; 274.3 mL water</text:p>
          </text:list-item>
          <text:list-item>
            <text:p text:style-name="P126">The problem can be solved using either the dilution formula, a ratio-proportion, or the alligation method. <text:s/>4 mL <text:span text:style-name="T11">2.5% cortisone acetate suspension; 4 mL NS</text:span></text:p>
          </text:list-item>
          <text:list-item>
            <text:p text:style-name="P126">The problem can be solved using <text:s/>a series of ratio-proportions. 31.9% alcohol</text:p>
          </text:list-item>
          <text:list-item>
            <text:p text:style-name="P126">The problem can be solved using either the dilution formula or a series of ratio-proportions. 2.6% amino acid; 17.5% dextrose</text:p>
          </text:list-item>
          <text:list-item>
            <text:p text:style-name="P126">The problem can be solved using the alligation method. 192 mL of 1:10 solution; 808 mL of 1:1000 solution</text:p>
          </text:list-item>
          <text:list-item>
            <text:p text:style-name="P126">The problem can be solved using either the dilution formula, a series of ratio-proportions, or the alligation method. 48 mL of <text:span text:style-name="T11">10% povidone-iodine</text:span></text:p>
          </text:list-item>
          <text:list-item>
            <text:p text:style-name="P126">The problem can be solved using either the dilution formula, a series of ratio-proportions, or the alligation method. 1200 mL of <text:span text:style-name="T11">10% solution</text:span></text:p>
          </text:list-item>
          <text:list-item>
            <text:p text:style-name="P126">The problem can be solved using a series of ratio-proportions. 50.65%</text:p>
          </text:list-item>
          <text:list-item>
            <text:p text:style-name="P126">The problem can be solved using either the dilution formula, a series of ratio-proportions, or the alligation method. 60 mL micronutrients; 470.6 mL of 8.5% amino acids; 71.4 mL of 70% dextrose; 398 mL of sterile water.</text:p>
          </text:list-item>
          <text:list-item>
            <text:p text:style-name="P126">The problem can be solved using a series of ratio-proportions. 71.7% alcohol</text:p>
          </text:list-item>
        </text:list>
      </text:section>
      <text:p text:style-name="P5"/>
      <text:section text:style-name="Sect3" text:name="Section88">
        <text:p text:style-name="P5">Worksheet 25-2</text:p>
        <text:list xml:id="list757760886" text:style-name="L93">
          <text:list-item>
            <text:p text:style-name="P127">Mixing a substance (such as a medication) with a diluent/solvent to decrease its concentration is considered a dilution. </text:p>
          </text:list-item>
          <text:list-item>
            <text:p text:style-name="P127"><text:soft-page-break/>An alligation is when two items with different concentrations of the same substance are being mixed together and the final (or desired) concentration (which must be in-between the other two concentrations) is known. </text:p>
          </text:list-item>
          <text:list-item>
            <text:p text:style-name="P127">A mixture involves mixing 2 or more ingredients of varying concentrations together.</text:p>
          </text:list-item>
          <text:list-item>
            <text:p text:style-name="P127"><text:s/></text:p>
            <text:list>
              <text:list-item>
                <text:p text:style-name="P127">64.1 mL of 23.4% sodium chloride</text:p>
              </text:list-item>
              <text:list-item>
                <text:p text:style-name="P127">435.9 mL of SWFI</text:p>
              </text:list-item>
            </text:list>
          </text:list-item>
          <text:list-item>
            <text:p text:style-name="P127">6.25 mL of 2% stock solution</text:p>
          </text:list-item>
          <text:list-item>
            <text:p text:style-name="P127">1425 mL of 95% ethyl alcohol</text:p>
          </text:list-item>
          <text:list-item>
            <text:p text:style-name="P127">60 mL of <text:span text:style-name="T11">6.5% concentrated quaternary ammonium compound; 3840 mL of SWFI</text:span></text:p>
          </text:list-item>
          <text:list-item>
            <text:p text:style-name="P135"><text:s/></text:p>
            <text:list>
              <text:list-item>
                <text:p text:style-name="P135">200 mL</text:p>
              </text:list-item>
              <text:list-item>
                <text:p text:style-name="P135">50%</text:p>
              </text:list-item>
            </text:list>
          </text:list-item>
          <text:list-item>
            <text:p text:style-name="P135">295.6 mL of alcohol</text:p>
          </text:list-item>
          <text:list-item>
            <text:p text:style-name="P135">3 g of 10% ointment; 57 g of petrolatum</text:p>
          </text:list-item>
          <text:list-item>
            <text:p text:style-name="P135"><text:s/></text:p>
            <text:list>
              <text:list-item>
                <text:p text:style-name="P135">0.002%</text:p>
              </text:list-item>
              <text:list-item>
                <text:p text:style-name="P135">1:50,000</text:p>
              </text:list-item>
              <text:list-item>
                <text:p text:style-name="P135">20 mcg/mL</text:p>
              </text:list-item>
            </text:list>
          </text:list-item>
          <text:list-item>
            <text:p text:style-name="P135"><text:s/></text:p>
            <text:list>
              <text:list-item>
                <text:p text:style-name="P135">72.5%</text:p>
              </text:list-item>
              <text:list-item>
                <text:p text:style-name="P135">10.875 g</text:p>
              </text:list-item>
            </text:list>
          </text:list-item>
          <text:list-item>
            <text:p text:style-name="P135">0.46 mL of 14.6% sodium chloride; 2.54 mL of NS (0.9% sodium chloride)</text:p>
          </text:list-item>
          <text:list-item>
            <text:p text:style-name="P135">25 mL of 5% KMnO4 solution; 225 mL of water</text:p>
          </text:list-item>
          <text:list-item>
            <text:p text:style-name="P135">85.7 mL of 70% IPA; 34.3 mL of water</text:p>
          </text:list-item>
          <text:list-item>
            <text:p text:style-name="P135">4 mL of 0.3% tobramycin; 2 mL of NS</text:p>
          </text:list-item>
          <text:list-item>
            <text:p text:style-name="P135">1.95 mL of 80 mg/2 mL of tobramycin; 4.05 mL of 0.3% tobramycin</text:p>
          </text:list-item>
          <text:list-item>
            <text:p text:style-name="P135">150 mg of edetate; 0.5% procaine</text:p>
          </text:list-item>
          <text:list-item>
            <text:p text:style-name="P135">83.3 mL of 3% sodium hypochlorite; 916.7 mL of sterile water for irrigation</text:p>
          </text:list-item>
          <text:list-item>
            <text:p text:style-name="P135">25 mL of 3% sodium hypochlorite; 225 mL of sterile water for irrigation</text:p>
          </text:list-item>
          <text:list-item>
            <text:p text:style-name="P135"><text:s/></text:p>
            <text:list>
              <text:list-item>
                <text:p text:style-name="P135">941.2 mL of 8.5% amino acid</text:p>
              </text:list-item>
              <text:list-item>
                <text:p text:style-name="P135">542.9 mL of 70% dextrose</text:p>
              </text:list-item>
              <text:list-item>
                <text:p text:style-name="P135">2.5% lipid emulsion</text:p>
              </text:list-item>
              <text:list-item>
                <text:p text:style-name="P135">138.9 mL of sterile water</text:p>
              </text:list-item>
              <text:list-item>
                <text:p text:style-name="P135">83 mL/hr</text:p>
              </text:list-item>
              <text:list-item>
                <text:p text:style-name="P135">28 gtt/min</text:p>
              </text:list-item>
            </text:list>
          </text:list-item>
        </text:list>
      </text:section>
      <text:p text:style-name="P5"/>
      <text:p text:style-name="P6">Chapter 26 - Parenteral Nutrition</text:p>
      <text:p text:style-name="P5"/>
      <text:section text:style-name="Sect4" text:name="Section89">
        <text:p text:style-name="P5">Worksheet 26-1</text:p>
        <text:list xml:id="list2023024151" text:style-name="L94">
          <text:list-item>
            <text:p text:style-name="P128"><text:s/></text:p>
            <text:list>
              <text:list-item>
                <text:p text:style-name="P128">1000 mL of amino acid 10%; 1000 mL of dextrose 70%; 263.55 mL of SWFI; 20 mL sodium chloride; 30 mL potassium chloride; 5.9 mL magnesium sulfate; 10 mL potassium phosphate; 100 mL calcium gluconate; 10 mL MVI; 1 mL trace elements; 2 mL vitamin C; 0.55 mL regular insulin; 1 mL folic acid; 40 mL sodium acetate; 14 mL potassium acetate;2 mL sodium phosphate </text:p>
              </text:list-item>
              <text:list-item>
                <text:p text:style-name="P128">104 mL/hr</text:p>
              </text:list-item>
              <text:list-item>
                <text:p text:style-name="P128">4% amino acid; 28% dextrose</text:p>
              </text:list-item>
              <text:list-item>
                <text:p text:style-name="P128">As it comes out to 47.2 mEq/L it is likely to precipitate.</text:p>
              </text:list-item>
            </text:list>
          </text:list-item>
          <text:list-item>
            <text:p text:style-name="P128"><text:s/></text:p>
            <text:list>
              <text:list-item>
                <text:p text:style-name="P128">800 mL of amino acid 5.2%%; 800 mL of dextrose 70%; 360 mL of SWFI; 9.6 mL sodium chloride; 20 mL potassium chloride; 9.9 mL magnesium sulfate; 4 mL potassium phosphate; 14 mL calcium gluconate; 10 mL MVI; 1 mL trace elements; 4 mL vitamin C; 0.95 mL regular insulin; 1.5 mL folic acid; 35 mL sodium acetate; 20 mL potassium acetate;10 mL sodium phosphate </text:p>
              </text:list-item>
              <text:list-item>
                <text:p text:style-name="P128">83 mL/hr</text:p>
              </text:list-item>
              <text:list-item>
                <text:p text:style-name="P128">2.08% amino acid; 24.5% dextrose</text:p>
              </text:list-item>
              <text:list-item>
                <text:p text:style-name="P128">As the number is 45.255 mEq/L this will probably not precipitate.</text:p>
              </text:list-item>
            </text:list>
          </text:list-item>
          <text:list-item>
            <text:p text:style-name="P128"><text:s/></text:p>
            <text:list>
              <text:list-item>
                <text:p text:style-name="P139">1000 mL of amino acid 8.5%; 1000 mL of dextrose 70%; 826.2 mL of SWFI; 24 mL sodium chloride; 20 mL potassium chloride; 8 mL magnesium sulfate; 10 mL potassium phosphate; 50 mL calcium gluconate; 10 mL MVI; 1 mL trace elements; 2 mL vitamin C; 0.4 mL <text:soft-page-break/>regular insulin; 0.4 mL folic acid; 30 mL sodium acetate; 14 mL potassium acetate; 5 mL sodium phosphate </text:p>
              </text:list-item>
              <text:list-item>
                <text:p text:style-name="P128">125 mL/hr</text:p>
              </text:list-item>
              <text:list-item>
                <text:p text:style-name="P128">2.83% amino acid; 23.33% dextrose</text:p>
              </text:list-item>
              <text:list-item>
                <text:p text:style-name="P128">As the number is 37.75 mEq/L this will probably not precipitate.</text:p>
              </text:list-item>
            </text:list>
          </text:list-item>
        </text:list>
      </text:section>
      <text:p text:style-name="P5"/>
      <text:section text:style-name="Sect4" text:name="Section90">
        <text:p text:style-name="P5">Worksheet 26-2</text:p>
        <text:list xml:id="list2051999821" text:style-name="L95">
          <text:list-item>
            <text:p text:style-name="P129">59.3 kg</text:p>
          </text:list-item>
          <text:list-item>
            <text:p text:style-name="P129">1346.6 kcal</text:p>
          </text:list-item>
          <text:list-item>
            <text:p text:style-name="P129">2801 kcal</text:p>
          </text:list-item>
          <text:list-item>
            <text:p text:style-name="P129">77.1 g; 308.4 kcal</text:p>
          </text:list-item>
          <text:list-item>
            <text:p text:style-name="P129">840.3 kcal; 93.4 g</text:p>
          </text:list-item>
          <text:list-item>
            <text:p text:style-name="P129">1652.3 kcal 486 g</text:p>
          </text:list-item>
          <text:list-item>
            <text:p text:style-name="P129">2.34 m<text:span text:style-name="T8">2</text:span></text:p>
          </text:list-item>
          <text:list-item>
            <text:p text:style-name="P129">3510 mL</text:p>
          </text:list-item>
          <text:list-item>
            <text:p text:style-name="P129">sodium chloride 87.75 mEq; potassium chloride 35.1 mEq; potassium acetate 70.2 mEq; calcium gluconate 15.8 mEq; potassium phosphate 52.7 mMol; magnesium sulfate 17.55 mEq</text:p>
          </text:list-item>
          <text:list-item>
            <text:p text:style-name="P129">Amino Acid – 77.1 g – 907.1 mL; Dextrose – 486 g – 694.3 mL; Lipid Emulsion – 93.4 g – 467 mL; Sterile Water for Irrigation – q.s. 3510 mL – 1295.15 mL; sodium chloride – 87.75 mEq – 21.9 mL; potassium chloride – 35.1 mEq – 17.55 mL; potassium acetate – 70.2 mEq – 35.1 mL; calcium gluconate – 15.8 mEq – 34 mL; potassium phosphate – 52.7 mMol – 17.6 mL; magnesium sulfate – 17.55 mEq – 4.3 mL; folic acid – 5 mg – 1 mL; MVI – 1 vial – 10 mL; trace elements – 1 vial – 1 mL; famotidine – 40 mg – 4 mL</text:p>
          </text:list-item>
          <text:list-item>
            <text:p text:style-name="P129">140.4 mL/hr</text:p>
          </text:list-item>
          <text:list-item>
            <text:p text:style-name="P129">47 gtt/min</text:p>
          </text:list-item>
          <text:list-item>
            <text:p text:style-name="P129">Since it comes out to 34.5 mEq/L it should not precipitate.</text:p>
          </text:list-item>
          <text:list-item>
            <text:p text:style-name="P129">13.8% dextrose; 2.2% amino acids</text:p>
          </text:list-item>
          <text:list-item>
            <text:p text:style-name="P129">The estimated osmolarity is 910 mOsmol/L which should be able to be infused peripherally, but remember that this is only an estimated answer.</text:p>
          </text:list-item>
        </text:list>
      </text:section>
      <text:p text:style-name="P2"/>
      <text:p text:style-name="P2"/>
      <text:p text:style-name="P2"/>
      <text:p text:style-name="P2"/>
      <text:p text:style-name="P2"/>
      <text:p text:style-name="P2"/>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0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3-04T18:51:26</dc:date>
    <dc:creator>Sean Parsons</dc:creator>
    <meta:editing-duration>P3DT6H10M34S</meta:editing-duration>
    <meta:editing-cycles>61</meta:editing-cycles>
    <meta:generator>LibreOffice/3.3$Linux LibreOffice_project/330m19$Build-301</meta:generator>
    <meta:printed-by>Sean Parsons</meta:printed-by>
    <meta:print-date>2011-08-26T14:01:47</meta:print-date>
    <meta:document-statistic meta:table-count="7" meta:image-count="33" meta:object-count="246" meta:page-count="38" meta:paragraph-count="3107" meta:word-count="11558" meta:character-count="51937"/>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